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1.8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977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64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40">
      <style:text-properties fo:font-weight="bold" style:font-weight-asian="bold" style:font-weight-complex="bold"/>
    </style:style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0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40"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ext-properties fo:font-weight="normal" style:font-weight-asian="normal" style:font-weight-complex="normal"/>
    </style:style>
    <style:style style:name="ce5" style:family="table-cell" style:parent-style-name="Default" style:data-style-name="N41"/>
    <style:style style:name="ce6" style:family="table-cell" style:parent-style-name="Default" style:data-style-name="N40"/>
    <style:style style:name="ce7" style:family="table-cell" style:parent-style-name="Default" style:data-style-name="N111"/>
    <style:style style:name="ce29" style:family="table-cell" style:parent-style-name="Default" style:data-style-name="N112"/>
    <style:style style:name="ce9" style:family="table-cell" style:parent-style-name="Default" style:data-style-name="N10"/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"/>
    <style:style style:name="ce33" style:family="table-cell" style:parent-style-name="Default" style:data-style-name="N0"/>
    <style:style style:name="ce3" style:family="table-cell" style:parent-style-name="Default" style:data-style-name="N2"/>
    <style:style style:name="ce25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normal" style:font-weight-complex="normal" fo:font-weight="normal"/>
    </style:style>
    <style:style style:name="T4" style:family="text">
      <style:text-properties style:font-weight-complex="normal" style:font-weight-asian="normal" fo:font-weight="normal"/>
    </style:style>
    <style:style style:name="T5" style:family="text">
      <style:text-properties style:text-underline-style="none" style:text-underline-color="font-color" style:text-line-through-mode="continuous" style:font-style-asian="normal" style:font-weight-complex="normal" style:font-weight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fo:font-weight="normal" style:text-outline="false" fo:text-shadow="none" style:text-line-through-type="none"/>
    </style:style>
    <style:style style:name="T6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style:font-weight-complex="bold" fo:font-weight="bold" style:font-weight-asian="bold"/>
    </style:style>
    <style:style style:name="T7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fo:font-weight="normal" style:font-weight-asian="normal" style:font-weight-complex="normal"/>
    </style:style>
    <style:style style:name="T8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fo:font-weight="bold" style:font-weight-asian="bold" style:font-weight-complex="bold"/>
    </style:style>
    <style:style style:name="T9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style:font-weight-asian="bold" fo:font-weight="bold" style:font-weight-complex="bold"/>
    </style:style>
    <style:style style:name="T11" style:family="text">
      <style:text-properties style:text-underline-style="none" style:text-underline-color="font-color" style:text-line-through-mode="continuous" style:font-style-asian="normal" style:font-size-asian="10pt" style:font-name-complex="Lohit Devanagari" style:language-complex="hi" style:country-complex="IN" fo:font-size="10pt" style:language-asian="zh" style:country-asian="CN" style:font-name="Liberation Sans" style:font-size-complex="10pt" fo:font-style="normal" fo:language="en" fo:country="GB" style:font-style-complex="normal" style:text-emphasize="none" style:font-relief="none" style:text-overline-style="none" style:text-overline-color="font-color" style:font-name-asian="Noto Sans CJK SC" style:text-outline="false" fo:text-shadow="none" style:text-line-through-type="none" style:font-weight-asian="normal"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default-cell-style-name="ce10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8" table:default-cell-style-name="ce6"/>
        <table:table-column table:style-name="co7" table:default-cell-style-name="ce6"/>
        <table:table-column table:style-name="co15" table:default-cell-style-name="ce6"/>
        <table:table-column table:style-name="co5" table:default-cell-style-name="ce6"/>
        <table:table-column table:style-name="co5" table:default-cell-style-name="ce9"/>
        <table:table-column table:style-name="co16" table:default-cell-style-name="ce9"/>
        <table:table-column table:style-name="co5" table:default-cell-style-name="ce9"/>
        <table:table-column table:style-name="co17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83" table:default-cell-style-name="Default"/>
        <table:table-row table:style-name="ro1">
          <table:table-cell table:number-columns-repeated="9"/>
          <table:table-cell table:style-name="ce24" office:value-type="string" calcext:value-type="string">
            <text:p>EV Energy Use, Travel Time and Charge Time Calculator</text:p>
          </table:table-cell>
          <table:table-cell table:style-name="ce9"/>
          <table:table-cell table:number-columns-repeated="8"/>
          <table:table-cell table:style-name="ce7"/>
          <table:table-cell/>
          <table:table-cell table:style-name="Default"/>
          <table:table-cell table:style-name="ce9"/>
          <table:table-cell table:number-columns-repeated="19"/>
          <table:table-cell table:style-name="ce3" table:number-columns-repeated="3"/>
          <table:table-cell table:number-columns-repeated="979"/>
        </table:table-row>
        <table:table-row table:style-name="ro2">
          <table:table-cell table:style-name="ce11" office:value-type="string" calcext:value-type="string">
            <text:p>Stage Source and Destination</text:p>
          </table:table-cell>
          <table:table-cell table:style-name="ce11" office:value-type="string" calcext:value-type="string">
            <text:p>Dist</text:p>
          </table:table-cell>
          <table:table-cell table:style-name="ce11" office:value-type="string" calcext:value-type="string">
            <text:p>Chosen</text:p>
            <text:p>Speed</text:p>
          </table:table-cell>
          <table:table-cell table:style-name="ce11" office:value-type="string" calcext:value-type="string">
            <text:p>Aux</text:p>
            <text:p>Power</text:p>
            <text:p>KW</text:p>
          </table:table-cell>
          <table:table-cell table:style-name="ce11" office:value-type="string" calcext:value-type="string">
            <text:p>Charge</text:p>
            <text:p>Speed</text:p>
            <text:p>@Dest</text:p>
            <text:p>KW</text:p>
          </table:table-cell>
          <table:table-cell table:style-name="ce13" office:value-type="string" calcext:value-type="string">
            <text:p>Depart</text:p>
            <text:p>Time</text:p>
          </table:table-cell>
          <table:table-cell table:style-name="ce14" office:value-type="string" calcext:value-type="string">
            <text:p>Depart</text:p>
            <text:p>Date</text:p>
          </table:table-cell>
          <table:table-cell table:style-name="ce13" office:value-type="string" calcext:value-type="string">
            <text:p>Time</text:p>
            <text:p>Adjust</text:p>
          </table:table-cell>
          <table:table-cell table:style-name="ce15" office:value-type="string" calcext:value-type="string">
            <text:p>SOC</text:p>
            <text:p>After</text:p>
            <text:p>Charge</text:p>
          </table:table-cell>
          <table:table-cell table:style-name="ce15"/>
          <table:table-cell table:style-name="ce16" office:value-type="string" calcext:value-type="string">
            <text:p>Daily</text:p>
            <text:p>Dist</text:p>
          </table:table-cell>
          <table:table-cell table:style-name="ce13" office:value-type="string" calcext:value-type="string">
            <text:p>Stage</text:p>
            <text:p>Travel</text:p>
            <text:p>Time</text:p>
          </table:table-cell>
          <table:table-cell table:style-name="ce13" office:value-type="string" calcext:value-type="string">
            <text:p>Arrival</text:p>
            <text:p>Time</text:p>
            <text:p>@Dest</text:p>
          </table:table-cell>
          <table:table-cell table:style-name="ce13" office:value-type="string" calcext:value-type="string">
            <text:p>Charge</text:p>
            <text:p>Time</text:p>
          </table:table-cell>
          <table:table-cell table:style-name="ce13" office:value-type="string" calcext:value-type="string">
            <text:p>Travel+</text:p>
            <text:p>Charge</text:p>
            <text:p>Time</text:p>
          </table:table-cell>
          <table:table-cell table:style-name="ce13" office:value-type="string" calcext:value-type="string">
            <text:p>Depart</text:p>
            <text:p>Time</text:p>
            <text:p>From</text:p>
            <text:p>Dest</text:p>
          </table:table-cell>
          <table:table-cell table:style-name="ce13" office:value-type="string" calcext:value-type="string">
            <text:p>Sum</text:p>
            <text:p>Travel</text:p>
            <text:p>Time</text:p>
          </table:table-cell>
          <table:table-cell table:style-name="ce13" office:value-type="string" calcext:value-type="string">
            <text:p>Daily</text:p>
            <text:p>Sum</text:p>
            <text:p>Time</text:p>
          </table:table-cell>
          <table:table-cell table:style-name="ce13" office:value-type="string" calcext:value-type="string">
            <text:p>Target</text:p>
            <text:p>Energy</text:p>
            <text:p>Use</text:p>
            <text:p>Wh/km</text:p>
          </table:table-cell>
          <table:table-cell table:style-name="ce15" office:value-type="string" calcext:value-type="string">
            <text:p>Energy</text:p>
            <text:p>Used</text:p>
          </table:table-cell>
          <table:table-cell table:style-name="ce15" office:value-type="string" calcext:value-type="string">
            <text:p>SOC</text:p>
            <text:p>Before</text:p>
            <text:p>Charge</text:p>
          </table:table-cell>
          <table:table-cell table:style-name="ce15" office:value-type="string" calcext:value-type="string">
            <text:p>Charge</text:p>
            <text:p>@Dest</text:p>
          </table:table-cell>
          <table:table-cell table:style-name="ce11" table:number-columns-repeated="2"/>
          <table:table-cell office:value-type="string" calcext:value-type="string">
            <text:p>Travel</text:p>
            <text:p>Time</text:p>
            <text:p>@80km/h</text:p>
          </table:table-cell>
          <table:table-cell office:value-type="string" calcext:value-type="string">
            <text:p>Recharge</text:p>
            <text:p>Time</text:p>
            <text:p>@80km/h</text:p>
          </table:table-cell>
          <table:table-cell office:value-type="string" calcext:value-type="string">
            <text:p>Travel</text:p>
            <text:p>Time</text:p>
            <text:p>@90km/h</text:p>
          </table:table-cell>
          <table:table-cell office:value-type="string" calcext:value-type="string">
            <text:p>Recharge</text:p>
            <text:p>Time</text:p>
            <text:p>@90km/h</text:p>
          </table:table-cell>
          <table:table-cell office:value-type="string" calcext:value-type="string">
            <text:p>Travel</text:p>
            <text:p>Time</text:p>
            <text:p>@100km/h</text:p>
          </table:table-cell>
          <table:table-cell office:value-type="string" calcext:value-type="string">
            <text:p>Recharge</text:p>
            <text:p>Time</text:p>
            <text:p>@100km/h</text:p>
          </table:table-cell>
          <table:table-cell office:value-type="string" calcext:value-type="string">
            <text:p>Travel</text:p>
            <text:p>Time</text:p>
            <text:p>@110km/h</text:p>
          </table:table-cell>
          <table:table-cell office:value-type="string" calcext:value-type="string">
            <text:p>Recharge</text:p>
            <text:p>Time</text:p>
            <text:p>@110km/h</text:p>
          </table:table-cell>
          <table:table-cell office:value-type="string" calcext:value-type="string">
            <text:p>Travel +</text:p>
            <text:p>Charge</text:p>
            <text:p>Time</text:p>
            <text:p>@80km/h</text:p>
          </table:table-cell>
          <table:table-cell office:value-type="string" calcext:value-type="string">
            <text:p>Travel +</text:p>
            <text:p>Charge</text:p>
            <text:p>Time</text:p>
            <text:p>@90km/h</text:p>
          </table:table-cell>
          <table:table-cell office:value-type="string" calcext:value-type="string">
            <text:p>Travel +</text:p>
            <text:p>Charge</text:p>
            <text:p>Time</text:p>
            <text:p>@100km/h</text:p>
          </table:table-cell>
          <table:table-cell office:value-type="string" calcext:value-type="string">
            <text:p>Travel +</text:p>
            <text:p>Charge</text:p>
            <text:p>Time</text:p>
            <text:p>@110km/h</text:p>
          </table:table-cell>
          <table:table-cell office:value-type="string" calcext:value-type="string">
            <text:p>Energy</text:p>
            <text:p>Used</text:p>
            <text:p>@80km/h</text:p>
          </table:table-cell>
          <table:table-cell office:value-type="string" calcext:value-type="string">
            <text:p>Energy</text:p>
            <text:p>Used</text:p>
            <text:p>@90km/h</text:p>
          </table:table-cell>
          <table:table-cell office:value-type="string" calcext:value-type="string">
            <text:p>Energy</text:p>
            <text:p>Used</text:p>
            <text:p>@100km/h</text:p>
          </table:table-cell>
          <table:table-cell office:value-type="string" calcext:value-type="string">
            <text:p>Energy</text:p>
            <text:p>Used</text:p>
            <text:p>@110km/h</text:p>
          </table:table-cell>
          <table:table-cell table:style-name="ce3"/>
          <table:table-cell table:style-name="ce25" table:number-columns-repeated="3"/>
          <table:table-cell table:style-name="ce11" table:number-columns-repeated="980"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1" office:value-type="string" calcext:value-type="string">
            <text:p>Dist:<text:span text:style-name="T1"> Enter distance from Source to Destination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1" office:value-type="string" calcext:value-type="string">
            <text:p>Chosen Speed: <text:span text:style-name="T1">Enter Chosen Travel speed between source and destination, higher speed will increase energy consumption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1" office:value-type="string" calcext:value-type="string">
            <text:p>Aux Power KW: <text:span text:style-name="T1">Enter Auxiliary power used by EV during travel, my Tesla Model X uses around 0.5kW without air conditioning or heater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1" office:value-type="string" calcext:value-type="string">
            <text:p>Charge Speed @Dest KW:<text:span text:style-name="T1"> Enter average charge rate if charging at destination  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Depart Time: <text:span text:style-name="T1">Enter departure time from </text:span><text:span text:style-name="T2">Source</text:span><text:span text:style-name="T1">. If no time specified spreadsheet will calculate departure tim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4" office:value-type="string" calcext:value-type="string">
            <text:p>Depart Date:<text:span text:style-name="T1"> Enter departure date from </text:span><text:span text:style-name="T2">Source</text:span><text:span text:style-name="T1"> if departure date from source is different to the date of arrival at the </text:span><text:span text:style-name="T2">sourc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Time Adjust: <text:span text:style-name="T1">Enter difference between time zones if time zone crossed.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5" office:value-type="string" calcext:value-type="string">
            <text:p>SOC After Charge:<text:span text:style-name="T1"> Enter Battery SOC you want to charge to at destination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5" office:value-type="string" calcext:value-type="string">
            <text:p><text:span text:style-name="T1">All entries to the right of </text:span><text:span text:style-name="T2">SOC After Charge </text:span><text:span text:style-name="T1">are calculated, making changes here might give strange results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6" office:value-type="string" calcext:value-type="string">
            <text:p>Daily Distance:<text:span text:style-name="T1"> This is the daily distance travelled up to and including this stage, reset by specifying a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Stage Travel Time: <text:span text:style-name="T1">Time take to travel this stage at the given </text:span><text:span text:style-name="T2">Chosen Speed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Arrival Time @Dest:<text:span text:style-name="T1"> Arrival time at destination given </text:span><text:span text:style-name="T2">Chosen Speed</text:span><text:span text:style-name="T1"> and </text:span><text:span text:style-name="T2">Dist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7" office:value-type="string" calcext:value-type="string">
            <text:p><text:span text:style-name="T2">Charge Time:</text:span><text:span text:style-name="T1"> Amount of time needed to charge to </text:span><text:span text:style-name="T2">SOC After Charge</text:span><text:span text:style-name="T1"> at the charge speed specified in </text:span><text:span text:style-name="T2">Charge Speed @Dest kW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Travel+Charge Time:<text:span text:style-name="T1"> Time taken to travel last stage and charge at the destination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Sum Travel Time:<text:span text:style-name="T1"> This is the sum of the travel time for the current day, reset by specifying a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Daily Sum Time:<text:span text:style-name="T1"> Total time taken to travel and charge for all stages travelled in the current day. Reset by specifying new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3" office:value-type="string" calcext:value-type="string">
            <text:p>Target Energy Use Wh/km</text:p>
          </table:table-cell>
          <table:table-cell office:value-type="string" calcext:value-type="string">
            <text:p>Target energy use to get to destination with battery SOC at <text:span text:style-name="T2">SOC Before Charge</text:span></text:p>
          </table:table-cell>
          <table:table-cell table:number-columns-repeated="8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3">
          <table:table-cell table:style-name="ce11" office:value-type="string" calcext:value-type="string">
            <text:p>Energy Used:<text:span text:style-name="T3"> Energy used to travel current stage given </text:span><text:span text:style-name="T2">Dist</text:span><text:span text:style-name="T4"> travelled, </text:span><text:span text:style-name="T2">Chosen Speed</text:span><text:span text:style-name="T1">, and </text:span><text:span text:style-name="T2">Aux Power</text:span></text:p>
            <text:p><text:span text:style-name="T5">                      Formula is</text:span><text:span text:style-name="T6">  </text:span><text:span text:style-name="T7">‘</text:span><text:span text:style-name="T8">Stage Travel Time</text:span><text:span text:style-name="T7">’x’</text:span><text:span text:style-name="T6">Aux Power kW</text:span><text:span text:style-name="T9">’+(’</text:span><text:span text:style-name="T10">kW/km@100km/h’</text:span><text:span text:style-name="T11">x’</text:span><text:span text:style-name="T8">Dist</text:span><text:span text:style-name="T7">’x’</text:span><text:span text:style-name="T8">Chosen Speed</text:span><text:span text:style-name="T7">’)/100</text:span></text:p>
          </table:table-cell>
          <table:table-cell table:number-columns-repeated="4"/>
          <table:table-cell table:style-name="Default" table:number-columns-repeated="5"/>
          <table:table-cell table:style-name="ce11"/>
          <table:table-cell table:style-name="Default" table:number-columns-repeated="11"/>
          <table:table-cell table:number-columns-repeated="1002"/>
        </table:table-row>
        <table:table-row table:style-name="ro1">
          <table:table-cell table:style-name="ce13" office:value-type="string" calcext:value-type="string">
            <text:p>SOC Before Charge:<text:span text:style-name="T1"> Calculated battery SOC after travelling current stag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7" office:value-type="string" calcext:value-type="string">
            <text:p><text:span text:style-name="T2">Charge @Dest:</text:span><text:span text:style-name="T1"> Amount of charge necessary to charge to </text:span><text:span text:style-name="T2">SOC After Charge</text:span>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17" office:value-type="string" calcext:value-type="string">
            <text:p>Information displayed to the right of the main table gives information at different speeds so you can see how speed affects charging time and overall time</text:p>
          </table:table-cell>
          <table:table-cell table:number-columns-repeated="9"/>
          <table:table-cell table:style-name="ce9"/>
          <table:table-cell table:number-columns-repeated="8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1">
          <table:table-cell table:style-name="ce23"/>
          <table:table-cell table:number-columns-repeated="9"/>
          <table:table-cell table:style-name="ce9"/>
          <table:table-cell table:number-columns-repeated="7"/>
          <table:table-cell table:style-name="ce33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79"/>
        </table:table-row>
        <table:table-row table:style-name="ro4">
          <table:table-cell table:style-name="ce11" office:value-type="string" calcext:value-type="string">
            <text:p>kW/km@100km/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Enter amount of energy needed to travel one km at 100km/h </text:p>
          </table:table-cell>
          <table:table-cell table:number-columns-repeated="33"/>
          <table:table-cell table:formula="of:=[.$B$26]*80/100" office:value-type="float" office:value="0.16" calcext:value-type="float">
            <text:p>0.16</text:p>
          </table:table-cell>
          <table:table-cell table:formula="of:=[.$B$26]*90/100" office:value-type="float" office:value="0.18" calcext:value-type="float">
            <text:p>0.18</text:p>
          </table:table-cell>
          <table:table-cell table:formula="of:=[.$B$26]*100/100" office:value-type="float" office:value="0.2" calcext:value-type="float">
            <text:p>0.2</text:p>
          </table:table-cell>
          <table:table-cell table:formula="of:=[.$B$26]*110/100" office:value-type="float" office:value="0.22" calcext:value-type="float">
            <text:p>0.22</text:p>
          </table:table-cell>
          <table:table-cell table:style-name="ce3" table:number-columns-repeated="4"/>
          <table:table-cell table:number-columns-repeated="980"/>
        </table:table-row>
        <table:table-row table:style-name="ro4">
          <table:table-cell table:style-name="ce11" office:value-type="string" calcext:value-type="string">
            <text:p>Usable Battery Capacity kW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nter usable battery capacity, my Long Range Tesla Model X has a nominal battery capacity of 100kWh, Usable Battery Capacity is reported by Scan my Tesla as 87kWh</text:p>
          </table:table-cell>
          <table:table-cell table:number-columns-repeated="37"/>
          <table:table-cell table:style-name="ce3" table:number-columns-repeated="4"/>
          <table:table-cell table:number-columns-repeated="980"/>
        </table:table-row>
        <table:table-row table:style-name="ro4">
          <table:table-cell table:style-name="ce11"/>
          <table:table-cell table:number-columns-repeated="39"/>
          <table:table-cell table:style-name="ce3" table:number-columns-repeated="4"/>
          <table:table-cell table:number-columns-repeated="980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 table:number-columns-repeated="31"/>
          <table:table-cell table:style-name="ce3" table:number-columns-repeated="4"/>
          <table:table-cell table:number-columns-repeated="980"/>
        </table:table-row>
        <table:table-row table:style-name="ro4">
          <table:table-cell office:value-type="string" calcext:value-type="string">
            <text:p>home to William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time" office:time-value="PT08H00M00S" calcext:value-type="time">
            <text:p>08:00</text:p>
          </table:table-cell>
          <table:table-cell office:value-type="date" office:date-value="2021-08-31" calcext:value-type="date">
            <text:p>Tue, 31</text:p>
          </table:table-cell>
          <table:table-cell table:style-name="ce29"/>
          <table:table-cell office:value-type="percentage" office:value="0.979841954022989" calcext:value-type="percentage">
            <text:p>98%</text:p>
          </table:table-cell>
          <table:table-cell/>
          <table:table-cell table:formula="of:=IF([.F30];[.B30];[.B30]+[.K29])" office:value-type="float" office:value="100" calcext:value-type="float">
            <text:p>100</text:p>
          </table:table-cell>
          <table:table-cell table:formula="of:=TIME([.B30]/[.C30];0;0)" office:value-type="time" office:time-value="PT01H15M00S" calcext:value-type="time">
            <text:p>01:15</text:p>
          </table:table-cell>
          <table:table-cell table:formula="of:=IF([.F30];[.L30]+[.F30]+[.H30];[.P29]+[.L30]+[.H30])" office:value-type="time" office:time-value="PT09H15M00S" calcext:value-type="time">
            <text:p>09:15</text:p>
          </table:table-cell>
          <table:table-cell table:formula="of:=IF([.I30];TIME([.V30]*[.$B$27]/[.E30];0;0);0)" office:value-type="time" office:time-value="PT00H17M50.73S" calcext:value-type="time">
            <text:p>00:17</text:p>
          </table:table-cell>
          <table:table-cell table:formula="of:=[.L30]+[.N30]" office:value-type="time" office:time-value="PT01H32M50.73S" calcext:value-type="time">
            <text:p>01:32</text:p>
          </table:table-cell>
          <table:table-cell table:formula="of:=IF([.F31];[.F31];[.M30]+[.N30])" office:value-type="time" office:time-value="PT09H32M50.73S" calcext:value-type="time">
            <text:p>09:32</text:p>
          </table:table-cell>
          <table:table-cell table:formula="of:=IF([.G30];[.L30];[.L30]+[.Q29])" office:value-type="time" office:time-value="PT01H15M00S" calcext:value-type="time">
            <text:p>01:15</text:p>
          </table:table-cell>
          <table:table-cell table:formula="of:=IF([.G30];[.O30];[.O30]+[.R29])" office:value-type="time" office:time-value="PT01H32M50.73S" calcext:value-type="time">
            <text:p>01:32</text:p>
          </table:table-cell>
          <table:table-cell table:style-name="ce10" table:formula="of:=1000*(([.$B$26]*[.B30]*[.C30]/100)+[.D30]*[.L30]*24)/[.B30]" office:value-type="float" office:value="166.25" calcext:value-type="float">
            <text:p>166</text:p>
          </table:table-cell>
          <table:table-cell table:formula="of:=(([.$B$26]*[.B30]*[.C30]/100)+[.D30]*[.L30]*24)/[.$B$27]" office:value-type="percentage" office:value="0.191091954022989" calcext:value-type="percentage">
            <text:p>19%</text:p>
          </table:table-cell>
          <table:table-cell table:formula="of:=IF([.I29];[.I29]-[.T30];[.U29]-[.T30])" office:value-type="percentage" office:value="0.808908045977011" calcext:value-type="percentage">
            <text:p>81%</text:p>
          </table:table-cell>
          <table:table-cell table:formula="of:=IF([.I30];[.I30]-[.U30];)" office:value-type="percentage" office:value="0.170933908045978" calcext:value-type="percentage">
            <text:p>17%</text:p>
          </table:table-cell>
          <table:table-cell table:number-columns-repeated="2"/>
          <table:table-cell table:style-name="ce5" table:formula="of:=TIME([.$B30]/80;0;0)" office:value-type="time" office:time-value="PT01H15M00S" calcext:value-type="time">
            <text:p>01:15:00</text:p>
          </table:table-cell>
          <table:table-cell table:style-name="ce6" table:formula="of:=IF([.$E30];TIME([.AK30]/[.E30];0;0);)" office:value-type="time" office:time-value="PT00H19M12S" calcext:value-type="time">
            <text:p>00:19</text:p>
          </table:table-cell>
          <table:table-cell table:style-name="ce5" table:formula="of:=TIME([.$B30]/90;0;0)" office:value-type="time" office:time-value="PT01H06M40S" calcext:value-type="time">
            <text:p>01:06:40</text:p>
          </table:table-cell>
          <table:table-cell table:style-name="ce6" table:formula="of:=IF([.$E30];TIME([.AL30]/[.$E30];0;0);)" office:value-type="time" office:time-value="PT00H21M36S" calcext:value-type="time">
            <text:p>00:21</text:p>
          </table:table-cell>
          <table:table-cell table:style-name="ce5" table:formula="of:=TIME([.$B30]/100;0;0)" office:value-type="time" office:time-value="PT01H00M00S" calcext:value-type="time">
            <text:p>01:00:00</text:p>
          </table:table-cell>
          <table:table-cell table:style-name="ce6" table:formula="of:=IF([.$E30];TIME([.AM30]/[.$E30];0;0);)" office:value-type="time" office:time-value="PT00H24M00S" calcext:value-type="time">
            <text:p>00:24</text:p>
          </table:table-cell>
          <table:table-cell table:style-name="ce5" table:formula="of:=TIME([.$B30]/110;0;0)" office:value-type="time" office:time-value="PT00H54M32.727272727S" calcext:value-type="time">
            <text:p>00:54:32</text:p>
          </table:table-cell>
          <table:table-cell table:style-name="ce6" table:formula="of:=IF([.$E30];TIME([.AN30]/[.$E30];0;0);)" office:value-type="time" office:time-value="PT00H26M24S" calcext:value-type="time">
            <text:p>00:26</text:p>
          </table:table-cell>
          <table:table-cell table:style-name="ce6" table:formula="of:=[.Y30]+[.Z30]" office:value-type="time" office:time-value="PT01H34M12S" calcext:value-type="time">
            <text:p>01:34</text:p>
          </table:table-cell>
          <table:table-cell table:style-name="ce6" table:formula="of:=[.AA30]+[.AB30]" office:value-type="time" office:time-value="PT01H28M16S" calcext:value-type="time">
            <text:p>01:28</text:p>
          </table:table-cell>
          <table:table-cell table:style-name="ce6" table:formula="of:=[.AC30]+[.AD30]" office:value-type="time" office:time-value="PT01H24M00S" calcext:value-type="time">
            <text:p>01:24</text:p>
          </table:table-cell>
          <table:table-cell table:style-name="ce6" table:formula="of:=[.AE30]+[.AF30]" office:value-type="time" office:time-value="PT01H20M56.727273S" calcext:value-type="time">
            <text:p>01:20</text:p>
          </table:table-cell>
          <table:table-cell table:formula="of:=[.$B30]*[.AK$26]" office:value-type="float" office:value="16" calcext:value-type="float">
            <text:p>16</text:p>
          </table:table-cell>
          <table:table-cell table:formula="of:=[.$B30]*[.AL$26]" office:value-type="float" office:value="18" calcext:value-type="float">
            <text:p>18</text:p>
          </table:table-cell>
          <table:table-cell table:formula="of:=[.$B30]*[.AM$26]" office:value-type="float" office:value="20" calcext:value-type="float">
            <text:p>20</text:p>
          </table:table-cell>
          <table:table-cell table:formula="of:=[.$B30]*[.AN$26]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980"/>
        </table:table-row>
        <table:table-row table:style-name="ro4">
          <table:table-cell office:value-type="string" calcext:value-type="string">
            <text:p>Williams to Lake Grace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75100574712644" calcext:value-type="percentage">
            <text:p>98%</text:p>
          </table:table-cell>
          <table:table-cell/>
          <table:table-cell table:formula="of:=IF([.F31];[.B31];[.B31]+[.K30])" office:value-type="float" office:value="265" calcext:value-type="float">
            <text:p>265</text:p>
          </table:table-cell>
          <table:table-cell table:formula="of:=TIME([.B31]/[.C31];0;0)" office:value-type="time" office:time-value="PT01H30M00S" calcext:value-type="time">
            <text:p>01:30</text:p>
          </table:table-cell>
          <table:table-cell table:formula="of:=IF([.F31];[.L31]+[.F31]+[.H31];[.P30]+[.L31]+[.H31])" office:value-type="time" office:time-value="PT11H02M50.73S" calcext:value-type="time">
            <text:p>11:02</text:p>
          </table:table-cell>
          <table:table-cell table:formula="of:=IF([.I31];TIME([.V31]*[.$B$27]/[.E31];0;0);0)" office:value-type="time" office:time-value="PT00H43M57.9S" calcext:value-type="time">
            <text:p>00:43</text:p>
          </table:table-cell>
          <table:table-cell table:formula="of:=[.L31]+[.N31]" office:value-type="time" office:time-value="PT02H13M57.9S" calcext:value-type="time">
            <text:p>02:13</text:p>
          </table:table-cell>
          <table:table-cell table:formula="of:=IF([.F32];[.F32];[.M31]+[.N31])" office:value-type="time" office:time-value="PT11H46M48.63S" calcext:value-type="time">
            <text:p>11:46</text:p>
          </table:table-cell>
          <table:table-cell table:formula="of:=IF([.G31];[.L31];[.L31]+[.Q30])" office:value-type="time" office:time-value="PT02H45M00S" calcext:value-type="time">
            <text:p>02:45</text:p>
          </table:table-cell>
          <table:table-cell table:formula="of:=IF([.G31];[.O31];[.O31]+[.R30])" office:value-type="time" office:time-value="PT03H46M48.63S" calcext:value-type="time">
            <text:p>03:46</text:p>
          </table:table-cell>
          <table:table-cell table:style-name="ce10" table:formula="of:=1000*(([.$B$26]*[.B31]*[.C31]/100)+[.D31]*[.L31]*24)/[.B31]" office:value-type="float" office:value="224.545454545455" calcext:value-type="float">
            <text:p>225</text:p>
          </table:table-cell>
          <table:table-cell table:formula="of:=(([.$B$26]*[.B31]*[.C31]/100)+[.D31]*[.L31]*24)/[.$B$27]" office:value-type="percentage" office:value="0.425862068965517" calcext:value-type="percentage">
            <text:p>43%</text:p>
          </table:table-cell>
          <table:table-cell table:formula="of:=IF([.I30];[.I30]-[.T31];[.U30]-[.T31])" office:value-type="percentage" office:value="0.553979885057472" calcext:value-type="percentage">
            <text:p>55%</text:p>
          </table:table-cell>
          <table:table-cell table:formula="of:=IF([.I31];[.I31]-[.U31];)" office:value-type="percentage" office:value="0.421120689655172" calcext:value-type="percentage">
            <text:p>42%</text:p>
          </table:table-cell>
          <table:table-cell table:number-columns-repeated="2"/>
          <table:table-cell table:style-name="ce5" table:formula="of:=TIME([.$B31]/80;0;0)" office:value-type="time" office:time-value="PT02H03M45S" calcext:value-type="time">
            <text:p>02:03:45</text:p>
          </table:table-cell>
          <table:table-cell table:style-name="ce6" table:formula="of:=IF([.$E31];TIME([.AK31]/[.E31];0;0);)" office:value-type="time" office:time-value="PT00H31M40.8S" calcext:value-type="time">
            <text:p>00:31</text:p>
          </table:table-cell>
          <table:table-cell table:style-name="ce5" table:formula="of:=TIME([.$B31]/90;0;0)" office:value-type="time" office:time-value="PT01H50M00S" calcext:value-type="time">
            <text:p>01:50:00</text:p>
          </table:table-cell>
          <table:table-cell table:style-name="ce6" table:formula="of:=IF([.$E31];TIME([.AL31]/[.$E31];0;0);)" office:value-type="time" office:time-value="PT00H35M38.4S" calcext:value-type="time">
            <text:p>00:35</text:p>
          </table:table-cell>
          <table:table-cell table:style-name="ce5" table:formula="of:=TIME([.$B31]/100;0;0)" office:value-type="time" office:time-value="PT01H39M00S" calcext:value-type="time">
            <text:p>01:39:00</text:p>
          </table:table-cell>
          <table:table-cell table:style-name="ce6" table:formula="of:=IF([.$E31];TIME([.AM31]/[.$E31];0;0);)" office:value-type="time" office:time-value="PT00H39M36S" calcext:value-type="time">
            <text:p>00:39</text:p>
          </table:table-cell>
          <table:table-cell table:style-name="ce5" table:formula="of:=TIME([.$B31]/110;0;0)" office:value-type="time" office:time-value="PT01H30M00S" calcext:value-type="time">
            <text:p>01:30:00</text:p>
          </table:table-cell>
          <table:table-cell table:style-name="ce6" table:formula="of:=IF([.$E31];TIME([.AN31]/[.$E31];0;0);)" office:value-type="time" office:time-value="PT00H43M33.6S" calcext:value-type="time">
            <text:p>00:43</text:p>
          </table:table-cell>
          <table:table-cell table:style-name="ce6" table:formula="of:=[.Y31]+[.Z31]" office:value-type="time" office:time-value="PT02H35M25.8S" calcext:value-type="time">
            <text:p>02:35</text:p>
          </table:table-cell>
          <table:table-cell table:style-name="ce6" table:formula="of:=[.AA31]+[.AB31]" office:value-type="time" office:time-value="PT02H25M38.4S" calcext:value-type="time">
            <text:p>02:25</text:p>
          </table:table-cell>
          <table:table-cell table:style-name="ce6" table:formula="of:=[.AC31]+[.AD31]" office:value-type="time" office:time-value="PT02H18M36S" calcext:value-type="time">
            <text:p>02:18</text:p>
          </table:table-cell>
          <table:table-cell table:style-name="ce6" table:formula="of:=[.AE31]+[.AF31]" office:value-type="time" office:time-value="PT02H13M33.6S" calcext:value-type="time">
            <text:p>02:13</text:p>
          </table:table-cell>
          <table:table-cell table:formula="of:=[.$B31]*[.AK$26]" office:value-type="float" office:value="26.4" calcext:value-type="float">
            <text:p>26.4</text:p>
          </table:table-cell>
          <table:table-cell table:formula="of:=[.$B31]*[.AL$26]" office:value-type="float" office:value="29.7" calcext:value-type="float">
            <text:p>29.7</text:p>
          </table:table-cell>
          <table:table-cell table:formula="of:=[.$B31]*[.AM$26]" office:value-type="float" office:value="33" calcext:value-type="float">
            <text:p>33</text:p>
          </table:table-cell>
          <table:table-cell table:formula="of:=[.$B31]*[.AN$26]" office:value-type="float" office:value="36.3" calcext:value-type="float">
            <text:p>36.3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Lake Grace to Hyden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84772988505747" calcext:value-type="percentage">
            <text:p>98%</text:p>
          </table:table-cell>
          <table:table-cell/>
          <table:table-cell table:formula="of:=IF([.F32];[.B32];[.B32]+[.K31])" office:value-type="float" office:value="364" calcext:value-type="float">
            <text:p>364</text:p>
          </table:table-cell>
          <table:table-cell table:formula="of:=TIME([.B32]/[.C32];0;0)" office:value-type="time" office:time-value="PT01H06M00S" calcext:value-type="time">
            <text:p>01:06</text:p>
          </table:table-cell>
          <table:table-cell table:formula="of:=IF([.F32];[.L32]+[.F32]+[.H32];[.P31]+[.L32]+[.H32])" office:value-type="time" office:time-value="PT12H52M48.63S" calcext:value-type="time">
            <text:p>12:52</text:p>
          </table:table-cell>
          <table:table-cell table:formula="of:=IF([.I32];TIME([.V32]*[.$B$27]/[.E32];0;0);0)" office:value-type="time" office:time-value="PT01H22M20.1S" calcext:value-type="time">
            <text:p>01:22</text:p>
          </table:table-cell>
          <table:table-cell table:formula="of:=[.L32]+[.N32]" office:value-type="time" office:time-value="PT02H28M20.1S" calcext:value-type="time">
            <text:p>02:28</text:p>
          </table:table-cell>
          <table:table-cell table:formula="of:=IF([.F33];[.F33];[.M32]+[.N32])" office:value-type="time" office:time-value="PT14H15M08.73S" calcext:value-type="time">
            <text:p>14:15</text:p>
          </table:table-cell>
          <table:table-cell table:formula="of:=IF([.G32];[.L32];[.L32]+[.Q31])" office:value-type="time" office:time-value="PT03H51M00S" calcext:value-type="time">
            <text:p>03:51</text:p>
          </table:table-cell>
          <table:table-cell table:formula="of:=IF([.G32];[.O32];[.O32]+[.R31])" office:value-type="time" office:time-value="PT06H15M08.73S" calcext:value-type="time">
            <text:p>06:15</text:p>
          </table:table-cell>
          <table:table-cell table:style-name="ce10" table:formula="of:=1000*(([.$B$26]*[.B32]*[.C32]/100)+[.D32]*[.L32]*24)/[.B32]" office:value-type="float" office:value="185.555555555556" calcext:value-type="float">
            <text:p>186</text:p>
          </table:table-cell>
          <table:table-cell table:formula="of:=(([.$B$26]*[.B32]*[.C32]/100)+[.D32]*[.L32]*24)/[.$B$27]" office:value-type="percentage" office:value="0.211149425287356" calcext:value-type="percentage">
            <text:p>21%</text:p>
          </table:table-cell>
          <table:table-cell table:formula="of:=IF([.I31];[.I31]-[.T32];[.U31]-[.T32])" office:value-type="percentage" office:value="0.763951149425288" calcext:value-type="percentage">
            <text:p>76%</text:p>
          </table:table-cell>
          <table:table-cell table:formula="of:=IF([.I32];[.I32]-[.U32];)" office:value-type="percentage" office:value="0.220821839080459" calcext:value-type="percentage">
            <text:p>22%</text:p>
          </table:table-cell>
          <table:table-cell table:number-columns-repeated="2"/>
          <table:table-cell table:style-name="ce5" table:formula="of:=TIME([.$B32]/80;0;0)" office:value-type="time" office:time-value="PT01H14M15S" calcext:value-type="time">
            <text:p>01:14:15</text:p>
          </table:table-cell>
          <table:table-cell table:style-name="ce6" table:formula="of:=IF([.$E32];TIME([.AK32]/[.E32];0;0);)" office:value-type="time" office:time-value="PT01H07M53.142857143S" calcext:value-type="time">
            <text:p>01:07</text:p>
          </table:table-cell>
          <table:table-cell table:style-name="ce5" table:formula="of:=TIME([.$B32]/90;0;0)" office:value-type="time" office:time-value="PT01H06M00S" calcext:value-type="time">
            <text:p>01:06:00</text:p>
          </table:table-cell>
          <table:table-cell table:style-name="ce6" table:formula="of:=IF([.$E32];TIME([.AL32]/[.$E32];0;0);)" office:value-type="time" office:time-value="PT01H16M22.285714286S" calcext:value-type="time">
            <text:p>01:16</text:p>
          </table:table-cell>
          <table:table-cell table:style-name="ce5" table:formula="of:=TIME([.$B32]/100;0;0)" office:value-type="time" office:time-value="PT00H59M24S" calcext:value-type="time">
            <text:p>00:59:24</text:p>
          </table:table-cell>
          <table:table-cell table:style-name="ce6" table:formula="of:=IF([.$E32];TIME([.AM32]/[.$E32];0;0);)" office:value-type="time" office:time-value="PT01H24M51.428571429S" calcext:value-type="time">
            <text:p>01:24</text:p>
          </table:table-cell>
          <table:table-cell table:style-name="ce5" table:formula="of:=TIME([.$B32]/110;0;0)" office:value-type="time" office:time-value="PT00H54M00S" calcext:value-type="time">
            <text:p>00:54:00</text:p>
          </table:table-cell>
          <table:table-cell table:style-name="ce6" table:formula="of:=IF([.$E32];TIME([.AN32]/[.$E32];0;0);)" office:value-type="time" office:time-value="PT01H33M20.571428571S" calcext:value-type="time">
            <text:p>01:33</text:p>
          </table:table-cell>
          <table:table-cell table:style-name="ce6" table:formula="of:=[.Y32]+[.Z32]" office:value-type="time" office:time-value="PT02H22M08.142857S" calcext:value-type="time">
            <text:p>02:22</text:p>
          </table:table-cell>
          <table:table-cell table:style-name="ce6" table:formula="of:=[.AA32]+[.AB32]" office:value-type="time" office:time-value="PT02H22M22.285714S" calcext:value-type="time">
            <text:p>02:22</text:p>
          </table:table-cell>
          <table:table-cell table:style-name="ce6" table:formula="of:=[.AC32]+[.AD32]" office:value-type="time" office:time-value="PT02H24M15.428571S" calcext:value-type="time">
            <text:p>02:24</text:p>
          </table:table-cell>
          <table:table-cell table:style-name="ce6" table:formula="of:=[.AE32]+[.AF32]" office:value-type="time" office:time-value="PT02H27M20.571429S" calcext:value-type="time">
            <text:p>02:27</text:p>
          </table:table-cell>
          <table:table-cell table:formula="of:=[.$B32]*[.AK$26]" office:value-type="float" office:value="15.84" calcext:value-type="float">
            <text:p>15.84</text:p>
          </table:table-cell>
          <table:table-cell table:formula="of:=[.$B32]*[.AL$26]" office:value-type="float" office:value="17.82" calcext:value-type="float">
            <text:p>17.82</text:p>
          </table:table-cell>
          <table:table-cell table:formula="of:=[.$B32]*[.AM$26]" office:value-type="float" office:value="19.8" calcext:value-type="float">
            <text:p>19.8</text:p>
          </table:table-cell>
          <table:table-cell table:formula="of:=[.$B32]*[.AN$26]" office:value-type="float" office:value="21.78" calcext:value-type="float">
            <text:p>21.7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Hyden to Norseman</text:p>
          </table:table-cell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.00049568965517" calcext:value-type="percentage">
            <text:p>100%</text:p>
          </table:table-cell>
          <table:table-cell/>
          <table:table-cell table:formula="of:=IF([.F33];[.B33];[.B33]+[.K32])" office:value-type="float" office:value="666" calcext:value-type="float">
            <text:p>666</text:p>
          </table:table-cell>
          <table:table-cell table:formula="of:=TIME([.B33]/[.C33];0;0)" office:value-type="time" office:time-value="PT03H46M30S" calcext:value-type="time">
            <text:p>03:46</text:p>
          </table:table-cell>
          <table:table-cell table:formula="of:=IF([.F33];[.L33]+[.F33]+[.H33];[.P32]+[.L33]+[.H33])" office:value-type="time" office:time-value="PT18H01M38.73S" calcext:value-type="time">
            <text:p>18:01</text:p>
          </table:table-cell>
          <table:table-cell table:formula="of:=IF([.I33];TIME([.V33]*[.$B$27]/[.E33];0;0);0)" office:value-type="time" office:time-value="PT03H41M02.239285714S" calcext:value-type="time">
            <text:p>03:41</text:p>
          </table:table-cell>
          <table:table-cell table:formula="of:=[.L33]+[.N33]" office:value-type="time" office:time-value="PT07H27M32.239286S" calcext:value-type="time">
            <text:p>07:27</text:p>
          </table:table-cell>
          <table:table-cell table:formula="of:=IF([.F34];[.F34];[.M33]+[.N33])" office:value-type="time" office:time-value="PT21H42M40.969286S" calcext:value-type="time">
            <text:p>21:42</text:p>
          </table:table-cell>
          <table:table-cell table:formula="of:=IF([.G33];[.L33];[.L33]+[.Q32])" office:value-type="time" office:time-value="PT07H37M30S" calcext:value-type="time">
            <text:p>07:37</text:p>
          </table:table-cell>
          <table:table-cell table:formula="of:=IF([.G33];[.O33];[.O33]+[.R32])" office:value-type="time" office:time-value="PT13H42M40.969286S" calcext:value-type="time">
            <text:p>13:42</text:p>
          </table:table-cell>
          <table:table-cell table:style-name="ce10" table:formula="of:=1000*(([.$B$26]*[.B33]*[.C33]/100)+[.D33]*[.L33]*24)/[.B33]" office:value-type="float" office:value="166.25" calcext:value-type="float">
            <text:p>166</text:p>
          </table:table-cell>
          <table:table-cell table:formula="of:=(([.$B$26]*[.B33]*[.C33]/100)+[.D33]*[.L33]*24)/[.$B$27]" office:value-type="percentage" office:value="0.577097701149425" calcext:value-type="percentage">
            <text:p>58%</text:p>
          </table:table-cell>
          <table:table-cell table:formula="of:=IF([.I32];[.I32]-[.T33];[.U32]-[.T33])" office:value-type="percentage" office:value="0.407675287356322" calcext:value-type="percentage">
            <text:p>41%</text:p>
          </table:table-cell>
          <table:table-cell table:formula="of:=IF([.I33];[.I33]-[.U33];)" office:value-type="percentage" office:value="0.592820402298848" calcext:value-type="percentage">
            <text:p>59%</text:p>
          </table:table-cell>
          <table:table-cell table:number-columns-repeated="2"/>
          <table:table-cell table:style-name="ce5" table:formula="of:=TIME([.$B33]/80;0;0)" office:value-type="time" office:time-value="PT03H46M30S" calcext:value-type="time">
            <text:p>03:46:30</text:p>
          </table:table-cell>
          <table:table-cell table:style-name="ce6" table:formula="of:=IF([.$E33];TIME([.AK33]/[.E33];0;0);)" office:value-type="time" office:time-value="PT03H27M05.142857143S" calcext:value-type="time">
            <text:p>03:27</text:p>
          </table:table-cell>
          <table:table-cell table:style-name="ce5" table:formula="of:=TIME([.$B33]/90;0;0)" office:value-type="time" office:time-value="PT03H21M20S" calcext:value-type="time">
            <text:p>03:21:20</text:p>
          </table:table-cell>
          <table:table-cell table:style-name="ce6" table:formula="of:=IF([.$E33];TIME([.AL33]/[.$E33];0;0);)" office:value-type="time" office:time-value="PT03H52M58.285714286S" calcext:value-type="time">
            <text:p>03:52</text:p>
          </table:table-cell>
          <table:table-cell table:style-name="ce5" table:formula="of:=TIME([.$B33]/100;0;0)" office:value-type="time" office:time-value="PT03H01M12S" calcext:value-type="time">
            <text:p>03:01:12</text:p>
          </table:table-cell>
          <table:table-cell table:style-name="ce6" table:formula="of:=IF([.$E33];TIME([.AM33]/[.$E33];0;0);)" office:value-type="time" office:time-value="PT04H18M51.428571429S" calcext:value-type="time">
            <text:p>04:18</text:p>
          </table:table-cell>
          <table:table-cell table:style-name="ce5" table:formula="of:=TIME([.$B33]/110;0;0)" office:value-type="time" office:time-value="PT02H44M43.636363636S" calcext:value-type="time">
            <text:p>02:44:43</text:p>
          </table:table-cell>
          <table:table-cell table:style-name="ce6" table:formula="of:=IF([.$E33];TIME([.AN33]/[.$E33];0;0);)" office:value-type="time" office:time-value="PT04H44M44.571428571S" calcext:value-type="time">
            <text:p>04:44</text:p>
          </table:table-cell>
          <table:table-cell table:style-name="ce6" table:formula="of:=[.Y33]+[.Z33]" office:value-type="time" office:time-value="PT07H13M35.142857S" calcext:value-type="time">
            <text:p>07:13</text:p>
          </table:table-cell>
          <table:table-cell table:style-name="ce6" table:formula="of:=[.AA33]+[.AB33]" office:value-type="time" office:time-value="PT07H14M18.285714S" calcext:value-type="time">
            <text:p>07:14</text:p>
          </table:table-cell>
          <table:table-cell table:style-name="ce6" table:formula="of:=[.AC33]+[.AD33]" office:value-type="time" office:time-value="PT07H20M03.428571S" calcext:value-type="time">
            <text:p>07:20</text:p>
          </table:table-cell>
          <table:table-cell table:style-name="ce6" table:formula="of:=[.AE33]+[.AF33]" office:value-type="time" office:time-value="PT07H29M28.207792S" calcext:value-type="time">
            <text:p>07:29</text:p>
          </table:table-cell>
          <table:table-cell table:formula="of:=[.$B33]*[.AK$26]" office:value-type="float" office:value="48.32" calcext:value-type="float">
            <text:p>48.32</text:p>
          </table:table-cell>
          <table:table-cell table:formula="of:=[.$B33]*[.AL$26]" office:value-type="float" office:value="54.36" calcext:value-type="float">
            <text:p>54.36</text:p>
          </table:table-cell>
          <table:table-cell table:formula="of:=[.$B33]*[.AM$26]" office:value-type="float" office:value="60.4" calcext:value-type="float">
            <text:p>60.4</text:p>
          </table:table-cell>
          <table:table-cell table:formula="of:=[.$B33]*[.AN$26]" office:value-type="float" office:value="66.44" calcext:value-type="float">
            <text:p>66.4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orseman to Newman Rocks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29"/>
          <table:table-cell table:number-columns-repeated="2"/>
          <table:table-cell table:formula="of:=IF([.F34];[.B34];[.B34]+[.K33])" office:value-type="float" office:value="808" calcext:value-type="float">
            <text:p>808</text:p>
          </table:table-cell>
          <table:table-cell table:formula="of:=TIME([.B34]/[.C34];0;0)" office:value-type="time" office:time-value="PT01H46M30S" calcext:value-type="time">
            <text:p>01:46</text:p>
          </table:table-cell>
          <table:table-cell table:formula="of:=IF([.F34];[.L34]+[.F34]+[.H34];[.P33]+[.L34]+[.H34])" office:value-type="time" office:time-value="PT23H29M10.969286S" calcext:value-type="time">
            <text:p>23:29</text:p>
          </table:table-cell>
          <table:table-cell table:formula="of:=IF([.I34];TIME([.V34]*[.$B$27]/[.E34];0;0);0)" office:value-type="time" office:time-value="PT00H00M00S" calcext:value-type="time">
            <text:p>00:00</text:p>
          </table:table-cell>
          <table:table-cell table:formula="of:=[.L34]+[.N34]" office:value-type="time" office:time-value="PT01H46M30S" calcext:value-type="time">
            <text:p>01:46</text:p>
          </table:table-cell>
          <table:table-cell table:formula="of:=IF([.F35];[.F35];[.M34]+[.N34])" office:value-type="time" office:time-value="PT06H00M00S" calcext:value-type="time">
            <text:p>06:00</text:p>
          </table:table-cell>
          <table:table-cell table:formula="of:=IF([.G34];[.L34];[.L34]+[.Q33])" office:value-type="time" office:time-value="PT09H24M00S" calcext:value-type="time">
            <text:p>09:24</text:p>
          </table:table-cell>
          <table:table-cell table:formula="of:=IF([.G34];[.O34];[.O34]+[.R33])" office:value-type="time" office:time-value="PT15H29M10.969286S" calcext:value-type="time">
            <text:p>15:29</text:p>
          </table:table-cell>
          <table:table-cell table:style-name="ce10" table:formula="of:=1000*(([.$B$26]*[.B34]*[.C34]/100)+[.D34]*[.L34]*24)/[.B34]" office:value-type="float" office:value="166.25" calcext:value-type="float">
            <text:p>166</text:p>
          </table:table-cell>
          <table:table-cell table:formula="of:=(([.$B$26]*[.B34]*[.C34]/100)+[.D34]*[.L34]*24)/[.$B$27]" office:value-type="percentage" office:value="0.271350574712644" calcext:value-type="percentage">
            <text:p>27%</text:p>
          </table:table-cell>
          <table:table-cell table:formula="of:=IF([.I33];[.I33]-[.T34];[.U33]-[.T34])" office:value-type="percentage" office:value="0.729145114942526" calcext:value-type="percentage">
            <text:p>73%</text:p>
          </table:table-cell>
          <table:table-cell table:formula="of:=IF([.I34];[.I34]-[.U34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34]/80;0;0)" office:value-type="time" office:time-value="PT01H46M30S" calcext:value-type="time">
            <text:p>01:46:30</text:p>
          </table:table-cell>
          <table:table-cell table:style-name="ce6" table:formula="of:=IF([.$E34];TIME([.AK34]/[.E34];0;0);)" office:value-type="time" office:time-value="PT01H37M22.285714286S" calcext:value-type="time">
            <text:p>01:37</text:p>
          </table:table-cell>
          <table:table-cell table:style-name="ce5" table:formula="of:=TIME([.$B34]/90;0;0)" office:value-type="time" office:time-value="PT01H34M40S" calcext:value-type="time">
            <text:p>01:34:40</text:p>
          </table:table-cell>
          <table:table-cell table:style-name="ce6" table:formula="of:=IF([.$E34];TIME([.AL34]/[.$E34];0;0);)" office:value-type="time" office:time-value="PT01H49M32.571428571S" calcext:value-type="time">
            <text:p>01:49</text:p>
          </table:table-cell>
          <table:table-cell table:style-name="ce5" table:formula="of:=TIME([.$B34]/100;0;0)" office:value-type="time" office:time-value="PT01H25M12S" calcext:value-type="time">
            <text:p>01:25:12</text:p>
          </table:table-cell>
          <table:table-cell table:style-name="ce6" table:formula="of:=IF([.$E34];TIME([.AM34]/[.$E34];0;0);)" office:value-type="time" office:time-value="PT02H01M42.857142857S" calcext:value-type="time">
            <text:p>02:01</text:p>
          </table:table-cell>
          <table:table-cell table:style-name="ce5" table:formula="of:=TIME([.$B34]/110;0;0)" office:value-type="time" office:time-value="PT01H17M27.272727273S" calcext:value-type="time">
            <text:p>01:17:27</text:p>
          </table:table-cell>
          <table:table-cell table:style-name="ce6" table:formula="of:=IF([.$E34];TIME([.AN34]/[.$E34];0;0);)" office:value-type="time" office:time-value="PT02H13M53.142857143S" calcext:value-type="time">
            <text:p>02:13</text:p>
          </table:table-cell>
          <table:table-cell table:style-name="ce6" table:formula="of:=[.Y34]+[.Z34]" office:value-type="time" office:time-value="PT03H23M52.285714S" calcext:value-type="time">
            <text:p>03:23</text:p>
          </table:table-cell>
          <table:table-cell table:style-name="ce6" table:formula="of:=[.AA34]+[.AB34]" office:value-type="time" office:time-value="PT03H24M12.571429S" calcext:value-type="time">
            <text:p>03:24</text:p>
          </table:table-cell>
          <table:table-cell table:style-name="ce6" table:formula="of:=[.AC34]+[.AD34]" office:value-type="time" office:time-value="PT03H26M54.857143S" calcext:value-type="time">
            <text:p>03:26</text:p>
          </table:table-cell>
          <table:table-cell table:style-name="ce6" table:formula="of:=[.AE34]+[.AF34]" office:value-type="time" office:time-value="PT03H31M20.415584S" calcext:value-type="time">
            <text:p>03:31</text:p>
          </table:table-cell>
          <table:table-cell table:formula="of:=[.$B34]*[.AK$26]" office:value-type="float" office:value="22.72" calcext:value-type="float">
            <text:p>22.72</text:p>
          </table:table-cell>
          <table:table-cell table:formula="of:=[.$B34]*[.AL$26]" office:value-type="float" office:value="25.56" calcext:value-type="float">
            <text:p>25.56</text:p>
          </table:table-cell>
          <table:table-cell table:formula="of:=[.$B34]*[.AM$26]" office:value-type="float" office:value="28.4" calcext:value-type="float">
            <text:p>28.4</text:p>
          </table:table-cell>
          <table:table-cell table:formula="of:=[.$B34]*[.AN$26]" office:value-type="float" office:value="31.24" calcext:value-type="float">
            <text:p>31.2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ewman Rocks to Wedgetail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30]+1" office:value-type="date" office:date-value="2021-09-01" calcext:value-type="date">
            <text:p>Wed, 1</text:p>
          </table:table-cell>
          <table:table-cell table:style-name="ce29" office:value-type="time" office:time-value="PT00H45M00S" calcext:value-type="time">
            <text:p>00:45</text:p>
          </table:table-cell>
          <table:table-cell office:value-type="percentage" office:value="0.802655848546315" calcext:value-type="percentage">
            <text:p>80%</text:p>
          </table:table-cell>
          <table:table-cell/>
          <table:table-cell table:formula="of:=IF([.F35];[.B35];[.B35]+[.K34])" office:value-type="float" office:value="297" calcext:value-type="float">
            <text:p>297</text:p>
          </table:table-cell>
          <table:table-cell table:formula="of:=TIME([.B35]/[.C35];0;0)" office:value-type="time" office:time-value="PT03H29M38.823529412S" calcext:value-type="time">
            <text:p>03:29</text:p>
          </table:table-cell>
          <table:table-cell table:formula="of:=IF([.F35];[.L35]+[.F35]+[.H35];[.P34]+[.L35]+[.H35])" office:value-type="time" office:time-value="PT10H14M38.823529412S" calcext:value-type="time">
            <text:p>10:14</text:p>
          </table:table-cell>
          <table:table-cell table:formula="of:=IF([.I35];TIME([.V35]*[.$B$27]/[.E35];0;0);0)" office:value-type="time" office:time-value="PT04H11M16.926680672S" calcext:value-type="time">
            <text:p>04:11</text:p>
          </table:table-cell>
          <table:table-cell table:formula="of:=[.L35]+[.N35]" office:value-type="time" office:time-value="PT07H40M55.75021S" calcext:value-type="time">
            <text:p>07:40</text:p>
          </table:table-cell>
          <table:table-cell table:formula="of:=IF([.F36];[.F36];[.M35]+[.N35])" office:value-type="time" office:time-value="PT14H25M55.75021S" calcext:value-type="time">
            <text:p>14:25</text:p>
          </table:table-cell>
          <table:table-cell table:formula="of:=IF([.G35];[.L35];[.L35]+[.Q34])" office:value-type="time" office:time-value="PT03H29M38.823529412S" calcext:value-type="time">
            <text:p>03:29</text:p>
          </table:table-cell>
          <table:table-cell table:formula="of:=IF([.G35];[.O35];[.O35]+[.R34])" office:value-type="time" office:time-value="PT07H40M55.75021S" calcext:value-type="time">
            <text:p>07:40</text:p>
          </table:table-cell>
          <table:table-cell table:style-name="ce10" table:formula="of:=1000*(([.$B$26]*[.B35]*[.C35]/100)+[.D35]*[.L35]*24)/[.B35]" office:value-type="float" office:value="175.882352941177" calcext:value-type="float">
            <text:p>176</text:p>
          </table:table-cell>
          <table:table-cell table:formula="of:=(([.$B$26]*[.B35]*[.C35]/100)+[.D35]*[.L35]*24)/[.$B$27]" office:value-type="percentage" office:value="0.600425963488844" calcext:value-type="percentage">
            <text:p>60%</text:p>
          </table:table-cell>
          <table:table-cell table:formula="of:=IF([.I34];[.I34]-[.T35];[.U34]-[.T35])" office:value-type="percentage" office:value="0.128719151453682" calcext:value-type="percentage">
            <text:p>13%</text:p>
          </table:table-cell>
          <table:table-cell table:formula="of:=IF([.I35];[.I35]-[.U35];)" office:value-type="percentage" office:value="0.673936697092633" calcext:value-type="percentage">
            <text:p>67%</text:p>
          </table:table-cell>
          <table:table-cell table:number-columns-repeated="2"/>
          <table:table-cell table:style-name="ce5" table:formula="of:=TIME([.$B35]/80;0;0)" office:value-type="time" office:time-value="PT03H42M45S" calcext:value-type="time">
            <text:p>03:42:45</text:p>
          </table:table-cell>
          <table:table-cell table:style-name="ce6" table:formula="of:=IF([.$E35];TIME([.AK35]/[.E35];0;0);)" office:value-type="time" office:time-value="PT03H23M39.428571429S" calcext:value-type="time">
            <text:p>03:23</text:p>
          </table:table-cell>
          <table:table-cell table:style-name="ce5" table:formula="of:=TIME([.$B35]/90;0;0)" office:value-type="time" office:time-value="PT03H18M00S" calcext:value-type="time">
            <text:p>03:18:00</text:p>
          </table:table-cell>
          <table:table-cell table:style-name="ce6" table:formula="of:=IF([.$E35];TIME([.AL35]/[.$E35];0;0);)" office:value-type="time" office:time-value="PT03H49M06.857142857S" calcext:value-type="time">
            <text:p>03:49</text:p>
          </table:table-cell>
          <table:table-cell table:style-name="ce5" table:formula="of:=TIME([.$B35]/100;0;0)" office:value-type="time" office:time-value="PT02H58M12S" calcext:value-type="time">
            <text:p>02:58:12</text:p>
          </table:table-cell>
          <table:table-cell table:style-name="ce6" table:formula="of:=IF([.$E35];TIME([.AM35]/[.$E35];0;0);)" office:value-type="time" office:time-value="PT04H14M34.285714286S" calcext:value-type="time">
            <text:p>04:14</text:p>
          </table:table-cell>
          <table:table-cell table:style-name="ce5" table:formula="of:=TIME([.$B35]/110;0;0)" office:value-type="time" office:time-value="PT02H42M00S" calcext:value-type="time">
            <text:p>02:42:00</text:p>
          </table:table-cell>
          <table:table-cell table:style-name="ce6" table:formula="of:=IF([.$E35];TIME([.AN35]/[.$E35];0;0);)" office:value-type="time" office:time-value="PT04H40M01.714285714S" calcext:value-type="time">
            <text:p>04:40</text:p>
          </table:table-cell>
          <table:table-cell table:style-name="ce6" table:formula="of:=[.Y35]+[.Z35]" office:value-type="time" office:time-value="PT07H06M24.428571S" calcext:value-type="time">
            <text:p>07:06</text:p>
          </table:table-cell>
          <table:table-cell table:style-name="ce6" table:formula="of:=[.AA35]+[.AB35]" office:value-type="time" office:time-value="PT07H07M06.857143S" calcext:value-type="time">
            <text:p>07:07</text:p>
          </table:table-cell>
          <table:table-cell table:style-name="ce6" table:formula="of:=[.AC35]+[.AD35]" office:value-type="time" office:time-value="PT07H12M46.285714S" calcext:value-type="time">
            <text:p>07:12</text:p>
          </table:table-cell>
          <table:table-cell table:style-name="ce6" table:formula="of:=[.AE35]+[.AF35]" office:value-type="time" office:time-value="PT07H22M01.714286S" calcext:value-type="time">
            <text:p>07:22</text:p>
          </table:table-cell>
          <table:table-cell table:formula="of:=[.$B35]*[.AK$26]" office:value-type="float" office:value="47.52" calcext:value-type="float">
            <text:p>47.52</text:p>
          </table:table-cell>
          <table:table-cell table:formula="of:=[.$B35]*[.AL$26]" office:value-type="float" office:value="53.46" calcext:value-type="float">
            <text:p>53.46</text:p>
          </table:table-cell>
          <table:table-cell table:formula="of:=[.$B35]*[.AM$26]" office:value-type="float" office:value="59.4" calcext:value-type="float">
            <text:p>59.4</text:p>
          </table:table-cell>
          <table:table-cell table:formula="of:=[.$B35]*[.AN$26]" office:value-type="float" office:value="65.34" calcext:value-type="float">
            <text:p>65.3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Wedgetail to Border Village</text:p>
          </table:table-cell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style-name="ce29"/>
          <table:table-cell office:value-type="percentage" office:value="0.589291863871986" calcext:value-type="percentage">
            <text:p>59%</text:p>
          </table:table-cell>
          <table:table-cell/>
          <table:table-cell table:formula="of:=IF([.F36];[.B36];[.B36]+[.K35])" office:value-type="float" office:value="581" calcext:value-type="float">
            <text:p>581</text:p>
          </table:table-cell>
          <table:table-cell table:formula="of:=TIME([.B36]/[.C36];0;0)" office:value-type="time" office:time-value="PT03H09M20S" calcext:value-type="time">
            <text:p>03:09</text:p>
          </table:table-cell>
          <table:table-cell table:formula="of:=IF([.F36];[.L36]+[.F36]+[.H36];[.P35]+[.L36]+[.H36])" office:value-type="time" office:time-value="PT17H35M15.75021S" calcext:value-type="time">
            <text:p>17:35</text:p>
          </table:table-cell>
          <table:table-cell table:formula="of:=IF([.I36];TIME([.V36]*[.$B$27]/[.E36];0;0);0)" office:value-type="time" office:time-value="PT02H26M17.6S" calcext:value-type="time">
            <text:p>02:26</text:p>
          </table:table-cell>
          <table:table-cell table:formula="of:=[.L36]+[.N36]" office:value-type="time" office:time-value="PT05H35M37.6S" calcext:value-type="time">
            <text:p>05:35</text:p>
          </table:table-cell>
          <table:table-cell table:formula="of:=IF([.F37];[.F37];[.M36]+[.N36])" office:value-type="time" office:time-value="PT20H01M33.35021S" calcext:value-type="time">
            <text:p>20:01</text:p>
          </table:table-cell>
          <table:table-cell table:formula="of:=IF([.G36];[.L36];[.L36]+[.Q35])" office:value-type="time" office:time-value="PT06H38M58.823529S" calcext:value-type="time">
            <text:p>06:38</text:p>
          </table:table-cell>
          <table:table-cell table:formula="of:=IF([.G36];[.O36];[.O36]+[.R35])" office:value-type="time" office:time-value="PT13H16M33.35021S" calcext:value-type="time">
            <text:p>13:16</text:p>
          </table:table-cell>
          <table:table-cell table:style-name="ce10" table:formula="of:=1000*(([.$B$26]*[.B36]*[.C36]/100)+[.D36]*[.L36]*24)/[.B36]" office:value-type="float" office:value="185.555555555556" calcext:value-type="float">
            <text:p>186</text:p>
          </table:table-cell>
          <table:table-cell table:formula="of:=(([.$B$26]*[.B36]*[.C36]/100)+[.D36]*[.L36]*24)/[.$B$27]" office:value-type="percentage" office:value="0.605721583652618" calcext:value-type="percentage">
            <text:p>61%</text:p>
          </table:table-cell>
          <table:table-cell table:formula="of:=IF([.I35];[.I35]-[.T36];[.U35]-[.T36])" office:value-type="percentage" office:value="0.196934264893697" calcext:value-type="percentage">
            <text:p>20%</text:p>
          </table:table-cell>
          <table:table-cell table:formula="of:=IF([.I36];[.I36]-[.U36];)" office:value-type="percentage" office:value="0.392357598978289" calcext:value-type="percentage">
            <text:p>39%</text:p>
          </table:table-cell>
          <table:table-cell table:number-columns-repeated="2"/>
          <table:table-cell table:style-name="ce5" table:formula="of:=TIME([.$B36]/80;0;0)" office:value-type="time" office:time-value="PT03H33M00S" calcext:value-type="time">
            <text:p>03:33:00</text:p>
          </table:table-cell>
          <table:table-cell table:style-name="ce6" table:formula="of:=IF([.$E36];TIME([.AK36]/[.E36];0;0);)" office:value-type="time" office:time-value="PT03H14M44.571428571S" calcext:value-type="time">
            <text:p>03:14</text:p>
          </table:table-cell>
          <table:table-cell table:style-name="ce5" table:formula="of:=TIME([.$B36]/90;0;0)" office:value-type="time" office:time-value="PT03H09M20S" calcext:value-type="time">
            <text:p>03:09:20</text:p>
          </table:table-cell>
          <table:table-cell table:style-name="ce6" table:formula="of:=IF([.$E36];TIME([.AL36]/[.$E36];0;0);)" office:value-type="time" office:time-value="PT03H39M05.142857143S" calcext:value-type="time">
            <text:p>03:39</text:p>
          </table:table-cell>
          <table:table-cell table:style-name="ce5" table:formula="of:=TIME([.$B36]/100;0;0)" office:value-type="time" office:time-value="PT02H50M24S" calcext:value-type="time">
            <text:p>02:50:24</text:p>
          </table:table-cell>
          <table:table-cell table:style-name="ce6" table:formula="of:=IF([.$E36];TIME([.AM36]/[.$E36];0;0);)" office:value-type="time" office:time-value="PT04H03M25.714285714S" calcext:value-type="time">
            <text:p>04:03</text:p>
          </table:table-cell>
          <table:table-cell table:style-name="ce5" table:formula="of:=TIME([.$B36]/110;0;0)" office:value-type="time" office:time-value="PT02H34M54.545454545S" calcext:value-type="time">
            <text:p>02:34:54</text:p>
          </table:table-cell>
          <table:table-cell table:style-name="ce6" table:formula="of:=IF([.$E36];TIME([.AN36]/[.$E36];0;0);)" office:value-type="time" office:time-value="PT04H27M46.285714286S" calcext:value-type="time">
            <text:p>04:27</text:p>
          </table:table-cell>
          <table:table-cell table:style-name="ce6" table:formula="of:=[.Y36]+[.Z36]" office:value-type="time" office:time-value="PT06H47M44.571429S" calcext:value-type="time">
            <text:p>06:47</text:p>
          </table:table-cell>
          <table:table-cell table:style-name="ce6" table:formula="of:=[.AA36]+[.AB36]" office:value-type="time" office:time-value="PT06H48M25.142857S" calcext:value-type="time">
            <text:p>06:48</text:p>
          </table:table-cell>
          <table:table-cell table:style-name="ce6" table:formula="of:=[.AC36]+[.AD36]" office:value-type="time" office:time-value="PT06H53M49.714286S" calcext:value-type="time">
            <text:p>06:53</text:p>
          </table:table-cell>
          <table:table-cell table:style-name="ce6" table:formula="of:=[.AE36]+[.AF36]" office:value-type="time" office:time-value="PT07H02M40.831169S" calcext:value-type="time">
            <text:p>07:02</text:p>
          </table:table-cell>
          <table:table-cell table:formula="of:=[.$B36]*[.AK$26]" office:value-type="float" office:value="45.44" calcext:value-type="float">
            <text:p>45.44</text:p>
          </table:table-cell>
          <table:table-cell table:formula="of:=[.$B36]*[.AL$26]" office:value-type="float" office:value="51.12" calcext:value-type="float">
            <text:p>51.12</text:p>
          </table:table-cell>
          <table:table-cell table:formula="of:=[.$B36]*[.AM$26]" office:value-type="float" office:value="56.8" calcext:value-type="float">
            <text:p>56.8</text:p>
          </table:table-cell>
          <table:table-cell table:formula="of:=[.$B36]*[.AN$26]" office:value-type="float" office:value="62.48" calcext:value-type="float">
            <text:p>62.4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order Village to Nullabor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 office:value-type="time" office:time-value="PT00H45M00S" calcext:value-type="time">
            <text:p>00:45</text:p>
          </table:table-cell>
          <table:table-cell office:value-type="percentage" office:value="0.99837998647735" calcext:value-type="percentage">
            <text:p>100%</text:p>
          </table:table-cell>
          <table:table-cell/>
          <table:table-cell table:formula="of:=IF([.F37];[.B37];[.B37]+[.K36])" office:value-type="float" office:value="765" calcext:value-type="float">
            <text:p>765</text:p>
          </table:table-cell>
          <table:table-cell table:formula="of:=TIME([.B37]/[.C37];0;0)" office:value-type="time" office:time-value="PT02H02M40S" calcext:value-type="time">
            <text:p>02:02</text:p>
          </table:table-cell>
          <table:table-cell table:formula="of:=IF([.F37];[.L37]+[.F37]+[.H37];[.P36]+[.L37]+[.H37])" office:value-type="time" office:time-value="PT22H49M13.35021S" calcext:value-type="time">
            <text:p>22:49</text:p>
          </table:table-cell>
          <table:table-cell table:formula="of:=IF([.I37];TIME([.V37]*[.$B$27]/[.E37];0;0);0)" office:value-type="time" office:time-value="PT04H58M51.314285714S" calcext:value-type="time">
            <text:p>04:58</text:p>
          </table:table-cell>
          <table:table-cell table:formula="of:=[.L37]+[.N37]" office:value-type="time" office:time-value="PT07H01M31.314286S" calcext:value-type="time">
            <text:p>07:01</text:p>
          </table:table-cell>
          <table:table-cell table:formula="of:=IF([.F38];[.F38];[.M37]+[.N37])" office:value-type="time" office:time-value="PT06H30M00S" calcext:value-type="time">
            <text:p>06:30</text:p>
          </table:table-cell>
          <table:table-cell table:formula="of:=IF([.G37];[.L37];[.L37]+[.Q36])" office:value-type="time" office:time-value="PT08H41M38.823529S" calcext:value-type="time">
            <text:p>08:41</text:p>
          </table:table-cell>
          <table:table-cell table:formula="of:=IF([.G37];[.O37];[.O37]+[.R36])" office:value-type="time" office:time-value="PT20H18M04.664496S" calcext:value-type="time">
            <text:p>20:18</text:p>
          </table:table-cell>
          <table:table-cell table:style-name="ce10" table:formula="of:=1000*(([.$B$26]*[.B37]*[.C37]/100)+[.D37]*[.L37]*24)/[.B37]" office:value-type="float" office:value="185.555555555556" calcext:value-type="float">
            <text:p>186</text:p>
          </table:table-cell>
          <table:table-cell table:formula="of:=(([.$B$26]*[.B37]*[.C37]/100)+[.D37]*[.L37]*24)/[.$B$27]" office:value-type="percentage" office:value="0.392439335887612" calcext:value-type="percentage">
            <text:p>39%</text:p>
          </table:table-cell>
          <table:table-cell table:formula="of:=IF([.I36];[.I36]-[.T37];[.U36]-[.T37])" office:value-type="percentage" office:value="0.196852527984374" calcext:value-type="percentage">
            <text:p>20%</text:p>
          </table:table-cell>
          <table:table-cell table:formula="of:=IF([.I37];[.I37]-[.U37];)" office:value-type="percentage" office:value="0.801527458492976" calcext:value-type="percentage">
            <text:p>80%</text:p>
          </table:table-cell>
          <table:table-cell table:number-columns-repeated="2"/>
          <table:table-cell table:style-name="ce5" table:formula="of:=TIME([.$B37]/80;0;0)" office:value-type="time" office:time-value="PT02H18M00S" calcext:value-type="time">
            <text:p>02:18:00</text:p>
          </table:table-cell>
          <table:table-cell table:style-name="ce6" table:formula="of:=IF([.$E37];TIME([.AK37]/[.E37];0;0);)" office:value-type="time" office:time-value="PT02H06M10.285714286S" calcext:value-type="time">
            <text:p>02:06</text:p>
          </table:table-cell>
          <table:table-cell table:style-name="ce5" table:formula="of:=TIME([.$B37]/90;0;0)" office:value-type="time" office:time-value="PT02H02M40S" calcext:value-type="time">
            <text:p>02:02:40</text:p>
          </table:table-cell>
          <table:table-cell table:style-name="ce6" table:formula="of:=IF([.$E37];TIME([.AL37]/[.$E37];0;0);)" office:value-type="time" office:time-value="PT02H21M56.571428571S" calcext:value-type="time">
            <text:p>02:21</text:p>
          </table:table-cell>
          <table:table-cell table:style-name="ce5" table:formula="of:=TIME([.$B37]/100;0;0)" office:value-type="time" office:time-value="PT01H50M24S" calcext:value-type="time">
            <text:p>01:50:24</text:p>
          </table:table-cell>
          <table:table-cell table:style-name="ce6" table:formula="of:=IF([.$E37];TIME([.AM37]/[.$E37];0;0);)" office:value-type="time" office:time-value="PT02H37M42.857142857S" calcext:value-type="time">
            <text:p>02:37</text:p>
          </table:table-cell>
          <table:table-cell table:style-name="ce5" table:formula="of:=TIME([.$B37]/110;0;0)" office:value-type="time" office:time-value="PT01H40M21.818181818S" calcext:value-type="time">
            <text:p>01:40:21</text:p>
          </table:table-cell>
          <table:table-cell table:style-name="ce6" table:formula="of:=IF([.$E37];TIME([.AN37]/[.$E37];0;0);)" office:value-type="time" office:time-value="PT02H53M29.142857143S" calcext:value-type="time">
            <text:p>02:53</text:p>
          </table:table-cell>
          <table:table-cell table:style-name="ce6" table:formula="of:=[.Y37]+[.Z37]" office:value-type="time" office:time-value="PT04H24M10.285714S" calcext:value-type="time">
            <text:p>04:24</text:p>
          </table:table-cell>
          <table:table-cell table:style-name="ce6" table:formula="of:=[.AA37]+[.AB37]" office:value-type="time" office:time-value="PT04H24M36.571429S" calcext:value-type="time">
            <text:p>04:24</text:p>
          </table:table-cell>
          <table:table-cell table:style-name="ce6" table:formula="of:=[.AC37]+[.AD37]" office:value-type="time" office:time-value="PT04H28M06.857143S" calcext:value-type="time">
            <text:p>04:28</text:p>
          </table:table-cell>
          <table:table-cell table:style-name="ce6" table:formula="of:=[.AE37]+[.AF37]" office:value-type="time" office:time-value="PT04H33M50.961039S" calcext:value-type="time">
            <text:p>04:33</text:p>
          </table:table-cell>
          <table:table-cell table:formula="of:=[.$B37]*[.AK$26]" office:value-type="float" office:value="29.44" calcext:value-type="float">
            <text:p>29.44</text:p>
          </table:table-cell>
          <table:table-cell table:formula="of:=[.$B37]*[.AL$26]" office:value-type="float" office:value="33.12" calcext:value-type="float">
            <text:p>33.12</text:p>
          </table:table-cell>
          <table:table-cell table:formula="of:=[.$B37]*[.AM$26]" office:value-type="float" office:value="36.8" calcext:value-type="float">
            <text:p>36.8</text:p>
          </table:table-cell>
          <table:table-cell table:formula="of:=[.$B37]*[.AN$26]" office:value-type="float" office:value="40.48" calcext:value-type="float">
            <text:p>40.4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ullabor to Cenduna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30M00S" calcext:value-type="time">
            <text:p>06:30</text:p>
          </table:table-cell>
          <table:table-cell table:formula="of:=[.G35]+1" office:value-type="date" office:date-value="2021-09-02" calcext:value-type="date">
            <text:p>Thu, 2</text:p>
          </table:table-cell>
          <table:table-cell table:style-name="ce29"/>
          <table:table-cell office:value-type="percentage" office:value="0.999521748929457" calcext:value-type="percentage">
            <text:p>100%</text:p>
          </table:table-cell>
          <table:table-cell/>
          <table:table-cell table:formula="of:=IF([.F38];[.B38];[.B38]+[.K37])" office:value-type="float" office:value="296" calcext:value-type="float">
            <text:p>296</text:p>
          </table:table-cell>
          <table:table-cell table:formula="of:=TIME([.B38]/[.C38];0;0)" office:value-type="time" office:time-value="PT03H17M20S" calcext:value-type="time">
            <text:p>03:17</text:p>
          </table:table-cell>
          <table:table-cell table:formula="of:=IF([.F38];[.L38]+[.F38]+[.H38];[.P37]+[.L38]+[.H38])" office:value-type="time" office:time-value="PT09H47M20S" calcext:value-type="time">
            <text:p>09:47</text:p>
          </table:table-cell>
          <table:table-cell table:formula="of:=IF([.I38];TIME([.V38]*[.$B$27]/[.E38];0;0);0)" office:value-type="time" office:time-value="PT03H55M48.971428571S" calcext:value-type="time">
            <text:p>03:55</text:p>
          </table:table-cell>
          <table:table-cell table:formula="of:=[.L38]+[.N38]" office:value-type="time" office:time-value="PT07H13M08.971429S" calcext:value-type="time">
            <text:p>07:13</text:p>
          </table:table-cell>
          <table:table-cell table:formula="of:=IF([.F39];[.F39];[.M38]+[.N38])" office:value-type="time" office:time-value="PT13H43M08.971429S" calcext:value-type="time">
            <text:p>13:43</text:p>
          </table:table-cell>
          <table:table-cell table:formula="of:=IF([.G38];[.L38];[.L38]+[.Q37])" office:value-type="time" office:time-value="PT03H17M20S" calcext:value-type="time">
            <text:p>03:17</text:p>
          </table:table-cell>
          <table:table-cell table:formula="of:=IF([.G38];[.O38];[.O38]+[.R37])" office:value-type="time" office:time-value="PT07H13M08.971429S" calcext:value-type="time">
            <text:p>07:13</text:p>
          </table:table-cell>
          <table:table-cell table:style-name="ce10" table:formula="of:=1000*(([.$B$26]*[.B38]*[.C38]/100)+[.D38]*[.L38]*24)/[.B38]" office:value-type="float" office:value="185.555555555556" calcext:value-type="float">
            <text:p>186</text:p>
          </table:table-cell>
          <table:table-cell table:formula="of:=(([.$B$26]*[.B38]*[.C38]/100)+[.D38]*[.L38]*24)/[.$B$27]" office:value-type="percentage" office:value="0.631315453384419" calcext:value-type="percentage">
            <text:p>63%</text:p>
          </table:table-cell>
          <table:table-cell table:formula="of:=IF([.I37];[.I37]-[.T38];[.U37]-[.T38])" office:value-type="percentage" office:value="0.367064533092931" calcext:value-type="percentage">
            <text:p>37%</text:p>
          </table:table-cell>
          <table:table-cell table:formula="of:=IF([.I38];[.I38]-[.U38];)" office:value-type="percentage" office:value="0.632457215836526" calcext:value-type="percentage">
            <text:p>63%</text:p>
          </table:table-cell>
          <table:table-cell table:number-columns-repeated="2"/>
          <table:table-cell table:style-name="ce5" table:formula="of:=TIME([.$B38]/80;0;0)" office:value-type="time" office:time-value="PT03H42M00S" calcext:value-type="time">
            <text:p>03:42:00</text:p>
          </table:table-cell>
          <table:table-cell table:style-name="ce6" table:formula="of:=IF([.$E38];TIME([.AK38]/[.E38];0;0);)" office:value-type="time" office:time-value="PT03H22M58.285714286S" calcext:value-type="time">
            <text:p>03:22</text:p>
          </table:table-cell>
          <table:table-cell table:style-name="ce5" table:formula="of:=TIME([.$B38]/90;0;0)" office:value-type="time" office:time-value="PT03H17M20S" calcext:value-type="time">
            <text:p>03:17:20</text:p>
          </table:table-cell>
          <table:table-cell table:style-name="ce6" table:formula="of:=IF([.$E38];TIME([.AL38]/[.$E38];0;0);)" office:value-type="time" office:time-value="PT03H48M20.571428571S" calcext:value-type="time">
            <text:p>03:48</text:p>
          </table:table-cell>
          <table:table-cell table:style-name="ce5" table:formula="of:=TIME([.$B38]/100;0;0)" office:value-type="time" office:time-value="PT02H57M36S" calcext:value-type="time">
            <text:p>02:57:36</text:p>
          </table:table-cell>
          <table:table-cell table:style-name="ce6" table:formula="of:=IF([.$E38];TIME([.AM38]/[.$E38];0;0);)" office:value-type="time" office:time-value="PT04H13M42.857142857S" calcext:value-type="time">
            <text:p>04:13</text:p>
          </table:table-cell>
          <table:table-cell table:style-name="ce5" table:formula="of:=TIME([.$B38]/110;0;0)" office:value-type="time" office:time-value="PT02H41M27.272727273S" calcext:value-type="time">
            <text:p>02:41:27</text:p>
          </table:table-cell>
          <table:table-cell table:style-name="ce6" table:formula="of:=IF([.$E38];TIME([.AN38]/[.$E38];0;0);)" office:value-type="time" office:time-value="PT04H39M05.142857143S" calcext:value-type="time">
            <text:p>04:39</text:p>
          </table:table-cell>
          <table:table-cell table:style-name="ce6" table:formula="of:=[.Y38]+[.Z38]" office:value-type="time" office:time-value="PT07H04M58.285714S" calcext:value-type="time">
            <text:p>07:04</text:p>
          </table:table-cell>
          <table:table-cell table:style-name="ce6" table:formula="of:=[.AA38]+[.AB38]" office:value-type="time" office:time-value="PT07H05M40.571429S" calcext:value-type="time">
            <text:p>07:05</text:p>
          </table:table-cell>
          <table:table-cell table:style-name="ce6" table:formula="of:=[.AC38]+[.AD38]" office:value-type="time" office:time-value="PT07H11M18.857143S" calcext:value-type="time">
            <text:p>07:11</text:p>
          </table:table-cell>
          <table:table-cell table:style-name="ce6" table:formula="of:=[.AE38]+[.AF38]" office:value-type="time" office:time-value="PT07H20M32.415584S" calcext:value-type="time">
            <text:p>07:20</text:p>
          </table:table-cell>
          <table:table-cell table:formula="of:=[.$B38]*[.AK$26]" office:value-type="float" office:value="47.36" calcext:value-type="float">
            <text:p>47.36</text:p>
          </table:table-cell>
          <table:table-cell table:formula="of:=[.$B38]*[.AL$26]" office:value-type="float" office:value="53.28" calcext:value-type="float">
            <text:p>53.28</text:p>
          </table:table-cell>
          <table:table-cell table:formula="of:=[.$B38]*[.AM$26]" office:value-type="float" office:value="59.2" calcext:value-type="float">
            <text:p>59.2</text:p>
          </table:table-cell>
          <table:table-cell table:formula="of:=[.$B38]*[.AN$26]" office:value-type="float" office:value="65.12" calcext:value-type="float">
            <text:p>65.1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eduna to Poochea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737103645481181" calcext:value-type="percentage">
            <text:p>74%</text:p>
          </table:table-cell>
          <table:table-cell/>
          <table:table-cell table:formula="of:=IF([.F39];[.B39];[.B39]+[.K38])" office:value-type="float" office:value="434" calcext:value-type="float">
            <text:p>434</text:p>
          </table:table-cell>
          <table:table-cell table:formula="of:=TIME([.B39]/[.C39];0;0)" office:value-type="time" office:time-value="PT01H43M30S" calcext:value-type="time">
            <text:p>01:43</text:p>
          </table:table-cell>
          <table:table-cell table:formula="of:=IF([.F39];[.L39]+[.F39]+[.H39];[.P38]+[.L39]+[.H39])" office:value-type="time" office:time-value="PT15H26M38.971429S" calcext:value-type="time">
            <text:p>15:26</text:p>
          </table:table-cell>
          <table:table-cell table:formula="of:=IF([.I39];TIME([.V39]*[.$B$27]/[.E39];0;0);0)" office:value-type="time" office:time-value="PT00H00M28.832142857S" calcext:value-type="time">
            <text:p>00:00</text:p>
          </table:table-cell>
          <table:table-cell table:formula="of:=[.L39]+[.N39]" office:value-type="time" office:time-value="PT01H43M58.832143S" calcext:value-type="time">
            <text:p>01:43</text:p>
          </table:table-cell>
          <table:table-cell table:formula="of:=IF([.F40];[.F40];[.M39]+[.N39])" office:value-type="time" office:time-value="PT15H27M07.803572S" calcext:value-type="time">
            <text:p>15:27</text:p>
          </table:table-cell>
          <table:table-cell table:formula="of:=IF([.G39];[.L39];[.L39]+[.Q38])" office:value-type="time" office:time-value="PT05H00M50S" calcext:value-type="time">
            <text:p>05:00</text:p>
          </table:table-cell>
          <table:table-cell table:formula="of:=IF([.G39];[.O39];[.O39]+[.R38])" office:value-type="time" office:time-value="PT08H57M07.803572S" calcext:value-type="time">
            <text:p>08:57</text:p>
          </table:table-cell>
          <table:table-cell table:style-name="ce10" table:formula="of:=1000*(([.$B$26]*[.B39]*[.C39]/100)+[.D39]*[.L39]*24)/[.B39]" office:value-type="float" office:value="166.25" calcext:value-type="float">
            <text:p>166</text:p>
          </table:table-cell>
          <table:table-cell table:formula="of:=(([.$B$26]*[.B39]*[.C39]/100)+[.D39]*[.L39]*24)/[.$B$27]" office:value-type="percentage" office:value="0.263706896551724" calcext:value-type="percentage">
            <text:p>26%</text:p>
          </table:table-cell>
          <table:table-cell table:formula="of:=IF([.I38];[.I38]-[.T39];[.U38]-[.T39])" office:value-type="percentage" office:value="0.735814852377733" calcext:value-type="percentage">
            <text:p>74%</text:p>
          </table:table-cell>
          <table:table-cell table:formula="of:=IF([.I39];[.I39]-[.U39];)" office:value-type="percentage" office:value="0.0012887931034482" calcext:value-type="percentage">
            <text:p>0%</text:p>
          </table:table-cell>
          <table:table-cell table:number-columns-repeated="2"/>
          <table:table-cell table:style-name="ce5" table:formula="of:=TIME([.$B39]/80;0;0)" office:value-type="time" office:time-value="PT01H43M30S" calcext:value-type="time">
            <text:p>01:43:30</text:p>
          </table:table-cell>
          <table:table-cell table:style-name="ce6" table:formula="of:=IF([.$E39];TIME([.AK39]/[.E39];0;0);)" office:value-type="time" office:time-value="PT01H34M37.714285714S" calcext:value-type="time">
            <text:p>01:34</text:p>
          </table:table-cell>
          <table:table-cell table:style-name="ce5" table:formula="of:=TIME([.$B39]/90;0;0)" office:value-type="time" office:time-value="PT01H32M00S" calcext:value-type="time">
            <text:p>01:32:00</text:p>
          </table:table-cell>
          <table:table-cell table:style-name="ce6" table:formula="of:=IF([.$E39];TIME([.AL39]/[.$E39];0;0);)" office:value-type="time" office:time-value="PT01H46M27.428571429S" calcext:value-type="time">
            <text:p>01:46</text:p>
          </table:table-cell>
          <table:table-cell table:style-name="ce5" table:formula="of:=TIME([.$B39]/100;0;0)" office:value-type="time" office:time-value="PT01H22M48S" calcext:value-type="time">
            <text:p>01:22:48</text:p>
          </table:table-cell>
          <table:table-cell table:style-name="ce6" table:formula="of:=IF([.$E39];TIME([.AM39]/[.$E39];0;0);)" office:value-type="time" office:time-value="PT01H58M17.142857143S" calcext:value-type="time">
            <text:p>01:58</text:p>
          </table:table-cell>
          <table:table-cell table:style-name="ce5" table:formula="of:=TIME([.$B39]/110;0;0)" office:value-type="time" office:time-value="PT01H15M16.363636364S" calcext:value-type="time">
            <text:p>01:15:16</text:p>
          </table:table-cell>
          <table:table-cell table:style-name="ce6" table:formula="of:=IF([.$E39];TIME([.AN39]/[.$E39];0;0);)" office:value-type="time" office:time-value="PT02H10M06.857142857S" calcext:value-type="time">
            <text:p>02:10</text:p>
          </table:table-cell>
          <table:table-cell table:style-name="ce6" table:formula="of:=[.Y39]+[.Z39]" office:value-type="time" office:time-value="PT03H18M07.714286S" calcext:value-type="time">
            <text:p>03:18</text:p>
          </table:table-cell>
          <table:table-cell table:style-name="ce6" table:formula="of:=[.AA39]+[.AB39]" office:value-type="time" office:time-value="PT03H18M27.428571S" calcext:value-type="time">
            <text:p>03:18</text:p>
          </table:table-cell>
          <table:table-cell table:style-name="ce6" table:formula="of:=[.AC39]+[.AD39]" office:value-type="time" office:time-value="PT03H21M05.142857S" calcext:value-type="time">
            <text:p>03:21</text:p>
          </table:table-cell>
          <table:table-cell table:style-name="ce6" table:formula="of:=[.AE39]+[.AF39]" office:value-type="time" office:time-value="PT03H25M23.220779S" calcext:value-type="time">
            <text:p>03:25</text:p>
          </table:table-cell>
          <table:table-cell table:formula="of:=[.$B39]*[.AK$26]" office:value-type="float" office:value="22.08" calcext:value-type="float">
            <text:p>22.08</text:p>
          </table:table-cell>
          <table:table-cell table:formula="of:=[.$B39]*[.AL$26]" office:value-type="float" office:value="24.84" calcext:value-type="float">
            <text:p>24.84</text:p>
          </table:table-cell>
          <table:table-cell table:formula="of:=[.$B39]*[.AM$26]" office:value-type="float" office:value="27.6" calcext:value-type="float">
            <text:p>27.6</text:p>
          </table:table-cell>
          <table:table-cell table:formula="of:=[.$B39]*[.AN$26]" office:value-type="float" office:value="30.36" calcext:value-type="float">
            <text:p>30.3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Poochea to Port Augusta</text:p>
          </table:table-cell>
          <table:table-cell office:value-type="float" office:value="327" calcext:value-type="float">
            <text:p>32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5286835136353" calcext:value-type="percentage">
            <text:p>100%</text:p>
          </table:table-cell>
          <table:table-cell/>
          <table:table-cell table:formula="of:=IF([.F40];[.B40];[.B40]+[.K39])" office:value-type="float" office:value="761" calcext:value-type="float">
            <text:p>761</text:p>
          </table:table-cell>
          <table:table-cell table:formula="of:=TIME([.B40]/[.C40];0;0)" office:value-type="time" office:time-value="PT04H05M15S" calcext:value-type="time">
            <text:p>04:05</text:p>
          </table:table-cell>
          <table:table-cell table:formula="of:=IF([.F40];[.L40]+[.F40]+[.H40];[.P39]+[.L40]+[.H40])" office:value-type="time" office:time-value="PT19H32M22.803572S" calcext:value-type="time">
            <text:p>19:32</text:p>
          </table:table-cell>
          <table:table-cell table:formula="of:=IF([.I40];TIME([.V40]*[.$B$27]/[.E40];0;0);0)" office:value-type="time" office:time-value="PT05H29M15.176785714S" calcext:value-type="time">
            <text:p>05:29</text:p>
          </table:table-cell>
          <table:table-cell table:formula="of:=[.L40]+[.N40]" office:value-type="time" office:time-value="PT09H34M30.176786S" calcext:value-type="time">
            <text:p>09:34</text:p>
          </table:table-cell>
          <table:table-cell table:formula="of:=IF([.F41];[.F41];[.M40]+[.N40])" office:value-type="time" office:time-value="PT05H00M00S" calcext:value-type="time">
            <text:p>05:00</text:p>
          </table:table-cell>
          <table:table-cell table:formula="of:=IF([.G40];[.L40];[.L40]+[.Q39])" office:value-type="time" office:time-value="PT09H06M05S" calcext:value-type="time">
            <text:p>09:06</text:p>
          </table:table-cell>
          <table:table-cell table:formula="of:=IF([.G40];[.O40];[.O40]+[.R39])" office:value-type="time" office:time-value="PT18H31M37.980358S" calcext:value-type="time">
            <text:p>18:31</text:p>
          </table:table-cell>
          <table:table-cell table:style-name="ce10" table:formula="of:=1000*(([.$B$26]*[.B40]*[.C40]/100)+[.D40]*[.L40]*24)/[.B40]" office:value-type="float" office:value="166.25" calcext:value-type="float">
            <text:p>166</text:p>
          </table:table-cell>
          <table:table-cell table:formula="of:=(([.$B$26]*[.B40]*[.C40]/100)+[.D40]*[.L40]*24)/[.$B$27]" office:value-type="percentage" office:value="0.624870689655172" calcext:value-type="percentage">
            <text:p>62%</text:p>
          </table:table-cell>
          <table:table-cell table:formula="of:=IF([.I39];[.I39]-[.T40];[.U39]-[.T40])" office:value-type="percentage" office:value="0.112232955826009" calcext:value-type="percentage">
            <text:p>11%</text:p>
          </table:table-cell>
          <table:table-cell table:formula="of:=IF([.I40];[.I40]-[.U40];)" office:value-type="percentage" office:value="0.883053879310344" calcext:value-type="percentage">
            <text:p>88%</text:p>
          </table:table-cell>
          <table:table-cell table:number-columns-repeated="2"/>
          <table:table-cell table:style-name="ce5" table:formula="of:=TIME([.$B40]/80;0;0)" office:value-type="time" office:time-value="PT04H05M15S" calcext:value-type="time">
            <text:p>04:05:15</text:p>
          </table:table-cell>
          <table:table-cell table:style-name="ce6" table:formula="of:=IF([.$E40];TIME([.AK40]/[.E40];0;0);)" office:value-type="time" office:time-value="PT03H44M13.714285714S" calcext:value-type="time">
            <text:p>03:44</text:p>
          </table:table-cell>
          <table:table-cell table:style-name="ce5" table:formula="of:=TIME([.$B40]/90;0;0)" office:value-type="time" office:time-value="PT03H38M00S" calcext:value-type="time">
            <text:p>03:38:00</text:p>
          </table:table-cell>
          <table:table-cell table:style-name="ce6" table:formula="of:=IF([.$E40];TIME([.AL40]/[.$E40];0;0);)" office:value-type="time" office:time-value="PT04H12M15.428571429S" calcext:value-type="time">
            <text:p>04:12</text:p>
          </table:table-cell>
          <table:table-cell table:style-name="ce5" table:formula="of:=TIME([.$B40]/100;0;0)" office:value-type="time" office:time-value="PT03H16M12S" calcext:value-type="time">
            <text:p>03:16:12</text:p>
          </table:table-cell>
          <table:table-cell table:style-name="ce6" table:formula="of:=IF([.$E40];TIME([.AM40]/[.$E40];0;0);)" office:value-type="time" office:time-value="PT04H40M17.142857143S" calcext:value-type="time">
            <text:p>04:40</text:p>
          </table:table-cell>
          <table:table-cell table:style-name="ce5" table:formula="of:=TIME([.$B40]/110;0;0)" office:value-type="time" office:time-value="PT02H58M21.818181818S" calcext:value-type="time">
            <text:p>02:58:21</text:p>
          </table:table-cell>
          <table:table-cell table:style-name="ce6" table:formula="of:=IF([.$E40];TIME([.AN40]/[.$E40];0;0);)" office:value-type="time" office:time-value="PT05H08M18.857142857S" calcext:value-type="time">
            <text:p>05:08</text:p>
          </table:table-cell>
          <table:table-cell table:style-name="ce6" table:formula="of:=[.Y40]+[.Z40]" office:value-type="time" office:time-value="PT07H49M28.714286S" calcext:value-type="time">
            <text:p>07:49</text:p>
          </table:table-cell>
          <table:table-cell table:style-name="ce6" table:formula="of:=[.AA40]+[.AB40]" office:value-type="time" office:time-value="PT07H50M15.428571S" calcext:value-type="time">
            <text:p>07:50</text:p>
          </table:table-cell>
          <table:table-cell table:style-name="ce6" table:formula="of:=[.AC40]+[.AD40]" office:value-type="time" office:time-value="PT07H56M29.142857S" calcext:value-type="time">
            <text:p>07:56</text:p>
          </table:table-cell>
          <table:table-cell table:style-name="ce6" table:formula="of:=[.AE40]+[.AF40]" office:value-type="time" office:time-value="PT08H06M40.675325S" calcext:value-type="time">
            <text:p>08:06</text:p>
          </table:table-cell>
          <table:table-cell table:formula="of:=[.$B40]*[.AK$26]" office:value-type="float" office:value="52.32" calcext:value-type="float">
            <text:p>52.32</text:p>
          </table:table-cell>
          <table:table-cell table:formula="of:=[.$B40]*[.AL$26]" office:value-type="float" office:value="58.86" calcext:value-type="float">
            <text:p>58.86</text:p>
          </table:table-cell>
          <table:table-cell table:formula="of:=[.$B40]*[.AM$26]" office:value-type="float" office:value="65.4" calcext:value-type="float">
            <text:p>65.4</text:p>
          </table:table-cell>
          <table:table-cell table:formula="of:=[.$B40]*[.AN$26]" office:value-type="float" office:value="71.94" calcext:value-type="float">
            <text:p>71.9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Port Augusta to Clare Valley S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5H00M00S" calcext:value-type="time">
            <text:p>05:00</text:p>
          </table:table-cell>
          <table:table-cell table:formula="of:=[.G38]+1" office:value-type="date" office:date-value="2021-09-03" calcext:value-type="date">
            <text:p>Fri, 3</text:p>
          </table:table-cell>
          <table:table-cell table:style-name="ce29"/>
          <table:table-cell office:value-type="percentage" office:value="0.9796098236421" calcext:value-type="percentage">
            <text:p>98%</text:p>
          </table:table-cell>
          <table:table-cell/>
          <table:table-cell table:formula="of:=IF([.F41];[.B41];[.B41]+[.K40])" office:value-type="float" office:value="194" calcext:value-type="float">
            <text:p>194</text:p>
          </table:table-cell>
          <table:table-cell table:formula="of:=TIME([.B41]/[.C41];0;0)" office:value-type="time" office:time-value="PT01H56M24S" calcext:value-type="time">
            <text:p>01:56</text:p>
          </table:table-cell>
          <table:table-cell table:formula="of:=IF([.F41];[.L41]+[.F41]+[.H41];[.P40]+[.L41]+[.H41])" office:value-type="time" office:time-value="PT06H56M24S" calcext:value-type="time">
            <text:p>06:56</text:p>
          </table:table-cell>
          <table:table-cell table:formula="of:=IF([.I41];TIME([.V41]*[.$B$27]/[.E41];0;0);0)" office:value-type="time" office:time-value="PT00H32M55.170857143S" calcext:value-type="time">
            <text:p>00:32</text:p>
          </table:table-cell>
          <table:table-cell table:formula="of:=[.L41]+[.N41]" office:value-type="time" office:time-value="PT02H29M19.170857S" calcext:value-type="time">
            <text:p>02:29</text:p>
          </table:table-cell>
          <table:table-cell table:formula="of:=IF([.F42];[.F42];[.M41]+[.N41])" office:value-type="time" office:time-value="PT07H29M19.170857S" calcext:value-type="time">
            <text:p>07:29</text:p>
          </table:table-cell>
          <table:table-cell table:formula="of:=IF([.G41];[.L41];[.L41]+[.Q40])" office:value-type="time" office:time-value="PT01H56M24S" calcext:value-type="time">
            <text:p>01:56</text:p>
          </table:table-cell>
          <table:table-cell table:formula="of:=IF([.G41];[.O41];[.O41]+[.R40])" office:value-type="time" office:time-value="PT02H29M19.170857S" calcext:value-type="time">
            <text:p>02:29</text:p>
          </table:table-cell>
          <table:table-cell table:style-name="ce10" table:formula="of:=1000*(([.$B$26]*[.B41]*[.C41]/100)+[.D41]*[.L41]*24)/[.B41]" office:value-type="float" office:value="205" calcext:value-type="float">
            <text:p>205</text:p>
          </table:table-cell>
          <table:table-cell table:formula="of:=(([.$B$26]*[.B41]*[.C41]/100)+[.D41]*[.L41]*24)/[.$B$27]" office:value-type="percentage" office:value="0.457126436781609" calcext:value-type="percentage">
            <text:p>46%</text:p>
          </table:table-cell>
          <table:table-cell table:formula="of:=IF([.I40];[.I40]-[.T41];[.U40]-[.T41])" office:value-type="percentage" office:value="0.538160398354744" calcext:value-type="percentage">
            <text:p>54%</text:p>
          </table:table-cell>
          <table:table-cell table:formula="of:=IF([.I41];[.I41]-[.U41];)" office:value-type="percentage" office:value="0.441449425287356" calcext:value-type="percentage">
            <text:p>44%</text:p>
          </table:table-cell>
          <table:table-cell table:number-columns-repeated="2"/>
          <table:table-cell table:style-name="ce5" table:formula="of:=TIME([.$B41]/80;0;0)" office:value-type="time" office:time-value="PT02H25M30S" calcext:value-type="time">
            <text:p>02:25:30</text:p>
          </table:table-cell>
          <table:table-cell table:style-name="ce6" table:formula="of:=IF([.$E41];TIME([.AK41]/[.E41];0;0);)" office:value-type="time" office:time-value="PT00H26M36.342857143S" calcext:value-type="time">
            <text:p>00:26</text:p>
          </table:table-cell>
          <table:table-cell table:style-name="ce5" table:formula="of:=TIME([.$B41]/90;0;0)" office:value-type="time" office:time-value="PT02H09M20S" calcext:value-type="time">
            <text:p>02:09:20</text:p>
          </table:table-cell>
          <table:table-cell table:style-name="ce6" table:formula="of:=IF([.$E41];TIME([.AL41]/[.$E41];0;0);)" office:value-type="time" office:time-value="PT00H29M55.885714286S" calcext:value-type="time">
            <text:p>00:29</text:p>
          </table:table-cell>
          <table:table-cell table:style-name="ce5" table:formula="of:=TIME([.$B41]/100;0;0)" office:value-type="time" office:time-value="PT01H56M24S" calcext:value-type="time">
            <text:p>01:56:24</text:p>
          </table:table-cell>
          <table:table-cell table:style-name="ce6" table:formula="of:=IF([.$E41];TIME([.AM41]/[.$E41];0;0);)" office:value-type="time" office:time-value="PT00H33M15.428571429S" calcext:value-type="time">
            <text:p>00:33</text:p>
          </table:table-cell>
          <table:table-cell table:style-name="ce5" table:formula="of:=TIME([.$B41]/110;0;0)" office:value-type="time" office:time-value="PT01H45M49.090909091S" calcext:value-type="time">
            <text:p>01:45:49</text:p>
          </table:table-cell>
          <table:table-cell table:style-name="ce6" table:formula="of:=IF([.$E41];TIME([.AN41]/[.$E41];0;0);)" office:value-type="time" office:time-value="PT00H36M34.971428571S" calcext:value-type="time">
            <text:p>00:36</text:p>
          </table:table-cell>
          <table:table-cell table:style-name="ce6" table:formula="of:=[.Y41]+[.Z41]" office:value-type="time" office:time-value="PT02H52M06.342857S" calcext:value-type="time">
            <text:p>02:52</text:p>
          </table:table-cell>
          <table:table-cell table:style-name="ce6" table:formula="of:=[.AA41]+[.AB41]" office:value-type="time" office:time-value="PT02H39M15.885714S" calcext:value-type="time">
            <text:p>02:39</text:p>
          </table:table-cell>
          <table:table-cell table:style-name="ce6" table:formula="of:=[.AC41]+[.AD41]" office:value-type="time" office:time-value="PT02H29M39.428571S" calcext:value-type="time">
            <text:p>02:29</text:p>
          </table:table-cell>
          <table:table-cell table:style-name="ce6" table:formula="of:=[.AE41]+[.AF41]" office:value-type="time" office:time-value="PT02H22M24.062338S" calcext:value-type="time">
            <text:p>02:22</text:p>
          </table:table-cell>
          <table:table-cell table:formula="of:=[.$B41]*[.AK$26]" office:value-type="float" office:value="31.04" calcext:value-type="float">
            <text:p>31.04</text:p>
          </table:table-cell>
          <table:table-cell table:formula="of:=[.$B41]*[.AL$26]" office:value-type="float" office:value="34.92" calcext:value-type="float">
            <text:p>34.92</text:p>
          </table:table-cell>
          <table:table-cell table:formula="of:=[.$B41]*[.AM$26]" office:value-type="float" office:value="38.8" calcext:value-type="float">
            <text:p>38.8</text:p>
          </table:table-cell>
          <table:table-cell table:formula="of:=[.$B41]*[.AN$26]" office:value-type="float" office:value="42.68" calcext:value-type="float">
            <text:p>42.6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lare Valley S to Keith S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702140283412215" calcext:value-type="percentage">
            <text:p>70%</text:p>
          </table:table-cell>
          <table:table-cell/>
          <table:table-cell table:formula="of:=IF([.F42];[.B42];[.B42]+[.K41])" office:value-type="float" office:value="525" calcext:value-type="float">
            <text:p>525</text:p>
          </table:table-cell>
          <table:table-cell table:formula="of:=TIME([.B42]/[.C42];0;0)" office:value-type="time" office:time-value="PT03H18M36S" calcext:value-type="time">
            <text:p>03:18</text:p>
          </table:table-cell>
          <table:table-cell table:formula="of:=IF([.F42];[.L42]+[.F42]+[.H42];[.P41]+[.L42]+[.H42])" office:value-type="time" office:time-value="PT10H47M55.170857S" calcext:value-type="time">
            <text:p>10:47</text:p>
          </table:table-cell>
          <table:table-cell table:formula="of:=IF([.I42];TIME([.V42]*[.$B$27]/[.E42];0;0);0)" office:value-type="time" office:time-value="PT00H37M28.207714286S" calcext:value-type="time">
            <text:p>00:37</text:p>
          </table:table-cell>
          <table:table-cell table:formula="of:=[.L42]+[.N42]" office:value-type="time" office:time-value="PT03H56M04.207714S" calcext:value-type="time">
            <text:p>03:56</text:p>
          </table:table-cell>
          <table:table-cell table:formula="of:=IF([.F43];[.F43];[.M42]+[.N42])" office:value-type="time" office:time-value="PT11H25M23.378571S" calcext:value-type="time">
            <text:p>11:25</text:p>
          </table:table-cell>
          <table:table-cell table:formula="of:=IF([.G42];[.L42];[.L42]+[.Q41])" office:value-type="time" office:time-value="PT05H15M00S" calcext:value-type="time">
            <text:p>05:15</text:p>
          </table:table-cell>
          <table:table-cell table:formula="of:=IF([.G42];[.O42];[.O42]+[.R41])" office:value-type="time" office:time-value="PT06H25M23.378571S" calcext:value-type="time">
            <text:p>06:25</text:p>
          </table:table-cell>
          <table:table-cell table:style-name="ce10" table:formula="of:=1000*(([.$B$26]*[.B42]*[.C42]/100)+[.D42]*[.L42]*24)/[.B42]" office:value-type="float" office:value="205" calcext:value-type="float">
            <text:p>205</text:p>
          </table:table-cell>
          <table:table-cell table:formula="of:=(([.$B$26]*[.B42]*[.C42]/100)+[.D42]*[.L42]*24)/[.$B$27]" office:value-type="percentage" office:value="0.779942528735632" calcext:value-type="percentage">
            <text:p>78%</text:p>
          </table:table-cell>
          <table:table-cell table:formula="of:=IF([.I41];[.I41]-[.T42];[.U41]-[.T42])" office:value-type="percentage" office:value="0.199667294906468" calcext:value-type="percentage">
            <text:p>20%</text:p>
          </table:table-cell>
          <table:table-cell table:formula="of:=IF([.I42];[.I42]-[.U42];)" office:value-type="percentage" office:value="0.502472988505747" calcext:value-type="percentage">
            <text:p>50%</text:p>
          </table:table-cell>
          <table:table-cell table:number-columns-repeated="2"/>
          <table:table-cell table:style-name="ce5" table:formula="of:=TIME([.$B42]/80;0;0)" office:value-type="time" office:time-value="PT04H08M15S" calcext:value-type="time">
            <text:p>04:08:15</text:p>
          </table:table-cell>
          <table:table-cell table:style-name="ce6" table:formula="of:=IF([.$E42];TIME([.AK42]/[.E42];0;0);)" office:value-type="time" office:time-value="PT00H45M23.657142857S" calcext:value-type="time">
            <text:p>00:45</text:p>
          </table:table-cell>
          <table:table-cell table:style-name="ce5" table:formula="of:=TIME([.$B42]/90;0;0)" office:value-type="time" office:time-value="PT03H40M40S" calcext:value-type="time">
            <text:p>03:40:40</text:p>
          </table:table-cell>
          <table:table-cell table:style-name="ce6" table:formula="of:=IF([.$E42];TIME([.AL42]/[.$E42];0;0);)" office:value-type="time" office:time-value="PT00H51M04.114285714S" calcext:value-type="time">
            <text:p>00:51</text:p>
          </table:table-cell>
          <table:table-cell table:style-name="ce5" table:formula="of:=TIME([.$B42]/100;0;0)" office:value-type="time" office:time-value="PT03H18M36S" calcext:value-type="time">
            <text:p>03:18:36</text:p>
          </table:table-cell>
          <table:table-cell table:style-name="ce6" table:formula="of:=IF([.$E42];TIME([.AM42]/[.$E42];0;0);)" office:value-type="time" office:time-value="PT00H56M44.571428571S" calcext:value-type="time">
            <text:p>00:56</text:p>
          </table:table-cell>
          <table:table-cell table:style-name="ce5" table:formula="of:=TIME([.$B42]/110;0;0)" office:value-type="time" office:time-value="PT03H00M32.727272727S" calcext:value-type="time">
            <text:p>03:00:32</text:p>
          </table:table-cell>
          <table:table-cell table:style-name="ce6" table:formula="of:=IF([.$E42];TIME([.AN42]/[.$E42];0;0);)" office:value-type="time" office:time-value="PT01H02M25.028571429S" calcext:value-type="time">
            <text:p>01:02</text:p>
          </table:table-cell>
          <table:table-cell table:style-name="ce6" table:formula="of:=[.Y42]+[.Z42]" office:value-type="time" office:time-value="PT04H53M38.657143S" calcext:value-type="time">
            <text:p>04:53</text:p>
          </table:table-cell>
          <table:table-cell table:style-name="ce6" table:formula="of:=[.AA42]+[.AB42]" office:value-type="time" office:time-value="PT04H31M44.114286S" calcext:value-type="time">
            <text:p>04:31</text:p>
          </table:table-cell>
          <table:table-cell table:style-name="ce6" table:formula="of:=[.AC42]+[.AD42]" office:value-type="time" office:time-value="PT04H15M20.571429S" calcext:value-type="time">
            <text:p>04:15</text:p>
          </table:table-cell>
          <table:table-cell table:style-name="ce6" table:formula="of:=[.AE42]+[.AF42]" office:value-type="time" office:time-value="PT04H02M57.755844S" calcext:value-type="time">
            <text:p>04:02</text:p>
          </table:table-cell>
          <table:table-cell table:formula="of:=[.$B42]*[.AK$26]" office:value-type="float" office:value="52.96" calcext:value-type="float">
            <text:p>52.96</text:p>
          </table:table-cell>
          <table:table-cell table:formula="of:=[.$B42]*[.AL$26]" office:value-type="float" office:value="59.58" calcext:value-type="float">
            <text:p>59.58</text:p>
          </table:table-cell>
          <table:table-cell table:formula="of:=[.$B42]*[.AM$26]" office:value-type="float" office:value="66.2" calcext:value-type="float">
            <text:p>66.2</text:p>
          </table:table-cell>
          <table:table-cell table:formula="of:=[.$B42]*[.AN$26]" office:value-type="float" office:value="72.82" calcext:value-type="float">
            <text:p>72.8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Keith S to Horsham S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 office:value-type="time" office:time-value="PT00H30M00S" calcext:value-type="time">
            <text:p>00:30</text:p>
          </table:table-cell>
          <table:table-cell office:value-type="percentage" office:value="0.930021317894974" calcext:value-type="percentage">
            <text:p>93%</text:p>
          </table:table-cell>
          <table:table-cell/>
          <table:table-cell table:formula="of:=IF([.F43];[.B43];[.B43]+[.K42])" office:value-type="float" office:value="726" calcext:value-type="float">
            <text:p>726</text:p>
          </table:table-cell>
          <table:table-cell table:formula="of:=TIME([.B43]/[.C43];0;0)" office:value-type="time" office:time-value="PT02H00M36S" calcext:value-type="time">
            <text:p>02:00</text:p>
          </table:table-cell>
          <table:table-cell table:formula="of:=IF([.F43];[.L43]+[.F43]+[.H43];[.P42]+[.L43]+[.H43])" office:value-type="time" office:time-value="PT13H55M59.378571S" calcext:value-type="time">
            <text:p>13:55</text:p>
          </table:table-cell>
          <table:table-cell table:formula="of:=IF([.I43];TIME([.V43]*[.$B$27]/[.E43];0;0);0)" office:value-type="time" office:time-value="PT00H52M18.719142857S" calcext:value-type="time">
            <text:p>00:52</text:p>
          </table:table-cell>
          <table:table-cell table:formula="of:=[.L43]+[.N43]" office:value-type="time" office:time-value="PT02H52M54.719143S" calcext:value-type="time">
            <text:p>02:52</text:p>
          </table:table-cell>
          <table:table-cell table:formula="of:=IF([.F44];[.F44];[.M43]+[.N43])" office:value-type="time" office:time-value="PT14H48M18.097714S" calcext:value-type="time">
            <text:p>14:48</text:p>
          </table:table-cell>
          <table:table-cell table:formula="of:=IF([.G43];[.L43];[.L43]+[.Q42])" office:value-type="time" office:time-value="PT07H15M36S" calcext:value-type="time">
            <text:p>07:15</text:p>
          </table:table-cell>
          <table:table-cell table:formula="of:=IF([.G43];[.O43];[.O43]+[.R42])" office:value-type="time" office:time-value="PT09H18M18.097714S" calcext:value-type="time">
            <text:p>09:18</text:p>
          </table:table-cell>
          <table:table-cell table:style-name="ce10" table:formula="of:=1000*(([.$B$26]*[.B43]*[.C43]/100)+[.D43]*[.L43]*24)/[.B43]" office:value-type="float" office:value="205" calcext:value-type="float">
            <text:p>205</text:p>
          </table:table-cell>
          <table:table-cell table:formula="of:=(([.$B$26]*[.B43]*[.C43]/100)+[.D43]*[.L43]*24)/[.$B$27]" office:value-type="percentage" office:value="0.473620689655172" calcext:value-type="percentage">
            <text:p>47%</text:p>
          </table:table-cell>
          <table:table-cell table:formula="of:=IF([.I42];[.I42]-[.T43];[.U42]-[.T43])" office:value-type="percentage" office:value="0.228519593757043" calcext:value-type="percentage">
            <text:p>23%</text:p>
          </table:table-cell>
          <table:table-cell table:formula="of:=IF([.I43];[.I43]-[.U43];)" office:value-type="percentage" office:value="0.701501724137931" calcext:value-type="percentage">
            <text:p>70%</text:p>
          </table:table-cell>
          <table:table-cell table:number-columns-repeated="2"/>
          <table:table-cell table:style-name="ce5" table:formula="of:=TIME([.$B43]/80;0;0)" office:value-type="time" office:time-value="PT02H30M45S" calcext:value-type="time">
            <text:p>02:30:45</text:p>
          </table:table-cell>
          <table:table-cell table:style-name="ce6" table:formula="of:=IF([.$E43];TIME([.AK43]/[.E43];0;0);)" office:value-type="time" office:time-value="PT00H27M33.942857143S" calcext:value-type="time">
            <text:p>00:27</text:p>
          </table:table-cell>
          <table:table-cell table:style-name="ce5" table:formula="of:=TIME([.$B43]/90;0;0)" office:value-type="time" office:time-value="PT02H14M00S" calcext:value-type="time">
            <text:p>02:14:00</text:p>
          </table:table-cell>
          <table:table-cell table:style-name="ce6" table:formula="of:=IF([.$E43];TIME([.AL43]/[.$E43];0;0);)" office:value-type="time" office:time-value="PT00H31M00.685714286S" calcext:value-type="time">
            <text:p>00:31</text:p>
          </table:table-cell>
          <table:table-cell table:style-name="ce5" table:formula="of:=TIME([.$B43]/100;0;0)" office:value-type="time" office:time-value="PT02H00M36S" calcext:value-type="time">
            <text:p>02:00:36</text:p>
          </table:table-cell>
          <table:table-cell table:style-name="ce6" table:formula="of:=IF([.$E43];TIME([.AM43]/[.$E43];0;0);)" office:value-type="time" office:time-value="PT00H34M27.428571429S" calcext:value-type="time">
            <text:p>00:34</text:p>
          </table:table-cell>
          <table:table-cell table:style-name="ce5" table:formula="of:=TIME([.$B43]/110;0;0)" office:value-type="time" office:time-value="PT01H49M38.181818182S" calcext:value-type="time">
            <text:p>01:49:38</text:p>
          </table:table-cell>
          <table:table-cell table:style-name="ce6" table:formula="of:=IF([.$E43];TIME([.AN43]/[.$E43];0;0);)" office:value-type="time" office:time-value="PT00H37M54.171428571S" calcext:value-type="time">
            <text:p>00:37</text:p>
          </table:table-cell>
          <table:table-cell table:style-name="ce6" table:formula="of:=[.Y43]+[.Z43]" office:value-type="time" office:time-value="PT02H58M18.942857S" calcext:value-type="time">
            <text:p>02:58</text:p>
          </table:table-cell>
          <table:table-cell table:style-name="ce6" table:formula="of:=[.AA43]+[.AB43]" office:value-type="time" office:time-value="PT02H45M00.685714S" calcext:value-type="time">
            <text:p>02:45</text:p>
          </table:table-cell>
          <table:table-cell table:style-name="ce6" table:formula="of:=[.AC43]+[.AD43]" office:value-type="time" office:time-value="PT02H35M03.428571S" calcext:value-type="time">
            <text:p>02:35</text:p>
          </table:table-cell>
          <table:table-cell table:style-name="ce6" table:formula="of:=[.AE43]+[.AF43]" office:value-type="time" office:time-value="PT02H27M32.353247S" calcext:value-type="time">
            <text:p>02:27</text:p>
          </table:table-cell>
          <table:table-cell table:formula="of:=[.$B43]*[.AK$26]" office:value-type="float" office:value="32.16" calcext:value-type="float">
            <text:p>32.16</text:p>
          </table:table-cell>
          <table:table-cell table:formula="of:=[.$B43]*[.AL$26]" office:value-type="float" office:value="36.18" calcext:value-type="float">
            <text:p>36.18</text:p>
          </table:table-cell>
          <table:table-cell table:formula="of:=[.$B43]*[.AM$26]" office:value-type="float" office:value="40.2" calcext:value-type="float">
            <text:p>40.2</text:p>
          </table:table-cell>
          <table:table-cell table:formula="of:=[.$B43]*[.AN$26]" office:value-type="float" office:value="44.22" calcext:value-type="float">
            <text:p>44.2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Horsham to Maryborough CTR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42460973067388" calcext:value-type="percentage">
            <text:p>94%</text:p>
          </table:table-cell>
          <table:table-cell/>
          <table:table-cell table:formula="of:=IF([.F44];[.B44];[.B44]+[.K43])" office:value-type="float" office:value="891" calcext:value-type="float">
            <text:p>891</text:p>
          </table:table-cell>
          <table:table-cell table:formula="of:=TIME([.B44]/[.C44];0;0)" office:value-type="time" office:time-value="PT01H39M00S" calcext:value-type="time">
            <text:p>01:39</text:p>
          </table:table-cell>
          <table:table-cell table:formula="of:=IF([.F44];[.L44]+[.F44]+[.H44];[.P43]+[.L44]+[.H44])" office:value-type="time" office:time-value="PT16H27M18.097714S" calcext:value-type="time">
            <text:p>16:27</text:p>
          </table:table-cell>
          <table:table-cell table:formula="of:=IF([.I44];TIME([.V44]*[.$B$27]/[.E44];0;0);0)" office:value-type="time" office:time-value="PT00H41M53.322S" calcext:value-type="time">
            <text:p>00:41</text:p>
          </table:table-cell>
          <table:table-cell table:formula="of:=[.L44]+[.N44]" office:value-type="time" office:time-value="PT02H20M53.322S" calcext:value-type="time">
            <text:p>02:20</text:p>
          </table:table-cell>
          <table:table-cell table:formula="of:=IF([.F45];[.F45];[.M44]+[.N44])" office:value-type="time" office:time-value="PT17H09M11.419714S" calcext:value-type="time">
            <text:p>17:09</text:p>
          </table:table-cell>
          <table:table-cell table:formula="of:=IF([.G44];[.L44];[.L44]+[.Q43])" office:value-type="time" office:time-value="PT08H54M36S" calcext:value-type="time">
            <text:p>08:54</text:p>
          </table:table-cell>
          <table:table-cell table:formula="of:=IF([.G44];[.O44];[.O44]+[.R43])" office:value-type="time" office:time-value="PT11H39M11.419714S" calcext:value-type="time">
            <text:p>11:39</text:p>
          </table:table-cell>
          <table:table-cell table:style-name="ce10" table:formula="of:=1000*(([.$B$26]*[.B44]*[.C44]/100)+[.D44]*[.L44]*24)/[.B44]" office:value-type="float" office:value="205" calcext:value-type="float">
            <text:p>205</text:p>
          </table:table-cell>
          <table:table-cell table:formula="of:=(([.$B$26]*[.B44]*[.C44]/100)+[.D44]*[.L44]*24)/[.$B$27]" office:value-type="percentage" office:value="0.388793103448276" calcext:value-type="percentage">
            <text:p>39%</text:p>
          </table:table-cell>
          <table:table-cell table:formula="of:=IF([.I43];[.I43]-[.T44];[.U43]-[.T44])" office:value-type="percentage" office:value="0.541228214446698" calcext:value-type="percentage">
            <text:p>54%</text:p>
          </table:table-cell>
          <table:table-cell table:formula="of:=IF([.I44];[.I44]-[.U44];)" office:value-type="percentage" office:value="0.40123275862069" calcext:value-type="percentage">
            <text:p>40%</text:p>
          </table:table-cell>
          <table:table-cell table:number-columns-repeated="2"/>
          <table:table-cell table:style-name="ce5" table:formula="of:=TIME([.$B44]/80;0;0)" office:value-type="time" office:time-value="PT02H03M45S" calcext:value-type="time">
            <text:p>02:03:45</text:p>
          </table:table-cell>
          <table:table-cell table:style-name="ce6" table:formula="of:=IF([.$E44];TIME([.AK44]/[.E44];0;0);)" office:value-type="time" office:time-value="PT00H31M40.8S" calcext:value-type="time">
            <text:p>00:31</text:p>
          </table:table-cell>
          <table:table-cell table:style-name="ce5" table:formula="of:=TIME([.$B44]/90;0;0)" office:value-type="time" office:time-value="PT01H50M00S" calcext:value-type="time">
            <text:p>01:50:00</text:p>
          </table:table-cell>
          <table:table-cell table:style-name="ce6" table:formula="of:=IF([.$E44];TIME([.AL44]/[.$E44];0;0);)" office:value-type="time" office:time-value="PT00H35M38.4S" calcext:value-type="time">
            <text:p>00:35</text:p>
          </table:table-cell>
          <table:table-cell table:style-name="ce5" table:formula="of:=TIME([.$B44]/100;0;0)" office:value-type="time" office:time-value="PT01H39M00S" calcext:value-type="time">
            <text:p>01:39:00</text:p>
          </table:table-cell>
          <table:table-cell table:style-name="ce6" table:formula="of:=IF([.$E44];TIME([.AM44]/[.$E44];0;0);)" office:value-type="time" office:time-value="PT00H39M36S" calcext:value-type="time">
            <text:p>00:39</text:p>
          </table:table-cell>
          <table:table-cell table:style-name="ce5" table:formula="of:=TIME([.$B44]/110;0;0)" office:value-type="time" office:time-value="PT01H30M00S" calcext:value-type="time">
            <text:p>01:30:00</text:p>
          </table:table-cell>
          <table:table-cell table:style-name="ce6" table:formula="of:=IF([.$E44];TIME([.AN44]/[.$E44];0;0);)" office:value-type="time" office:time-value="PT00H43M33.6S" calcext:value-type="time">
            <text:p>00:43</text:p>
          </table:table-cell>
          <table:table-cell table:style-name="ce6" table:formula="of:=[.Y44]+[.Z44]" office:value-type="time" office:time-value="PT02H35M25.8S" calcext:value-type="time">
            <text:p>02:35</text:p>
          </table:table-cell>
          <table:table-cell table:style-name="ce6" table:formula="of:=[.AA44]+[.AB44]" office:value-type="time" office:time-value="PT02H25M38.4S" calcext:value-type="time">
            <text:p>02:25</text:p>
          </table:table-cell>
          <table:table-cell table:style-name="ce6" table:formula="of:=[.AC44]+[.AD44]" office:value-type="time" office:time-value="PT02H18M36S" calcext:value-type="time">
            <text:p>02:18</text:p>
          </table:table-cell>
          <table:table-cell table:style-name="ce6" table:formula="of:=[.AE44]+[.AF44]" office:value-type="time" office:time-value="PT02H13M33.6S" calcext:value-type="time">
            <text:p>02:13</text:p>
          </table:table-cell>
          <table:table-cell table:formula="of:=[.$B44]*[.AK$26]" office:value-type="float" office:value="26.4" calcext:value-type="float">
            <text:p>26.4</text:p>
          </table:table-cell>
          <table:table-cell table:formula="of:=[.$B44]*[.AL$26]" office:value-type="float" office:value="29.7" calcext:value-type="float">
            <text:p>29.7</text:p>
          </table:table-cell>
          <table:table-cell table:formula="of:=[.$B44]*[.AM$26]" office:value-type="float" office:value="33" calcext:value-type="float">
            <text:p>33</text:p>
          </table:table-cell>
          <table:table-cell table:formula="of:=[.$B44]*[.AN$26]" office:value-type="float" office:value="36.3" calcext:value-type="float">
            <text:p>36.3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Maryborough to Harcourt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style-name="ce29"/>
          <table:table-cell office:value-type="percentage" office:value="0" calcext:value-type="percentage">
            <text:p>0%</text:p>
          </table:table-cell>
          <table:table-cell/>
          <table:table-cell table:formula="of:=IF([.F45];[.B45];[.B45]+[.K44])" office:value-type="float" office:value="997" calcext:value-type="float">
            <text:p>997</text:p>
          </table:table-cell>
          <table:table-cell table:formula="of:=TIME([.B45]/[.C45];0;0)" office:value-type="time" office:time-value="PT01H03M36S" calcext:value-type="time">
            <text:p>01:03</text:p>
          </table:table-cell>
          <table:table-cell table:formula="of:=IF([.F45];[.L45]+[.F45]+[.H45];[.P44]+[.L45]+[.H45])" office:value-type="time" office:time-value="PT18H12M47.419714S" calcext:value-type="time">
            <text:p>18:12</text:p>
          </table:table-cell>
          <table:table-cell table:formula="of:=IF([.I45];TIME([.V45]*[.$B$27]/[.E45];0;0);0)" office:value-type="time" office:time-value="PT00H00M00S" calcext:value-type="time">
            <text:p>00:00</text:p>
          </table:table-cell>
          <table:table-cell table:formula="of:=[.L45]+[.N45]" office:value-type="time" office:time-value="PT01H03M36S" calcext:value-type="time">
            <text:p>01:03</text:p>
          </table:table-cell>
          <table:table-cell table:formula="of:=IF([.F46];[.F46];[.M45]+[.N45])" office:value-type="time" office:time-value="PT12H00M00S" calcext:value-type="time">
            <text:p>12:00</text:p>
          </table:table-cell>
          <table:table-cell table:formula="of:=IF([.G45];[.L45];[.L45]+[.Q44])" office:value-type="time" office:time-value="PT09H58M12S" calcext:value-type="time">
            <text:p>09:58</text:p>
          </table:table-cell>
          <table:table-cell table:formula="of:=IF([.G45];[.O45];[.O45]+[.R44])" office:value-type="time" office:time-value="PT12H42M47.419714S" calcext:value-type="time">
            <text:p>12:42</text:p>
          </table:table-cell>
          <table:table-cell table:style-name="ce10" table:formula="of:=1000*(([.$B$26]*[.B45]*[.C45]/100)+[.D45]*[.L45]*24)/[.B45]" office:value-type="float" office:value="205" calcext:value-type="float">
            <text:p>205</text:p>
          </table:table-cell>
          <table:table-cell table:formula="of:=(([.$B$26]*[.B45]*[.C45]/100)+[.D45]*[.L45]*24)/[.$B$27]" office:value-type="percentage" office:value="0.249770114942529" calcext:value-type="percentage">
            <text:p>25%</text:p>
          </table:table-cell>
          <table:table-cell table:formula="of:=IF([.I44];[.I44]-[.T45];[.U44]-[.T45])" office:value-type="percentage" office:value="0.692690858124859" calcext:value-type="percentage">
            <text:p>69%</text:p>
          </table:table-cell>
          <table:table-cell table:formula="of:=IF([.I45];[.I45]-[.U45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5]/80;0;0)" office:value-type="time" office:time-value="PT01H19M30S" calcext:value-type="time">
            <text:p>01:19:30</text:p>
          </table:table-cell>
          <table:table-cell table:style-name="ce6" table:formula="of:=IF([.$E45];TIME([.AK45]/[.E45];0;0);)" office:value-type="time" office:time-value="PT06H47M02.4S" calcext:value-type="time">
            <text:p>06:47</text:p>
          </table:table-cell>
          <table:table-cell table:style-name="ce5" table:formula="of:=TIME([.$B45]/90;0;0)" office:value-type="time" office:time-value="PT01H10M40S" calcext:value-type="time">
            <text:p>01:10:40</text:p>
          </table:table-cell>
          <table:table-cell table:style-name="ce6" table:formula="of:=IF([.$E45];TIME([.AL45]/[.$E45];0;0);)" office:value-type="time" office:time-value="PT07H37M55.2S" calcext:value-type="time">
            <text:p>07:37</text:p>
          </table:table-cell>
          <table:table-cell table:style-name="ce5" table:formula="of:=TIME([.$B45]/100;0;0)" office:value-type="time" office:time-value="PT01H03M36S" calcext:value-type="time">
            <text:p>01:03:36</text:p>
          </table:table-cell>
          <table:table-cell table:style-name="ce6" table:formula="of:=IF([.$E45];TIME([.AM45]/[.$E45];0;0);)" office:value-type="time" office:time-value="PT08H28M48S" calcext:value-type="time">
            <text:p>08:28</text:p>
          </table:table-cell>
          <table:table-cell table:style-name="ce5" table:formula="of:=TIME([.$B45]/110;0;0)" office:value-type="time" office:time-value="PT00H57M49.090909091S" calcext:value-type="time">
            <text:p>00:57:49</text:p>
          </table:table-cell>
          <table:table-cell table:style-name="ce6" table:formula="of:=IF([.$E45];TIME([.AN45]/[.$E45];0;0);)" office:value-type="time" office:time-value="PT09H19M40.8S" calcext:value-type="time">
            <text:p>09:19</text:p>
          </table:table-cell>
          <table:table-cell table:style-name="ce6" table:formula="of:=[.Y45]+[.Z45]" office:value-type="time" office:time-value="PT08H06M32.4S" calcext:value-type="time">
            <text:p>08:06</text:p>
          </table:table-cell>
          <table:table-cell table:style-name="ce6" table:formula="of:=[.AA45]+[.AB45]" office:value-type="time" office:time-value="PT08H48M35.2S" calcext:value-type="time">
            <text:p>08:48</text:p>
          </table:table-cell>
          <table:table-cell table:style-name="ce6" table:formula="of:=[.AC45]+[.AD45]" office:value-type="time" office:time-value="PT09H32M24S" calcext:value-type="time">
            <text:p>09:32</text:p>
          </table:table-cell>
          <table:table-cell table:style-name="ce6" table:formula="of:=[.AE45]+[.AF45]" office:value-type="time" office:time-value="PT10H17M29.890909S" calcext:value-type="time">
            <text:p>10:17</text:p>
          </table:table-cell>
          <table:table-cell table:formula="of:=[.$B45]*[.AK$26]" office:value-type="float" office:value="16.96" calcext:value-type="float">
            <text:p>16.96</text:p>
          </table:table-cell>
          <table:table-cell table:formula="of:=[.$B45]*[.AL$26]" office:value-type="float" office:value="19.08" calcext:value-type="float">
            <text:p>19.08</text:p>
          </table:table-cell>
          <table:table-cell table:formula="of:=[.$B45]*[.AM$26]" office:value-type="float" office:value="21.2" calcext:value-type="float">
            <text:p>21.2</text:p>
          </table:table-cell>
          <table:table-cell table:formula="of:=[.$B45]*[.AN$26]" office:value-type="float" office:value="23.32" calcext:value-type="float">
            <text:p>23.3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Harcourt to Gelong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2H00M00S" calcext:value-type="time">
            <text:p>12:00</text:p>
          </table:table-cell>
          <table:table-cell table:formula="of:=[.G41]+1" office:value-type="date" office:date-value="2021-09-04" calcext:value-type="date">
            <text:p>Sat, 4</text:p>
          </table:table-cell>
          <table:table-cell table:style-name="ce29"/>
          <table:table-cell office:value-type="percentage" office:value="0.834108674216813" calcext:value-type="percentage">
            <text:p>83%</text:p>
          </table:table-cell>
          <table:table-cell/>
          <table:table-cell table:formula="of:=IF([.F46];[.B46];[.B46]+[.K45])" office:value-type="float" office:value="153" calcext:value-type="float">
            <text:p>153</text:p>
          </table:table-cell>
          <table:table-cell table:formula="of:=TIME([.B46]/[.C46];0;0)" office:value-type="time" office:time-value="PT01H31M48S" calcext:value-type="time">
            <text:p>01:31</text:p>
          </table:table-cell>
          <table:table-cell table:formula="of:=IF([.F46];[.L46]+[.F46]+[.H46];[.P45]+[.L46]+[.H46])" office:value-type="time" office:time-value="PT13H31M48S" calcext:value-type="time">
            <text:p>13:31</text:p>
          </table:table-cell>
          <table:table-cell table:formula="of:=IF([.I46];TIME([.V46]*[.$B$27]/[.E46];0;0);0)" office:value-type="time" office:time-value="PT00H37M25.800857143S" calcext:value-type="time">
            <text:p>00:37</text:p>
          </table:table-cell>
          <table:table-cell table:formula="of:=[.L46]+[.N46]" office:value-type="time" office:time-value="PT02H09M13.800857S" calcext:value-type="time">
            <text:p>02:09</text:p>
          </table:table-cell>
          <table:table-cell table:formula="of:=IF([.F47];[.F47];[.M46]+[.N46])" office:value-type="time" office:time-value="PT14H09M13.800857S" calcext:value-type="time">
            <text:p>14:09</text:p>
          </table:table-cell>
          <table:table-cell table:formula="of:=IF([.G46];[.L46];[.L46]+[.Q45])" office:value-type="time" office:time-value="PT01H31M48S" calcext:value-type="time">
            <text:p>01:31</text:p>
          </table:table-cell>
          <table:table-cell table:formula="of:=IF([.G46];[.O46];[.O46]+[.R45])" office:value-type="time" office:time-value="PT02H09M13.800857S" calcext:value-type="time">
            <text:p>02:09</text:p>
          </table:table-cell>
          <table:table-cell table:style-name="ce10" table:formula="of:=1000*(([.$B$26]*[.B46]*[.C46]/100)+[.D46]*[.L46]*24)/[.B46]" office:value-type="float" office:value="205" calcext:value-type="float">
            <text:p>205</text:p>
          </table:table-cell>
          <table:table-cell table:formula="of:=(([.$B$26]*[.B46]*[.C46]/100)+[.D46]*[.L46]*24)/[.$B$27]" office:value-type="percentage" office:value="0.36051724137931" calcext:value-type="percentage">
            <text:p>36%</text:p>
          </table:table-cell>
          <table:table-cell table:formula="of:=IF([.I45];[.I45]-[.T46];[.U45]-[.T46])" office:value-type="percentage" office:value="0.332173616745549" calcext:value-type="percentage">
            <text:p>33%</text:p>
          </table:table-cell>
          <table:table-cell table:formula="of:=IF([.I46];[.I46]-[.U46];)" office:value-type="percentage" office:value="0.501935057471264" calcext:value-type="percentage">
            <text:p>50%</text:p>
          </table:table-cell>
          <table:table-cell table:number-columns-repeated="2"/>
          <table:table-cell table:style-name="ce5" table:formula="of:=TIME([.$B46]/80;0;0)" office:value-type="time" office:time-value="PT01H54M45S" calcext:value-type="time">
            <text:p>01:54:45</text:p>
          </table:table-cell>
          <table:table-cell table:style-name="ce6" table:formula="of:=IF([.$E46];TIME([.AK46]/[.E46];0;0);)" office:value-type="time" office:time-value="PT00H20M58.971428571S" calcext:value-type="time">
            <text:p>00:20</text:p>
          </table:table-cell>
          <table:table-cell table:style-name="ce5" table:formula="of:=TIME([.$B46]/90;0;0)" office:value-type="time" office:time-value="PT01H42M00S" calcext:value-type="time">
            <text:p>01:42:00</text:p>
          </table:table-cell>
          <table:table-cell table:style-name="ce6" table:formula="of:=IF([.$E46];TIME([.AL46]/[.$E46];0;0);)" office:value-type="time" office:time-value="PT00H23M36.342857143S" calcext:value-type="time">
            <text:p>00:23</text:p>
          </table:table-cell>
          <table:table-cell table:style-name="ce5" table:formula="of:=TIME([.$B46]/100;0;0)" office:value-type="time" office:time-value="PT01H31M48S" calcext:value-type="time">
            <text:p>01:31:48</text:p>
          </table:table-cell>
          <table:table-cell table:style-name="ce6" table:formula="of:=IF([.$E46];TIME([.AM46]/[.$E46];0;0);)" office:value-type="time" office:time-value="PT00H26M13.714285714S" calcext:value-type="time">
            <text:p>00:26</text:p>
          </table:table-cell>
          <table:table-cell table:style-name="ce5" table:formula="of:=TIME([.$B46]/110;0;0)" office:value-type="time" office:time-value="PT01H23M27.272727273S" calcext:value-type="time">
            <text:p>01:23:27</text:p>
          </table:table-cell>
          <table:table-cell table:style-name="ce6" table:formula="of:=IF([.$E46];TIME([.AN46]/[.$E46];0;0);)" office:value-type="time" office:time-value="PT00H28M51.085714286S" calcext:value-type="time">
            <text:p>00:28</text:p>
          </table:table-cell>
          <table:table-cell table:style-name="ce6" table:formula="of:=[.Y46]+[.Z46]" office:value-type="time" office:time-value="PT02H15M43.971429S" calcext:value-type="time">
            <text:p>02:15</text:p>
          </table:table-cell>
          <table:table-cell table:style-name="ce6" table:formula="of:=[.AA46]+[.AB46]" office:value-type="time" office:time-value="PT02H05M36.342857S" calcext:value-type="time">
            <text:p>02:05</text:p>
          </table:table-cell>
          <table:table-cell table:style-name="ce6" table:formula="of:=[.AC46]+[.AD46]" office:value-type="time" office:time-value="PT01H58M01.714286S" calcext:value-type="time">
            <text:p>01:58</text:p>
          </table:table-cell>
          <table:table-cell table:style-name="ce6" table:formula="of:=[.AE46]+[.AF46]" office:value-type="time" office:time-value="PT01H52M18.358442S" calcext:value-type="time">
            <text:p>01:52</text:p>
          </table:table-cell>
          <table:table-cell table:formula="of:=[.$B46]*[.AK$26]" office:value-type="float" office:value="24.48" calcext:value-type="float">
            <text:p>24.48</text:p>
          </table:table-cell>
          <table:table-cell table:formula="of:=[.$B46]*[.AL$26]" office:value-type="float" office:value="27.54" calcext:value-type="float">
            <text:p>27.54</text:p>
          </table:table-cell>
          <table:table-cell table:formula="of:=[.$B46]*[.AM$26]" office:value-type="float" office:value="30.6" calcext:value-type="float">
            <text:p>30.6</text:p>
          </table:table-cell>
          <table:table-cell table:formula="of:=[.$B46]*[.AN$26]" office:value-type="float" office:value="33.66" calcext:value-type="float">
            <text:p>33.6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Gelong to Airies Inlet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47];[.B47];[.B47]+[.K46])" office:value-type="float" office:value="206" calcext:value-type="float">
            <text:p>206</text:p>
          </table:table-cell>
          <table:table-cell table:formula="of:=TIME([.B47]/[.C47];0;0)" office:value-type="time" office:time-value="PT00H39M45S" calcext:value-type="time">
            <text:p>00:39</text:p>
          </table:table-cell>
          <table:table-cell table:formula="of:=IF([.F47];[.L47]+[.F47]+[.H47];[.P46]+[.L47]+[.H47])" office:value-type="time" office:time-value="PT14H48M58.800857S" calcext:value-type="time">
            <text:p>14:48</text:p>
          </table:table-cell>
          <table:table-cell table:formula="of:=IF([.I47];TIME([.V47]*[.$B$27]/[.E47];0;0);0)" office:value-type="time" office:time-value="PT00H00M00S" calcext:value-type="time">
            <text:p>00:00</text:p>
          </table:table-cell>
          <table:table-cell table:formula="of:=[.L47]+[.N47]" office:value-type="time" office:time-value="PT00H39M45S" calcext:value-type="time">
            <text:p>00:39</text:p>
          </table:table-cell>
          <table:table-cell table:formula="of:=IF([.F48];[.F48];[.M47]+[.N47])" office:value-type="time" office:time-value="PT11H00M00S" calcext:value-type="time">
            <text:p>11:00</text:p>
          </table:table-cell>
          <table:table-cell table:formula="of:=IF([.G47];[.L47];[.L47]+[.Q46])" office:value-type="time" office:time-value="PT02H11M33S" calcext:value-type="time">
            <text:p>02:11</text:p>
          </table:table-cell>
          <table:table-cell table:formula="of:=IF([.G47];[.O47];[.O47]+[.R46])" office:value-type="time" office:time-value="PT02H48M58.800857S" calcext:value-type="time">
            <text:p>02:48</text:p>
          </table:table-cell>
          <table:table-cell table:style-name="ce10" table:formula="of:=1000*(([.$B$26]*[.B47]*[.C47]/100)+[.D47]*[.L47]*24)/[.B47]" office:value-type="float" office:value="166.25" calcext:value-type="float">
            <text:p>166</text:p>
          </table:table-cell>
          <table:table-cell table:formula="of:=(([.$B$26]*[.B47]*[.C47]/100)+[.D47]*[.L47]*24)/[.$B$27]" office:value-type="percentage" office:value="0.101278735632184" calcext:value-type="percentage">
            <text:p>10%</text:p>
          </table:table-cell>
          <table:table-cell table:formula="of:=IF([.I46];[.I46]-[.T47];[.U46]-[.T47])" office:value-type="percentage" office:value="0.732829938584629" calcext:value-type="percentage">
            <text:p>73%</text:p>
          </table:table-cell>
          <table:table-cell table:formula="of:=IF([.I47];[.I47]-[.U47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7]/80;0;0)" office:value-type="time" office:time-value="PT00H39M45S" calcext:value-type="time">
            <text:p>00:39:45</text:p>
          </table:table-cell>
          <table:table-cell table:style-name="ce6" table:formula="of:=IF([.$E47];TIME([.AK47]/[.E47];0;0);)" office:value-type="time" office:time-value="PT00H00M00S" calcext:value-type="time">
            <text:p>00:00</text:p>
          </table:table-cell>
          <table:table-cell table:style-name="ce5" table:formula="of:=TIME([.$B47]/90;0;0)" office:value-type="time" office:time-value="PT00H35M20S" calcext:value-type="time">
            <text:p>00:35:20</text:p>
          </table:table-cell>
          <table:table-cell table:style-name="ce6" table:formula="of:=IF([.$E47];TIME([.AL47]/[.$E47];0;0);)" office:value-type="time" office:time-value="PT00H00M00S" calcext:value-type="time">
            <text:p>00:00</text:p>
          </table:table-cell>
          <table:table-cell table:style-name="ce5" table:formula="of:=TIME([.$B47]/100;0;0)" office:value-type="time" office:time-value="PT00H31M48S" calcext:value-type="time">
            <text:p>00:31:48</text:p>
          </table:table-cell>
          <table:table-cell table:style-name="ce6" table:formula="of:=IF([.$E47];TIME([.AM47]/[.$E47];0;0);)" office:value-type="time" office:time-value="PT00H00M00S" calcext:value-type="time">
            <text:p>00:00</text:p>
          </table:table-cell>
          <table:table-cell table:style-name="ce5" table:formula="of:=TIME([.$B47]/110;0;0)" office:value-type="time" office:time-value="PT00H28M54.545454545S" calcext:value-type="time">
            <text:p>00:28:54</text:p>
          </table:table-cell>
          <table:table-cell table:style-name="ce6" table:formula="of:=IF([.$E47];TIME([.AN47]/[.$E47];0;0);)" office:value-type="time" office:time-value="PT00H00M00S" calcext:value-type="time">
            <text:p>00:00</text:p>
          </table:table-cell>
          <table:table-cell table:style-name="ce6" table:formula="of:=[.Y47]+[.Z47]" office:value-type="time" office:time-value="PT00H39M45S" calcext:value-type="time">
            <text:p>00:39</text:p>
          </table:table-cell>
          <table:table-cell table:style-name="ce6" table:formula="of:=[.AA47]+[.AB47]" office:value-type="time" office:time-value="PT00H35M20S" calcext:value-type="time">
            <text:p>00:35</text:p>
          </table:table-cell>
          <table:table-cell table:style-name="ce6" table:formula="of:=[.AC47]+[.AD47]" office:value-type="time" office:time-value="PT00H31M48S" calcext:value-type="time">
            <text:p>00:31</text:p>
          </table:table-cell>
          <table:table-cell table:style-name="ce6" table:formula="of:=[.AE47]+[.AF47]" office:value-type="time" office:time-value="PT00H28M54.545455S" calcext:value-type="time">
            <text:p>00:28</text:p>
          </table:table-cell>
          <table:table-cell table:formula="of:=[.$B47]*[.AK$26]" office:value-type="float" office:value="8.48" calcext:value-type="float">
            <text:p>8.48</text:p>
          </table:table-cell>
          <table:table-cell table:formula="of:=[.$B47]*[.AL$26]" office:value-type="float" office:value="9.54" calcext:value-type="float">
            <text:p>9.54</text:p>
          </table:table-cell>
          <table:table-cell table:formula="of:=[.$B47]*[.AM$26]" office:value-type="float" office:value="10.6" calcext:value-type="float">
            <text:p>10.6</text:p>
          </table:table-cell>
          <table:table-cell table:formula="of:=[.$B47]*[.AN$26]" office:value-type="float" office:value="11.66" calcext:value-type="float">
            <text:p>11.6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Airies Inlet to Gelong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1H00M00S" calcext:value-type="time">
            <text:p>11:00</text:p>
          </table:table-cell>
          <table:table-cell table:formula="of:=[.G46]+2" office:value-type="date" office:date-value="2021-09-06" calcext:value-type="date">
            <text:p>Mon, 6</text:p>
          </table:table-cell>
          <table:table-cell table:style-name="ce29"/>
          <table:table-cell office:value-type="percentage" office:value="0.95" calcext:value-type="percentage">
            <text:p>95%</text:p>
          </table:table-cell>
          <table:table-cell/>
          <table:table-cell table:formula="of:=IF([.F48];[.B48];[.B48]+[.K47])" office:value-type="float" office:value="53" calcext:value-type="float">
            <text:p>53</text:p>
          </table:table-cell>
          <table:table-cell table:formula="of:=TIME([.B48]/[.C48];0;0)" office:value-type="time" office:time-value="PT00H39M45S" calcext:value-type="time">
            <text:p>00:39</text:p>
          </table:table-cell>
          <table:table-cell table:formula="of:=IF([.F48];[.L48]+[.F48]+[.H48];[.P47]+[.L48]+[.H48])" office:value-type="time" office:time-value="PT11H39M45S" calcext:value-type="time">
            <text:p>11:39</text:p>
          </table:table-cell>
          <table:table-cell table:formula="of:=IF([.I48];TIME([.V48]*[.$B$27]/[.E48];0;0);0)" office:value-type="time" office:time-value="PT00H23M44.830903361S" calcext:value-type="time">
            <text:p>00:23</text:p>
          </table:table-cell>
          <table:table-cell table:formula="of:=[.L48]+[.N48]" office:value-type="time" office:time-value="PT01H03M29.830903S" calcext:value-type="time">
            <text:p>01:03</text:p>
          </table:table-cell>
          <table:table-cell table:formula="of:=IF([.F49];[.F49];[.M48]+[.N48])" office:value-type="time" office:time-value="PT12H03M29.830903S" calcext:value-type="time">
            <text:p>12:03</text:p>
          </table:table-cell>
          <table:table-cell table:formula="of:=IF([.G48];[.L48];[.L48]+[.Q47])" office:value-type="time" office:time-value="PT00H39M45S" calcext:value-type="time">
            <text:p>00:39</text:p>
          </table:table-cell>
          <table:table-cell table:formula="of:=IF([.G48];[.O48];[.O48]+[.R47])" office:value-type="time" office:time-value="PT01H03M29.830903S" calcext:value-type="time">
            <text:p>01:03</text:p>
          </table:table-cell>
          <table:table-cell table:style-name="ce10" table:formula="of:=1000*(([.$B$26]*[.B48]*[.C48]/100)+[.D48]*[.L48]*24)/[.B48]" office:value-type="float" office:value="166.25" calcext:value-type="float">
            <text:p>166</text:p>
          </table:table-cell>
          <table:table-cell table:formula="of:=(([.$B$26]*[.B48]*[.C48]/100)+[.D48]*[.L48]*24)/[.$B$27]" office:value-type="percentage" office:value="0.101278735632184" calcext:value-type="percentage">
            <text:p>10%</text:p>
          </table:table-cell>
          <table:table-cell table:formula="of:=IF([.I47];[.I47]-[.T48];[.U47]-[.T48])" office:value-type="percentage" office:value="0.631551202952445" calcext:value-type="percentage">
            <text:p>63%</text:p>
          </table:table-cell>
          <table:table-cell table:formula="of:=IF([.I48];[.I48]-[.U48];)" office:value-type="percentage" office:value="0.318448797047555" calcext:value-type="percentage">
            <text:p>32%</text:p>
          </table:table-cell>
          <table:table-cell table:number-columns-repeated="2"/>
          <table:table-cell table:style-name="ce5" table:formula="of:=TIME([.$B48]/80;0;0)" office:value-type="time" office:time-value="PT00H39M45S" calcext:value-type="time">
            <text:p>00:39:45</text:p>
          </table:table-cell>
          <table:table-cell table:style-name="ce6" table:formula="of:=IF([.$E48];TIME([.AK48]/[.E48];0;0);)" office:value-type="time" office:time-value="PT00H07M16.114285714S" calcext:value-type="time">
            <text:p>00:07</text:p>
          </table:table-cell>
          <table:table-cell table:style-name="ce5" table:formula="of:=TIME([.$B48]/90;0;0)" office:value-type="time" office:time-value="PT00H35M20S" calcext:value-type="time">
            <text:p>00:35:20</text:p>
          </table:table-cell>
          <table:table-cell table:style-name="ce6" table:formula="of:=IF([.$E48];TIME([.AL48]/[.$E48];0;0);)" office:value-type="time" office:time-value="PT00H08M10.628571429S" calcext:value-type="time">
            <text:p>00:08</text:p>
          </table:table-cell>
          <table:table-cell table:style-name="ce5" table:formula="of:=TIME([.$B48]/100;0;0)" office:value-type="time" office:time-value="PT00H31M48S" calcext:value-type="time">
            <text:p>00:31:48</text:p>
          </table:table-cell>
          <table:table-cell table:style-name="ce6" table:formula="of:=IF([.$E48];TIME([.AM48]/[.$E48];0;0);)" office:value-type="time" office:time-value="PT00H09M05.142857143S" calcext:value-type="time">
            <text:p>00:09</text:p>
          </table:table-cell>
          <table:table-cell table:style-name="ce5" table:formula="of:=TIME([.$B48]/110;0;0)" office:value-type="time" office:time-value="PT00H28M54.545454545S" calcext:value-type="time">
            <text:p>00:28:54</text:p>
          </table:table-cell>
          <table:table-cell table:style-name="ce6" table:formula="of:=IF([.$E48];TIME([.AN48]/[.$E48];0;0);)" office:value-type="time" office:time-value="PT00H09M59.657142857S" calcext:value-type="time">
            <text:p>00:09</text:p>
          </table:table-cell>
          <table:table-cell table:style-name="ce6" table:formula="of:=[.Y48]+[.Z48]" office:value-type="time" office:time-value="PT00H47M01.114286S" calcext:value-type="time">
            <text:p>00:47</text:p>
          </table:table-cell>
          <table:table-cell table:style-name="ce6" table:formula="of:=[.AA48]+[.AB48]" office:value-type="time" office:time-value="PT00H43M30.628571S" calcext:value-type="time">
            <text:p>00:43</text:p>
          </table:table-cell>
          <table:table-cell table:style-name="ce6" table:formula="of:=[.AC48]+[.AD48]" office:value-type="time" office:time-value="PT00H40M53.142857S" calcext:value-type="time">
            <text:p>00:40</text:p>
          </table:table-cell>
          <table:table-cell table:style-name="ce6" table:formula="of:=[.AE48]+[.AF48]" office:value-type="time" office:time-value="PT00H38M54.202597S" calcext:value-type="time">
            <text:p>00:38</text:p>
          </table:table-cell>
          <table:table-cell table:formula="of:=[.$B48]*[.AK$26]" office:value-type="float" office:value="8.48" calcext:value-type="float">
            <text:p>8.48</text:p>
          </table:table-cell>
          <table:table-cell table:formula="of:=[.$B48]*[.AL$26]" office:value-type="float" office:value="9.54" calcext:value-type="float">
            <text:p>9.54</text:p>
          </table:table-cell>
          <table:table-cell table:formula="of:=[.$B48]*[.AM$26]" office:value-type="float" office:value="10.6" calcext:value-type="float">
            <text:p>10.6</text:p>
          </table:table-cell>
          <table:table-cell table:formula="of:=[.$B48]*[.AN$26]" office:value-type="float" office:value="11.66" calcext:value-type="float">
            <text:p>11.6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Gelong to Sandringham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49];[.B49];[.B49]+[.K48])" office:value-type="float" office:value="138" calcext:value-type="float">
            <text:p>138</text:p>
          </table:table-cell>
          <table:table-cell table:formula="of:=TIME([.B49]/[.C49];0;0)" office:value-type="time" office:time-value="PT01H03M45S" calcext:value-type="time">
            <text:p>01:03</text:p>
          </table:table-cell>
          <table:table-cell table:formula="of:=IF([.F49];[.L49]+[.F49]+[.H49];[.P48]+[.L49]+[.H49])" office:value-type="time" office:time-value="PT13H07M14.830903S" calcext:value-type="time">
            <text:p>13:07</text:p>
          </table:table-cell>
          <table:table-cell table:formula="of:=IF([.I49];TIME([.V49]*[.$B$27]/[.E49];0;0);0)" office:value-type="time" office:time-value="PT00H00M00S" calcext:value-type="time">
            <text:p>00:00</text:p>
          </table:table-cell>
          <table:table-cell table:formula="of:=[.L49]+[.N49]" office:value-type="time" office:time-value="PT01H03M45S" calcext:value-type="time">
            <text:p>01:03</text:p>
          </table:table-cell>
          <table:table-cell table:formula="of:=IF([.F50];[.F50];[.M49]+[.N49])" office:value-type="time" office:time-value="PT07H00M00S" calcext:value-type="time">
            <text:p>07:00</text:p>
          </table:table-cell>
          <table:table-cell table:formula="of:=IF([.G49];[.L49];[.L49]+[.Q48])" office:value-type="time" office:time-value="PT01H43M30S" calcext:value-type="time">
            <text:p>01:43</text:p>
          </table:table-cell>
          <table:table-cell table:formula="of:=IF([.G49];[.O49];[.O49]+[.R48])" office:value-type="time" office:time-value="PT02H07M14.830903S" calcext:value-type="time">
            <text:p>02:07</text:p>
          </table:table-cell>
          <table:table-cell table:style-name="ce10" table:formula="of:=1000*(([.$B$26]*[.B49]*[.C49]/100)+[.D49]*[.L49]*24)/[.B49]" office:value-type="float" office:value="166.25" calcext:value-type="float">
            <text:p>166</text:p>
          </table:table-cell>
          <table:table-cell table:formula="of:=(([.$B$26]*[.B49]*[.C49]/100)+[.D49]*[.L49]*24)/[.$B$27]" office:value-type="percentage" office:value="0.16242816091954" calcext:value-type="percentage">
            <text:p>16%</text:p>
          </table:table-cell>
          <table:table-cell table:formula="of:=IF([.I48];[.I48]-[.T49];[.U48]-[.T49])" office:value-type="percentage" office:value="0.78757183908046" calcext:value-type="percentage">
            <text:p>79%</text:p>
          </table:table-cell>
          <table:table-cell table:formula="of:=IF([.I49];[.I49]-[.U49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9]/80;0;0)" office:value-type="time" office:time-value="PT01H03M45S" calcext:value-type="time">
            <text:p>01:03:45</text:p>
          </table:table-cell>
          <table:table-cell table:style-name="ce6" table:formula="of:=IF([.$E49];TIME([.AK49]/[.E49];0;0);)" office:value-type="time" office:time-value="PT00H00M00S" calcext:value-type="time">
            <text:p>00:00</text:p>
          </table:table-cell>
          <table:table-cell table:style-name="ce5" table:formula="of:=TIME([.$B49]/90;0;0)" office:value-type="time" office:time-value="PT00H56M40S" calcext:value-type="time">
            <text:p>00:56:40</text:p>
          </table:table-cell>
          <table:table-cell table:style-name="ce6" table:formula="of:=IF([.$E49];TIME([.AL49]/[.$E49];0;0);)" office:value-type="time" office:time-value="PT00H00M00S" calcext:value-type="time">
            <text:p>00:00</text:p>
          </table:table-cell>
          <table:table-cell table:style-name="ce5" table:formula="of:=TIME([.$B49]/100;0;0)" office:value-type="time" office:time-value="PT00H51M00S" calcext:value-type="time">
            <text:p>00:51:00</text:p>
          </table:table-cell>
          <table:table-cell table:style-name="ce6" table:formula="of:=IF([.$E49];TIME([.AM49]/[.$E49];0;0);)" office:value-type="time" office:time-value="PT00H00M00S" calcext:value-type="time">
            <text:p>00:00</text:p>
          </table:table-cell>
          <table:table-cell table:style-name="ce5" table:formula="of:=TIME([.$B49]/110;0;0)" office:value-type="time" office:time-value="PT00H46M21.818181818S" calcext:value-type="time">
            <text:p>00:46:21</text:p>
          </table:table-cell>
          <table:table-cell table:style-name="ce6" table:formula="of:=IF([.$E49];TIME([.AN49]/[.$E49];0;0);)" office:value-type="time" office:time-value="PT00H00M00S" calcext:value-type="time">
            <text:p>00:00</text:p>
          </table:table-cell>
          <table:table-cell table:style-name="ce6" table:formula="of:=[.Y49]+[.Z49]" office:value-type="time" office:time-value="PT01H03M45S" calcext:value-type="time">
            <text:p>01:03</text:p>
          </table:table-cell>
          <table:table-cell table:style-name="ce6" table:formula="of:=[.AA49]+[.AB49]" office:value-type="time" office:time-value="PT00H56M40S" calcext:value-type="time">
            <text:p>00:56</text:p>
          </table:table-cell>
          <table:table-cell table:style-name="ce6" table:formula="of:=[.AC49]+[.AD49]" office:value-type="time" office:time-value="PT00H51M00S" calcext:value-type="time">
            <text:p>00:51</text:p>
          </table:table-cell>
          <table:table-cell table:style-name="ce6" table:formula="of:=[.AE49]+[.AF49]" office:value-type="time" office:time-value="PT00H46M21.818182S" calcext:value-type="time">
            <text:p>00:46</text:p>
          </table:table-cell>
          <table:table-cell table:formula="of:=[.$B49]*[.AK$26]" office:value-type="float" office:value="13.6" calcext:value-type="float">
            <text:p>13.6</text:p>
          </table:table-cell>
          <table:table-cell table:formula="of:=[.$B49]*[.AL$26]" office:value-type="float" office:value="15.3" calcext:value-type="float">
            <text:p>15.3</text:p>
          </table:table-cell>
          <table:table-cell table:formula="of:=[.$B49]*[.AM$26]" office:value-type="float" office:value="17" calcext:value-type="float">
            <text:p>17</text:p>
          </table:table-cell>
          <table:table-cell table:formula="of:=[.$B49]*[.AN$26]" office:value-type="float" office:value="18.7" calcext:value-type="float">
            <text:p>18.7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Sandringham to Taralgon S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7H00M00S" calcext:value-type="time">
            <text:p>07:00</text:p>
          </table:table-cell>
          <table:table-cell table:formula="of:=[.G48]+3" office:value-type="date" office:date-value="2021-09-09" calcext:value-type="date">
            <text:p>Thu, 9</text:p>
          </table:table-cell>
          <table:table-cell table:style-name="ce29"/>
          <table:table-cell table:number-columns-repeated="2"/>
          <table:table-cell table:formula="of:=IF([.F50];[.B50];[.B50]+[.K49])" office:value-type="float" office:value="157" calcext:value-type="float">
            <text:p>157</text:p>
          </table:table-cell>
          <table:table-cell table:formula="of:=TIME([.B50]/[.C50];0;0)" office:value-type="time" office:time-value="PT01H57M45S" calcext:value-type="time">
            <text:p>01:57</text:p>
          </table:table-cell>
          <table:table-cell table:formula="of:=IF([.F50];[.L50]+[.F50]+[.H50];[.P49]+[.L50]+[.H50])" office:value-type="time" office:time-value="PT08H57M45S" calcext:value-type="time">
            <text:p>08:57</text:p>
          </table:table-cell>
          <table:table-cell table:formula="of:=IF([.I50];TIME([.V50]*[.$B$27]/[.E50];0;0);0)" office:value-type="time" office:time-value="PT00H00M00S" calcext:value-type="time">
            <text:p>00:00</text:p>
          </table:table-cell>
          <table:table-cell table:formula="of:=[.L50]+[.N50]" office:value-type="time" office:time-value="PT01H57M45S" calcext:value-type="time">
            <text:p>01:57</text:p>
          </table:table-cell>
          <table:table-cell table:formula="of:=IF([.F51];[.F51];[.M50]+[.N50])" office:value-type="time" office:time-value="PT08H57M45S" calcext:value-type="time">
            <text:p>08:57</text:p>
          </table:table-cell>
          <table:table-cell table:formula="of:=IF([.G50];[.L50];[.L50]+[.Q49])" office:value-type="time" office:time-value="PT01H57M45S" calcext:value-type="time">
            <text:p>01:57</text:p>
          </table:table-cell>
          <table:table-cell table:formula="of:=IF([.G50];[.O50];[.O50]+[.R49])" office:value-type="time" office:time-value="PT01H57M45S" calcext:value-type="time">
            <text:p>01:57</text:p>
          </table:table-cell>
          <table:table-cell table:style-name="ce10" table:formula="of:=1000*(([.$B$26]*[.B50]*[.C50]/100)+[.D50]*[.L50]*24)/[.B50]" office:value-type="float" office:value="166.25" calcext:value-type="float">
            <text:p>166</text:p>
          </table:table-cell>
          <table:table-cell table:formula="of:=(([.$B$26]*[.B50]*[.C50]/100)+[.D50]*[.L50]*24)/[.$B$27]" office:value-type="percentage" office:value="0.300014367816092" calcext:value-type="percentage">
            <text:p>30%</text:p>
          </table:table-cell>
          <table:table-cell table:formula="of:=IF([.I49];[.I49]-[.T50];[.U49]-[.T50])" office:value-type="percentage" office:value="0.487557471264368" calcext:value-type="percentage">
            <text:p>49%</text:p>
          </table:table-cell>
          <table:table-cell table:formula="of:=IF([.I50];[.I50]-[.U50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50]/80;0;0)" office:value-type="time" office:time-value="PT01H57M45S" calcext:value-type="time">
            <text:p>01:57:45</text:p>
          </table:table-cell>
          <table:table-cell table:style-name="ce6" table:formula="of:=IF([.$E50];TIME([.AK50]/[.E50];0;0);)" office:value-type="time" office:time-value="PT00H21M31.885714286S" calcext:value-type="time">
            <text:p>00:21</text:p>
          </table:table-cell>
          <table:table-cell table:style-name="ce5" table:formula="of:=TIME([.$B50]/90;0;0)" office:value-type="time" office:time-value="PT01H44M40S" calcext:value-type="time">
            <text:p>01:44:40</text:p>
          </table:table-cell>
          <table:table-cell table:style-name="ce6" table:formula="of:=IF([.$E50];TIME([.AL50]/[.$E50];0;0);)" office:value-type="time" office:time-value="PT00H24M13.371428571S" calcext:value-type="time">
            <text:p>00:24</text:p>
          </table:table-cell>
          <table:table-cell table:style-name="ce5" table:formula="of:=TIME([.$B50]/100;0;0)" office:value-type="time" office:time-value="PT01H34M12S" calcext:value-type="time">
            <text:p>01:34:12</text:p>
          </table:table-cell>
          <table:table-cell table:style-name="ce6" table:formula="of:=IF([.$E50];TIME([.AM50]/[.$E50];0;0);)" office:value-type="time" office:time-value="PT00H26M54.857142857S" calcext:value-type="time">
            <text:p>00:26</text:p>
          </table:table-cell>
          <table:table-cell table:style-name="ce5" table:formula="of:=TIME([.$B50]/110;0;0)" office:value-type="time" office:time-value="PT01H25M38.181818182S" calcext:value-type="time">
            <text:p>01:25:38</text:p>
          </table:table-cell>
          <table:table-cell table:style-name="ce6" table:formula="of:=IF([.$E50];TIME([.AN50]/[.$E50];0;0);)" office:value-type="time" office:time-value="PT00H29M36.342857143S" calcext:value-type="time">
            <text:p>00:29</text:p>
          </table:table-cell>
          <table:table-cell table:style-name="ce6" table:formula="of:=[.Y50]+[.Z50]" office:value-type="time" office:time-value="PT02H19M16.885714S" calcext:value-type="time">
            <text:p>02:19</text:p>
          </table:table-cell>
          <table:table-cell table:style-name="ce6" table:formula="of:=[.AA50]+[.AB50]" office:value-type="time" office:time-value="PT02H08M53.371429S" calcext:value-type="time">
            <text:p>02:08</text:p>
          </table:table-cell>
          <table:table-cell table:style-name="ce6" table:formula="of:=[.AC50]+[.AD50]" office:value-type="time" office:time-value="PT02H01M06.857143S" calcext:value-type="time">
            <text:p>02:01</text:p>
          </table:table-cell>
          <table:table-cell table:style-name="ce6" table:formula="of:=[.AE50]+[.AF50]" office:value-type="time" office:time-value="PT01H55M14.524675S" calcext:value-type="time">
            <text:p>01:55</text:p>
          </table:table-cell>
          <table:table-cell table:formula="of:=[.$B50]*[.AK$26]" office:value-type="float" office:value="25.12" calcext:value-type="float">
            <text:p>25.12</text:p>
          </table:table-cell>
          <table:table-cell table:formula="of:=[.$B50]*[.AL$26]" office:value-type="float" office:value="28.26" calcext:value-type="float">
            <text:p>28.26</text:p>
          </table:table-cell>
          <table:table-cell table:formula="of:=[.$B50]*[.AM$26]" office:value-type="float" office:value="31.4" calcext:value-type="float">
            <text:p>31.4</text:p>
          </table:table-cell>
          <table:table-cell table:formula="of:=[.$B50]*[.AN$26]" office:value-type="float" office:value="34.54" calcext:value-type="float">
            <text:p>34.5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Taralgon to Sale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72567294906468" calcext:value-type="percentage">
            <text:p>97%</text:p>
          </table:table-cell>
          <table:table-cell/>
          <table:table-cell table:formula="of:=IF([.F51];[.B51];[.B51]+[.K50])" office:value-type="float" office:value="208" calcext:value-type="float">
            <text:p>208</text:p>
          </table:table-cell>
          <table:table-cell table:formula="of:=TIME([.B51]/[.C51];0;0)" office:value-type="time" office:time-value="PT00H30M36S" calcext:value-type="time">
            <text:p>00:30</text:p>
          </table:table-cell>
          <table:table-cell table:formula="of:=IF([.F51];[.L51]+[.F51]+[.H51];[.P50]+[.L51]+[.H51])" office:value-type="time" office:time-value="PT09H28M21S" calcext:value-type="time">
            <text:p>09:28</text:p>
          </table:table-cell>
          <table:table-cell table:formula="of:=IF([.I51];TIME([.V51]*[.$B$27]/[.E51];0;0);0)" office:value-type="time" office:time-value="PT01H03M10.861535294S" calcext:value-type="time">
            <text:p>01:03</text:p>
          </table:table-cell>
          <table:table-cell table:formula="of:=[.L51]+[.N51]" office:value-type="time" office:time-value="PT01H33M46.861535S" calcext:value-type="time">
            <text:p>01:33</text:p>
          </table:table-cell>
          <table:table-cell table:formula="of:=IF([.F52];[.F52];[.M51]+[.N51])" office:value-type="time" office:time-value="PT10H31M31.861535S" calcext:value-type="time">
            <text:p>10:31</text:p>
          </table:table-cell>
          <table:table-cell table:formula="of:=IF([.G51];[.L51];[.L51]+[.Q50])" office:value-type="time" office:time-value="PT02H28M21S" calcext:value-type="time">
            <text:p>02:28</text:p>
          </table:table-cell>
          <table:table-cell table:formula="of:=IF([.G51];[.O51];[.O51]+[.R50])" office:value-type="time" office:time-value="PT03H31M31.861535S" calcext:value-type="time">
            <text:p>03:31</text:p>
          </table:table-cell>
          <table:table-cell table:style-name="ce10" table:formula="of:=1000*(([.$B$26]*[.B51]*[.C51]/100)+[.D51]*[.L51]*24)/[.B51]" office:value-type="float" office:value="205" calcext:value-type="float">
            <text:p>205</text:p>
          </table:table-cell>
          <table:table-cell table:formula="of:=(([.$B$26]*[.B51]*[.C51]/100)+[.D51]*[.L51]*24)/[.$B$27]" office:value-type="percentage" office:value="0.120172413793103" calcext:value-type="percentage">
            <text:p>12%</text:p>
          </table:table-cell>
          <table:table-cell table:formula="of:=IF([.I50];[.I50]-[.T51];[.U50]-[.T51])" office:value-type="percentage" office:value="0.367385057471264" calcext:value-type="percentage">
            <text:p>37%</text:p>
          </table:table-cell>
          <table:table-cell table:formula="of:=IF([.I51];[.I51]-[.U51];)" office:value-type="percentage" office:value="0.605182237435204" calcext:value-type="percentage">
            <text:p>61%</text:p>
          </table:table-cell>
          <table:table-cell table:number-columns-repeated="2"/>
          <table:table-cell table:style-name="ce5" table:formula="of:=TIME([.$B51]/80;0;0)" office:value-type="time" office:time-value="PT00H38M15S" calcext:value-type="time">
            <text:p>00:38:15</text:p>
          </table:table-cell>
          <table:table-cell table:style-name="ce6" table:formula="of:=IF([.$E51];TIME([.AK51]/[.E51];0;0);)" office:value-type="time" office:time-value="PT00H09M47.52S" calcext:value-type="time">
            <text:p>00:09</text:p>
          </table:table-cell>
          <table:table-cell table:style-name="ce5" table:formula="of:=TIME([.$B51]/90;0;0)" office:value-type="time" office:time-value="PT00H34M00S" calcext:value-type="time">
            <text:p>00:34:00</text:p>
          </table:table-cell>
          <table:table-cell table:style-name="ce6" table:formula="of:=IF([.$E51];TIME([.AL51]/[.$E51];0;0);)" office:value-type="time" office:time-value="PT00H11M00.96S" calcext:value-type="time">
            <text:p>00:11</text:p>
          </table:table-cell>
          <table:table-cell table:style-name="ce5" table:formula="of:=TIME([.$B51]/100;0;0)" office:value-type="time" office:time-value="PT00H30M36S" calcext:value-type="time">
            <text:p>00:30:36</text:p>
          </table:table-cell>
          <table:table-cell table:style-name="ce6" table:formula="of:=IF([.$E51];TIME([.AM51]/[.$E51];0;0);)" office:value-type="time" office:time-value="PT00H12M14.4S" calcext:value-type="time">
            <text:p>00:12</text:p>
          </table:table-cell>
          <table:table-cell table:style-name="ce5" table:formula="of:=TIME([.$B51]/110;0;0)" office:value-type="time" office:time-value="PT00H27M49.090909091S" calcext:value-type="time">
            <text:p>00:27:49</text:p>
          </table:table-cell>
          <table:table-cell table:style-name="ce6" table:formula="of:=IF([.$E51];TIME([.AN51]/[.$E51];0;0);)" office:value-type="time" office:time-value="PT00H13M27.84S" calcext:value-type="time">
            <text:p>00:13</text:p>
          </table:table-cell>
          <table:table-cell table:style-name="ce6" table:formula="of:=[.Y51]+[.Z51]" office:value-type="time" office:time-value="PT00H48M02.52S" calcext:value-type="time">
            <text:p>00:48</text:p>
          </table:table-cell>
          <table:table-cell table:style-name="ce6" table:formula="of:=[.AA51]+[.AB51]" office:value-type="time" office:time-value="PT00H45M00.96S" calcext:value-type="time">
            <text:p>00:45</text:p>
          </table:table-cell>
          <table:table-cell table:style-name="ce6" table:formula="of:=[.AC51]+[.AD51]" office:value-type="time" office:time-value="PT00H42M50.4S" calcext:value-type="time">
            <text:p>00:42</text:p>
          </table:table-cell>
          <table:table-cell table:style-name="ce6" table:formula="of:=[.AE51]+[.AF51]" office:value-type="time" office:time-value="PT00H41M16.930909S" calcext:value-type="time">
            <text:p>00:41</text:p>
          </table:table-cell>
          <table:table-cell table:formula="of:=[.$B51]*[.AK$26]" office:value-type="float" office:value="8.16" calcext:value-type="float">
            <text:p>8.16</text:p>
          </table:table-cell>
          <table:table-cell table:formula="of:=[.$B51]*[.AL$26]" office:value-type="float" office:value="9.18" calcext:value-type="float">
            <text:p>9.18</text:p>
          </table:table-cell>
          <table:table-cell table:formula="of:=[.$B51]*[.AM$26]" office:value-type="float" office:value="10.2" calcext:value-type="float">
            <text:p>10.2</text:p>
          </table:table-cell>
          <table:table-cell table:formula="of:=[.$B51]*[.AN$26]" office:value-type="float" office:value="11.22" calcext:value-type="float">
            <text:p>11.2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Sale to Bairnsdale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8147754676583" calcext:value-type="percentage">
            <text:p>100%</text:p>
          </table:table-cell>
          <table:table-cell/>
          <table:table-cell table:formula="of:=IF([.F52];[.B52];[.B52]+[.K51])" office:value-type="float" office:value="278" calcext:value-type="float">
            <text:p>278</text:p>
          </table:table-cell>
          <table:table-cell table:formula="of:=TIME([.B52]/[.C52];0;0)" office:value-type="time" office:time-value="PT00H46M40S" calcext:value-type="time">
            <text:p>00:46</text:p>
          </table:table-cell>
          <table:table-cell table:formula="of:=IF([.F52];[.L52]+[.F52]+[.H52];[.P51]+[.L52]+[.H52])" office:value-type="time" office:time-value="PT11H18M11.861535S" calcext:value-type="time">
            <text:p>11:18</text:p>
          </table:table-cell>
          <table:table-cell table:formula="of:=IF([.I52];TIME([.V52]*[.$B$27]/[.E52];0;0);0)" office:value-type="time" office:time-value="PT01H05M12.271428571S" calcext:value-type="time">
            <text:p>01:05</text:p>
          </table:table-cell>
          <table:table-cell table:formula="of:=[.L52]+[.N52]" office:value-type="time" office:time-value="PT01H51M52.271429S" calcext:value-type="time">
            <text:p>01:51</text:p>
          </table:table-cell>
          <table:table-cell table:formula="of:=IF([.F53];[.F53];[.M52]+[.N52])" office:value-type="time" office:time-value="PT12H23M24.132964S" calcext:value-type="time">
            <text:p>12:23</text:p>
          </table:table-cell>
          <table:table-cell table:formula="of:=IF([.G52];[.L52];[.L52]+[.Q51])" office:value-type="time" office:time-value="PT03H15M01S" calcext:value-type="time">
            <text:p>03:15</text:p>
          </table:table-cell>
          <table:table-cell table:formula="of:=IF([.G52];[.O52];[.O52]+[.R51])" office:value-type="time" office:time-value="PT05H23M24.132964S" calcext:value-type="time">
            <text:p>05:23</text:p>
          </table:table-cell>
          <table:table-cell table:style-name="ce10" table:formula="of:=1000*(([.$B$26]*[.B52]*[.C52]/100)+[.D52]*[.L52]*24)/[.B52]" office:value-type="float" office:value="185.555555555556" calcext:value-type="float">
            <text:p>186</text:p>
          </table:table-cell>
          <table:table-cell table:formula="of:=(([.$B$26]*[.B52]*[.C52]/100)+[.D52]*[.L52]*24)/[.$B$27]" office:value-type="percentage" office:value="0.149297573435504" calcext:value-type="percentage">
            <text:p>15%</text:p>
          </table:table-cell>
          <table:table-cell table:formula="of:=IF([.I51];[.I51]-[.T52];[.U51]-[.T52])" office:value-type="percentage" office:value="0.823269721470963" calcext:value-type="percentage">
            <text:p>82%</text:p>
          </table:table-cell>
          <table:table-cell table:formula="of:=IF([.I52];[.I52]-[.U52];)" office:value-type="percentage" office:value="0.17487803320562" calcext:value-type="percentage">
            <text:p>17%</text:p>
          </table:table-cell>
          <table:table-cell table:number-columns-repeated="2"/>
          <table:table-cell table:style-name="ce5" table:formula="of:=TIME([.$B52]/80;0;0)" office:value-type="time" office:time-value="PT00H52M30S" calcext:value-type="time">
            <text:p>00:52:30</text:p>
          </table:table-cell>
          <table:table-cell table:style-name="ce6" table:formula="of:=IF([.$E52];TIME([.AK52]/[.E52];0;0);)" office:value-type="time" office:time-value="PT00H48M00S" calcext:value-type="time">
            <text:p>00:48</text:p>
          </table:table-cell>
          <table:table-cell table:style-name="ce5" table:formula="of:=TIME([.$B52]/90;0;0)" office:value-type="time" office:time-value="PT00H46M40S" calcext:value-type="time">
            <text:p>00:46:40</text:p>
          </table:table-cell>
          <table:table-cell table:style-name="ce6" table:formula="of:=IF([.$E52];TIME([.AL52]/[.$E52];0;0);)" office:value-type="time" office:time-value="PT00H54M00S" calcext:value-type="time">
            <text:p>00:54</text:p>
          </table:table-cell>
          <table:table-cell table:style-name="ce5" table:formula="of:=TIME([.$B52]/100;0;0)" office:value-type="time" office:time-value="PT00H42M00S" calcext:value-type="time">
            <text:p>00:42:00</text:p>
          </table:table-cell>
          <table:table-cell table:style-name="ce6" table:formula="of:=IF([.$E52];TIME([.AM52]/[.$E52];0;0);)" office:value-type="time" office:time-value="PT01H00M00S" calcext:value-type="time">
            <text:p>01:00</text:p>
          </table:table-cell>
          <table:table-cell table:style-name="ce5" table:formula="of:=TIME([.$B52]/110;0;0)" office:value-type="time" office:time-value="PT00H38M10.909090909S" calcext:value-type="time">
            <text:p>00:38:10</text:p>
          </table:table-cell>
          <table:table-cell table:style-name="ce6" table:formula="of:=IF([.$E52];TIME([.AN52]/[.$E52];0;0);)" office:value-type="time" office:time-value="PT01H06M00S" calcext:value-type="time">
            <text:p>01:06</text:p>
          </table:table-cell>
          <table:table-cell table:style-name="ce6" table:formula="of:=[.Y52]+[.Z52]" office:value-type="time" office:time-value="PT01H40M30S" calcext:value-type="time">
            <text:p>01:40</text:p>
          </table:table-cell>
          <table:table-cell table:style-name="ce6" table:formula="of:=[.AA52]+[.AB52]" office:value-type="time" office:time-value="PT01H40M40S" calcext:value-type="time">
            <text:p>01:40</text:p>
          </table:table-cell>
          <table:table-cell table:style-name="ce6" table:formula="of:=[.AC52]+[.AD52]" office:value-type="time" office:time-value="PT01H42M00S" calcext:value-type="time">
            <text:p>01:42</text:p>
          </table:table-cell>
          <table:table-cell table:style-name="ce6" table:formula="of:=[.AE52]+[.AF52]" office:value-type="time" office:time-value="PT01H44M10.909091S" calcext:value-type="time">
            <text:p>01:44</text:p>
          </table:table-cell>
          <table:table-cell table:formula="of:=[.$B52]*[.AK$26]" office:value-type="float" office:value="11.2" calcext:value-type="float">
            <text:p>11.2</text:p>
          </table:table-cell>
          <table:table-cell table:formula="of:=[.$B52]*[.AL$26]" office:value-type="float" office:value="12.6" calcext:value-type="float">
            <text:p>12.6</text:p>
          </table:table-cell>
          <table:table-cell table:formula="of:=[.$B52]*[.AM$26]" office:value-type="float" office:value="14" calcext:value-type="float">
            <text:p>14</text:p>
          </table:table-cell>
          <table:table-cell table:formula="of:=[.$B52]*[.AN$26]" office:value-type="float" office:value="15.4" calcext:value-type="float">
            <text:p>15.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airnsdale to Wyndham</text:p>
          </table:table-cell>
          <table:table-cell office:value-type="float" office:value="327" calcext:value-type="float">
            <text:p>327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style-name="ce29"/>
          <table:table-cell office:value-type="percentage" office:value="0.5" calcext:value-type="percentage">
            <text:p>50%</text:p>
          </table:table-cell>
          <table:table-cell/>
          <table:table-cell table:formula="of:=IF([.F53];[.B53];[.B53]+[.K52])" office:value-type="float" office:value="605" calcext:value-type="float">
            <text:p>605</text:p>
          </table:table-cell>
          <table:table-cell table:formula="of:=TIME([.B53]/[.C53];0;0)" office:value-type="time" office:time-value="PT03H38M00S" calcext:value-type="time">
            <text:p>03:38</text:p>
          </table:table-cell>
          <table:table-cell table:formula="of:=IF([.F53];[.L53]+[.F53]+[.H53];[.P52]+[.L53]+[.H53])" office:value-type="time" office:time-value="PT16H01M24.132964S" calcext:value-type="time">
            <text:p>16:01</text:p>
          </table:table-cell>
          <table:table-cell table:formula="of:=IF([.I53];TIME([.V53]*[.$B$27]/[.E53];0;0);0)" office:value-type="time" office:time-value="PT06H56M06.449294118S" calcext:value-type="time">
            <text:p>06:56</text:p>
          </table:table-cell>
          <table:table-cell table:formula="of:=[.L53]+[.N53]" office:value-type="time" office:time-value="PT10H34M06.449294S" calcext:value-type="time">
            <text:p>10:34</text:p>
          </table:table-cell>
          <table:table-cell table:formula="of:=IF([.F54];[.F54];[.M53]+[.N53])" office:value-type="time" office:time-value="PT12H00M00S" calcext:value-type="time">
            <text:p>12:00</text:p>
          </table:table-cell>
          <table:table-cell table:formula="of:=IF([.G53];[.L53];[.L53]+[.Q52])" office:value-type="time" office:time-value="PT06H53M01S" calcext:value-type="time">
            <text:p>06:53</text:p>
          </table:table-cell>
          <table:table-cell table:formula="of:=IF([.G53];[.O53];[.O53]+[.R52])" office:value-type="time" office:time-value="PT15H57M30.582258S" calcext:value-type="time">
            <text:p>15:57</text:p>
          </table:table-cell>
          <table:table-cell table:style-name="ce10" table:formula="of:=1000*(([.$B$26]*[.B53]*[.C53]/100)+[.D53]*[.L53]*24)/[.B53]" office:value-type="float" office:value="185.555555555556" calcext:value-type="float">
            <text:p>186</text:p>
          </table:table-cell>
          <table:table-cell table:formula="of:=(([.$B$26]*[.B53]*[.C53]/100)+[.D53]*[.L53]*24)/[.$B$27]" office:value-type="percentage" office:value="0.697432950191571" calcext:value-type="percentage">
            <text:p>70%</text:p>
          </table:table-cell>
          <table:table-cell table:formula="of:=IF([.I52];[.I52]-[.T53];[.U52]-[.T53])" office:value-type="percentage" office:value="0.300714804485012" calcext:value-type="percentage">
            <text:p>30%</text:p>
          </table:table-cell>
          <table:table-cell table:formula="of:=IF([.I53];[.I53]-[.U53];)" office:value-type="percentage" office:value="0.199285195514988" calcext:value-type="percentage">
            <text:p>20%</text:p>
          </table:table-cell>
          <table:table-cell table:number-columns-repeated="2"/>
          <table:table-cell table:style-name="ce5" table:formula="of:=TIME([.$B53]/80;0;0)" office:value-type="time" office:time-value="PT04H05M15S" calcext:value-type="time">
            <text:p>04:05:15</text:p>
          </table:table-cell>
          <table:table-cell table:style-name="ce6" table:formula="of:=IF([.$E53];TIME([.AK53]/[.E53];0;0);)" office:value-type="time" office:time-value="PT20H55M40.8S" calcext:value-type="time">
            <text:p>20:55</text:p>
          </table:table-cell>
          <table:table-cell table:style-name="ce5" table:formula="of:=TIME([.$B53]/90;0;0)" office:value-type="time" office:time-value="PT03H38M00S" calcext:value-type="time">
            <text:p>03:38:00</text:p>
          </table:table-cell>
          <table:table-cell table:style-name="ce6" table:formula="of:=IF([.$E53];TIME([.AL53]/[.$E53];0;0);)" office:value-type="time" office:time-value="PT23H32M38.4S" calcext:value-type="time">
            <text:p>23:32</text:p>
          </table:table-cell>
          <table:table-cell table:style-name="ce5" table:formula="of:=TIME([.$B53]/100;0;0)" office:value-type="time" office:time-value="PT03H16M12S" calcext:value-type="time">
            <text:p>03:16:12</text:p>
          </table:table-cell>
          <table:table-cell table:style-name="ce6" table:formula="of:=IF([.$E53];TIME([.AM53]/[.$E53];0;0);)" office:value-type="time" office:time-value="PT02H09M36S" calcext:value-type="time">
            <text:p>02:09</text:p>
          </table:table-cell>
          <table:table-cell table:style-name="ce5" table:formula="of:=TIME([.$B53]/110;0;0)" office:value-type="time" office:time-value="PT02H58M21.818181818S" calcext:value-type="time">
            <text:p>02:58:21</text:p>
          </table:table-cell>
          <table:table-cell table:style-name="ce6" table:formula="of:=IF([.$E53];TIME([.AN53]/[.$E53];0;0);)" office:value-type="time" office:time-value="PT04H46M33.6S" calcext:value-type="time">
            <text:p>04:46</text:p>
          </table:table-cell>
          <table:table-cell table:style-name="ce6" table:formula="of:=[.Y53]+[.Z53]" office:value-type="time" office:time-value="PT25H00M55.8S" calcext:value-type="time">
            <text:p>01:00</text:p>
          </table:table-cell>
          <table:table-cell table:style-name="ce6" table:formula="of:=[.AA53]+[.AB53]" office:value-type="time" office:time-value="PT27H10M38.4S" calcext:value-type="time">
            <text:p>03:10</text:p>
          </table:table-cell>
          <table:table-cell table:style-name="ce6" table:formula="of:=[.AC53]+[.AD53]" office:value-type="time" office:time-value="PT05H25M48S" calcext:value-type="time">
            <text:p>05:25</text:p>
          </table:table-cell>
          <table:table-cell table:style-name="ce6" table:formula="of:=[.AE53]+[.AF53]" office:value-type="time" office:time-value="PT07H44M55.418182S" calcext:value-type="time">
            <text:p>07:44</text:p>
          </table:table-cell>
          <table:table-cell table:formula="of:=[.$B53]*[.AK$26]" office:value-type="float" office:value="52.32" calcext:value-type="float">
            <text:p>52.32</text:p>
          </table:table-cell>
          <table:table-cell table:formula="of:=[.$B53]*[.AL$26]" office:value-type="float" office:value="58.86" calcext:value-type="float">
            <text:p>58.86</text:p>
          </table:table-cell>
          <table:table-cell table:formula="of:=[.$B53]*[.AM$26]" office:value-type="float" office:value="65.4" calcext:value-type="float">
            <text:p>65.4</text:p>
          </table:table-cell>
          <table:table-cell table:formula="of:=[.$B53]*[.AN$26]" office:value-type="float" office:value="71.94" calcext:value-type="float">
            <text:p>71.9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Wyndham to Narooma S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2H00M00S" calcext:value-type="time">
            <text:p>12:00</text:p>
          </table:table-cell>
          <table:table-cell table:formula="of:=[.G57]-4" office:value-type="date" office:date-value="2021-09-10" calcext:value-type="date">
            <text:p>Fri, 10</text:p>
          </table:table-cell>
          <table:table-cell table:style-name="ce29"/>
          <table:table-cell office:value-type="percentage" office:value="0.75" calcext:value-type="percentage">
            <text:p>75%</text:p>
          </table:table-cell>
          <table:table-cell/>
          <table:table-cell table:formula="of:=IF([.F54];[.B54];[.B54]+[.K53])" office:value-type="float" office:value="121" calcext:value-type="float">
            <text:p>121</text:p>
          </table:table-cell>
          <table:table-cell table:formula="of:=TIME([.B54]/[.C54];0;0)" office:value-type="time" office:time-value="PT01H12M36S" calcext:value-type="time">
            <text:p>01:12</text:p>
          </table:table-cell>
          <table:table-cell table:formula="of:=IF([.F54];[.L54]+[.F54]+[.H54];[.P53]+[.L54]+[.H54])" office:value-type="time" office:time-value="PT13H12M36S" calcext:value-type="time">
            <text:p>13:12</text:p>
          </table:table-cell>
          <table:table-cell table:formula="of:=IF([.I54];TIME([.V54]*[.$B$27]/[.E54];0;0);0)" office:value-type="time" office:time-value="PT00H39M54.257142857S" calcext:value-type="time">
            <text:p>00:39</text:p>
          </table:table-cell>
          <table:table-cell table:formula="of:=[.L54]+[.N54]" office:value-type="time" office:time-value="PT01H52M30.257143S" calcext:value-type="time">
            <text:p>01:52</text:p>
          </table:table-cell>
          <table:table-cell table:formula="of:=IF([.F55];[.F55];[.M54]+[.N54])" office:value-type="time" office:time-value="PT13H52M30.257143S" calcext:value-type="time">
            <text:p>13:52</text:p>
          </table:table-cell>
          <table:table-cell table:formula="of:=IF([.G54];[.L54];[.L54]+[.Q53])" office:value-type="time" office:time-value="PT01H12M36S" calcext:value-type="time">
            <text:p>01:12</text:p>
          </table:table-cell>
          <table:table-cell table:formula="of:=IF([.G54];[.O54];[.O54]+[.R53])" office:value-type="time" office:time-value="PT01H52M30.257143S" calcext:value-type="time">
            <text:p>01:52</text:p>
          </table:table-cell>
          <table:table-cell table:style-name="ce10" table:formula="of:=1000*(([.$B$26]*[.B54]*[.C54]/100)+[.D54]*[.L54]*24)/[.B54]" office:value-type="float" office:value="205" calcext:value-type="float">
            <text:p>205</text:p>
          </table:table-cell>
          <table:table-cell table:formula="of:=(([.$B$26]*[.B54]*[.C54]/100)+[.D54]*[.L54]*24)/[.$B$27]" office:value-type="percentage" office:value="0.285114942528736" calcext:value-type="percentage">
            <text:p>29%</text:p>
          </table:table-cell>
          <table:table-cell table:formula="of:=IF([.I53];[.I53]-[.T54];[.U53]-[.T54])" office:value-type="percentage" office:value="0.214885057471264" calcext:value-type="percentage">
            <text:p>21%</text:p>
          </table:table-cell>
          <table:table-cell table:formula="of:=IF([.I54];[.I54]-[.U54];)" office:value-type="percentage" office:value="0.535114942528736" calcext:value-type="percentage">
            <text:p>54%</text:p>
          </table:table-cell>
          <table:table-cell table:number-columns-repeated="2"/>
          <table:table-cell table:style-name="ce5" table:formula="of:=TIME([.$B54]/80;0;0)" office:value-type="time" office:time-value="PT01H30M45S" calcext:value-type="time">
            <text:p>01:30:45</text:p>
          </table:table-cell>
          <table:table-cell table:style-name="ce6" table:formula="of:=IF([.$E54];TIME([.AK54]/[.E54];0;0);)" office:value-type="time" office:time-value="PT00H16M35.657142857S" calcext:value-type="time">
            <text:p>00:16</text:p>
          </table:table-cell>
          <table:table-cell table:style-name="ce5" table:formula="of:=TIME([.$B54]/90;0;0)" office:value-type="time" office:time-value="PT01H20M40S" calcext:value-type="time">
            <text:p>01:20:40</text:p>
          </table:table-cell>
          <table:table-cell table:style-name="ce6" table:formula="of:=IF([.$E54];TIME([.AL54]/[.$E54];0;0);)" office:value-type="time" office:time-value="PT00H18M40.114285714S" calcext:value-type="time">
            <text:p>00:18</text:p>
          </table:table-cell>
          <table:table-cell table:style-name="ce5" table:formula="of:=TIME([.$B54]/100;0;0)" office:value-type="time" office:time-value="PT01H12M36S" calcext:value-type="time">
            <text:p>01:12:36</text:p>
          </table:table-cell>
          <table:table-cell table:style-name="ce6" table:formula="of:=IF([.$E54];TIME([.AM54]/[.$E54];0;0);)" office:value-type="time" office:time-value="PT00H20M44.571428571S" calcext:value-type="time">
            <text:p>00:20</text:p>
          </table:table-cell>
          <table:table-cell table:style-name="ce5" table:formula="of:=TIME([.$B54]/110;0;0)" office:value-type="time" office:time-value="PT01H06M00S" calcext:value-type="time">
            <text:p>01:06:00</text:p>
          </table:table-cell>
          <table:table-cell table:style-name="ce6" table:formula="of:=IF([.$E54];TIME([.AN54]/[.$E54];0;0);)" office:value-type="time" office:time-value="PT00H22M49.028571429S" calcext:value-type="time">
            <text:p>00:22</text:p>
          </table:table-cell>
          <table:table-cell table:style-name="ce6" table:formula="of:=[.Y54]+[.Z54]" office:value-type="time" office:time-value="PT01H47M20.657143S" calcext:value-type="time">
            <text:p>01:47</text:p>
          </table:table-cell>
          <table:table-cell table:style-name="ce6" table:formula="of:=[.AA54]+[.AB54]" office:value-type="time" office:time-value="PT01H39M20.114286S" calcext:value-type="time">
            <text:p>01:39</text:p>
          </table:table-cell>
          <table:table-cell table:style-name="ce6" table:formula="of:=[.AC54]+[.AD54]" office:value-type="time" office:time-value="PT01H33M20.571429S" calcext:value-type="time">
            <text:p>01:33</text:p>
          </table:table-cell>
          <table:table-cell table:style-name="ce6" table:formula="of:=[.AE54]+[.AF54]" office:value-type="time" office:time-value="PT01H28M49.028571S" calcext:value-type="time">
            <text:p>01:28</text:p>
          </table:table-cell>
          <table:table-cell table:formula="of:=[.$B54]*[.AK$26]" office:value-type="float" office:value="19.36" calcext:value-type="float">
            <text:p>19.36</text:p>
          </table:table-cell>
          <table:table-cell table:formula="of:=[.$B54]*[.AL$26]" office:value-type="float" office:value="21.78" calcext:value-type="float">
            <text:p>21.78</text:p>
          </table:table-cell>
          <table:table-cell table:formula="of:=[.$B54]*[.AM$26]" office:value-type="float" office:value="24.2" calcext:value-type="float">
            <text:p>24.2</text:p>
          </table:table-cell>
          <table:table-cell table:formula="of:=[.$B54]*[.AN$26]" office:value-type="float" office:value="26.62" calcext:value-type="float">
            <text:p>26.6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arooma to Berry S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5];[.B55];[.B55]+[.K54])" office:value-type="float" office:value="318" calcext:value-type="float">
            <text:p>318</text:p>
          </table:table-cell>
          <table:table-cell table:formula="of:=TIME([.B55]/[.C55];0;0)" office:value-type="time" office:time-value="PT01H58M12S" calcext:value-type="time">
            <text:p>01:58</text:p>
          </table:table-cell>
          <table:table-cell table:formula="of:=IF([.F55];[.L55]+[.F55]+[.H55];[.P54]+[.L55]+[.H55])" office:value-type="time" office:time-value="PT15H50M42.257143S" calcext:value-type="time">
            <text:p>15:50</text:p>
          </table:table-cell>
          <table:table-cell table:formula="of:=IF([.I55];TIME([.V55]*[.$B$27]/[.E55];0;0);0)" office:value-type="time" office:time-value="PT00H38M20.657142857S" calcext:value-type="time">
            <text:p>00:38</text:p>
          </table:table-cell>
          <table:table-cell table:formula="of:=[.L55]+[.N55]" office:value-type="time" office:time-value="PT02H36M32.657143S" calcext:value-type="time">
            <text:p>02:36</text:p>
          </table:table-cell>
          <table:table-cell table:formula="of:=IF([.F56];[.F56];[.M55]+[.N55])" office:value-type="time" office:time-value="PT16H29M02.914286S" calcext:value-type="time">
            <text:p>16:29</text:p>
          </table:table-cell>
          <table:table-cell table:formula="of:=IF([.G55];[.L55];[.L55]+[.Q54])" office:value-type="time" office:time-value="PT03H10M48S" calcext:value-type="time">
            <text:p>03:10</text:p>
          </table:table-cell>
          <table:table-cell table:formula="of:=IF([.G55];[.O55];[.O55]+[.R54])" office:value-type="time" office:time-value="PT04H29M02.914286S" calcext:value-type="time">
            <text:p>04:29</text:p>
          </table:table-cell>
          <table:table-cell table:style-name="ce10" table:formula="of:=1000*(([.$B$26]*[.B55]*[.C55]/100)+[.D55]*[.L55]*24)/[.B55]" office:value-type="float" office:value="205" calcext:value-type="float">
            <text:p>205</text:p>
          </table:table-cell>
          <table:table-cell table:formula="of:=(([.$B$26]*[.B55]*[.C55]/100)+[.D55]*[.L55]*24)/[.$B$27]" office:value-type="percentage" office:value="0.464195402298851" calcext:value-type="percentage">
            <text:p>46%</text:p>
          </table:table-cell>
          <table:table-cell table:formula="of:=IF([.I54];[.I54]-[.T55];[.U54]-[.T55])" office:value-type="percentage" office:value="0.285804597701149" calcext:value-type="percentage">
            <text:p>29%</text:p>
          </table:table-cell>
          <table:table-cell table:formula="of:=IF([.I55];[.I55]-[.U55];)" office:value-type="percentage" office:value="0.514195402298851" calcext:value-type="percentage">
            <text:p>51%</text:p>
          </table:table-cell>
          <table:table-cell table:number-columns-repeated="2"/>
          <table:table-cell table:style-name="ce5" table:formula="of:=TIME([.$B55]/80;0;0)" office:value-type="time" office:time-value="PT02H27M45S" calcext:value-type="time">
            <text:p>02:27:45</text:p>
          </table:table-cell>
          <table:table-cell table:style-name="ce6" table:formula="of:=IF([.$E55];TIME([.AK55]/[.E55];0;0);)" office:value-type="time" office:time-value="PT00H27M01.028571429S" calcext:value-type="time">
            <text:p>00:27</text:p>
          </table:table-cell>
          <table:table-cell table:style-name="ce5" table:formula="of:=TIME([.$B55]/90;0;0)" office:value-type="time" office:time-value="PT02H11M20S" calcext:value-type="time">
            <text:p>02:11:20</text:p>
          </table:table-cell>
          <table:table-cell table:style-name="ce6" table:formula="of:=IF([.$E55];TIME([.AL55]/[.$E55];0;0);)" office:value-type="time" office:time-value="PT00H30M23.657142857S" calcext:value-type="time">
            <text:p>00:30</text:p>
          </table:table-cell>
          <table:table-cell table:style-name="ce5" table:formula="of:=TIME([.$B55]/100;0;0)" office:value-type="time" office:time-value="PT01H58M12S" calcext:value-type="time">
            <text:p>01:58:12</text:p>
          </table:table-cell>
          <table:table-cell table:style-name="ce6" table:formula="of:=IF([.$E55];TIME([.AM55]/[.$E55];0;0);)" office:value-type="time" office:time-value="PT00H33M46.285714286S" calcext:value-type="time">
            <text:p>00:33</text:p>
          </table:table-cell>
          <table:table-cell table:style-name="ce5" table:formula="of:=TIME([.$B55]/110;0;0)" office:value-type="time" office:time-value="PT01H47M27.272727273S" calcext:value-type="time">
            <text:p>01:47:27</text:p>
          </table:table-cell>
          <table:table-cell table:style-name="ce6" table:formula="of:=IF([.$E55];TIME([.AN55]/[.$E55];0;0);)" office:value-type="time" office:time-value="PT00H37M08.914285714S" calcext:value-type="time">
            <text:p>00:37</text:p>
          </table:table-cell>
          <table:table-cell table:style-name="ce6" table:formula="of:=[.Y55]+[.Z55]" office:value-type="time" office:time-value="PT02H54M46.028571S" calcext:value-type="time">
            <text:p>02:54</text:p>
          </table:table-cell>
          <table:table-cell table:style-name="ce6" table:formula="of:=[.AA55]+[.AB55]" office:value-type="time" office:time-value="PT02H41M43.657143S" calcext:value-type="time">
            <text:p>02:41</text:p>
          </table:table-cell>
          <table:table-cell table:style-name="ce6" table:formula="of:=[.AC55]+[.AD55]" office:value-type="time" office:time-value="PT02H31M58.285714S" calcext:value-type="time">
            <text:p>02:31</text:p>
          </table:table-cell>
          <table:table-cell table:style-name="ce6" table:formula="of:=[.AE55]+[.AF55]" office:value-type="time" office:time-value="PT02H24M36.187013S" calcext:value-type="time">
            <text:p>02:24</text:p>
          </table:table-cell>
          <table:table-cell table:formula="of:=[.$B55]*[.AK$26]" office:value-type="float" office:value="31.52" calcext:value-type="float">
            <text:p>31.52</text:p>
          </table:table-cell>
          <table:table-cell table:formula="of:=[.$B55]*[.AL$26]" office:value-type="float" office:value="35.46" calcext:value-type="float">
            <text:p>35.46</text:p>
          </table:table-cell>
          <table:table-cell table:formula="of:=[.$B55]*[.AM$26]" office:value-type="float" office:value="39.4" calcext:value-type="float">
            <text:p>39.4</text:p>
          </table:table-cell>
          <table:table-cell table:formula="of:=[.$B55]*[.AN$26]" office:value-type="float" office:value="43.34" calcext:value-type="float">
            <text:p>43.3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erry to Myrtle St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table:number-columns-repeated="2"/>
          <table:table-cell table:formula="of:=IF([.F56];[.B56];[.B56]+[.K55])" office:value-type="float" office:value="461" calcext:value-type="float">
            <text:p>461</text:p>
          </table:table-cell>
          <table:table-cell table:formula="of:=TIME([.B56]/[.C56];0;0)" office:value-type="time" office:time-value="PT01H47M15S" calcext:value-type="time">
            <text:p>01:47</text:p>
          </table:table-cell>
          <table:table-cell table:formula="of:=IF([.F56];[.L56]+[.F56]+[.H56];[.P55]+[.L56]+[.H56])" office:value-type="time" office:time-value="PT18H16M17.914286S" calcext:value-type="time">
            <text:p>18:16</text:p>
          </table:table-cell>
          <table:table-cell table:formula="of:=IF([.I56];TIME([.V56]*[.$B$27]/[.E56];0;0);0)" office:value-type="time" office:time-value="PT00H00M00S" calcext:value-type="time">
            <text:p>00:00</text:p>
          </table:table-cell>
          <table:table-cell table:formula="of:=[.L56]+[.N56]" office:value-type="time" office:time-value="PT01H47M15S" calcext:value-type="time">
            <text:p>01:47</text:p>
          </table:table-cell>
          <table:table-cell table:formula="of:=IF([.F57];[.F57];[.M56]+[.N56])" office:value-type="time" office:time-value="PT07H00M00S" calcext:value-type="time">
            <text:p>07:00</text:p>
          </table:table-cell>
          <table:table-cell table:formula="of:=IF([.G56];[.L56];[.L56]+[.Q55])" office:value-type="time" office:time-value="PT04H58M03S" calcext:value-type="time">
            <text:p>04:58</text:p>
          </table:table-cell>
          <table:table-cell table:formula="of:=IF([.G56];[.O56];[.O56]+[.R55])" office:value-type="time" office:time-value="PT06H16M17.914286S" calcext:value-type="time">
            <text:p>06:16</text:p>
          </table:table-cell>
          <table:table-cell table:style-name="ce10" table:formula="of:=1000*(([.$B$26]*[.B56]*[.C56]/100)+[.D56]*[.L56]*24)/[.B56]" office:value-type="float" office:value="166.25" calcext:value-type="float">
            <text:p>166</text:p>
          </table:table-cell>
          <table:table-cell table:formula="of:=(([.$B$26]*[.B56]*[.C56]/100)+[.D56]*[.L56]*24)/[.$B$27]" office:value-type="percentage" office:value="0.273261494252874" calcext:value-type="percentage">
            <text:p>27%</text:p>
          </table:table-cell>
          <table:table-cell table:formula="of:=IF([.I55];[.I55]-[.T56];[.U55]-[.T56])" office:value-type="percentage" office:value="0.526738505747127" calcext:value-type="percentage">
            <text:p>53%</text:p>
          </table:table-cell>
          <table:table-cell table:formula="of:=IF([.I56];[.I56]-[.U56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56]/80;0;0)" office:value-type="time" office:time-value="PT01H47M15S" calcext:value-type="time">
            <text:p>01:47:15</text:p>
          </table:table-cell>
          <table:table-cell table:style-name="ce6" table:formula="of:=IF([.$E56];TIME([.AK56]/[.E56];0;0);)" office:value-type="time" office:time-value="PT00H19M36.685714286S" calcext:value-type="time">
            <text:p>00:19</text:p>
          </table:table-cell>
          <table:table-cell table:style-name="ce5" table:formula="of:=TIME([.$B56]/90;0;0)" office:value-type="time" office:time-value="PT01H35M20S" calcext:value-type="time">
            <text:p>01:35:20</text:p>
          </table:table-cell>
          <table:table-cell table:style-name="ce6" table:formula="of:=IF([.$E56];TIME([.AL56]/[.$E56];0;0);)" office:value-type="time" office:time-value="PT00H22M03.771428571S" calcext:value-type="time">
            <text:p>00:22</text:p>
          </table:table-cell>
          <table:table-cell table:style-name="ce5" table:formula="of:=TIME([.$B56]/100;0;0)" office:value-type="time" office:time-value="PT01H25M48S" calcext:value-type="time">
            <text:p>01:25:48</text:p>
          </table:table-cell>
          <table:table-cell table:style-name="ce6" table:formula="of:=IF([.$E56];TIME([.AM56]/[.$E56];0;0);)" office:value-type="time" office:time-value="PT00H24M30.857142857S" calcext:value-type="time">
            <text:p>00:24</text:p>
          </table:table-cell>
          <table:table-cell table:style-name="ce5" table:formula="of:=TIME([.$B56]/110;0;0)" office:value-type="time" office:time-value="PT01H18M00S" calcext:value-type="time">
            <text:p>01:18:00</text:p>
          </table:table-cell>
          <table:table-cell table:style-name="ce6" table:formula="of:=IF([.$E56];TIME([.AN56]/[.$E56];0;0);)" office:value-type="time" office:time-value="PT00H26M57.942857143S" calcext:value-type="time">
            <text:p>00:26</text:p>
          </table:table-cell>
          <table:table-cell table:style-name="ce6" table:formula="of:=[.Y56]+[.Z56]" office:value-type="time" office:time-value="PT02H06M51.685714S" calcext:value-type="time">
            <text:p>02:06</text:p>
          </table:table-cell>
          <table:table-cell table:style-name="ce6" table:formula="of:=[.AA56]+[.AB56]" office:value-type="time" office:time-value="PT01H57M23.771429S" calcext:value-type="time">
            <text:p>01:57</text:p>
          </table:table-cell>
          <table:table-cell table:style-name="ce6" table:formula="of:=[.AC56]+[.AD56]" office:value-type="time" office:time-value="PT01H50M18.857143S" calcext:value-type="time">
            <text:p>01:50</text:p>
          </table:table-cell>
          <table:table-cell table:style-name="ce6" table:formula="of:=[.AE56]+[.AF56]" office:value-type="time" office:time-value="PT01H44M57.942857S" calcext:value-type="time">
            <text:p>01:44</text:p>
          </table:table-cell>
          <table:table-cell table:formula="of:=[.$B56]*[.AK$26]" office:value-type="float" office:value="22.88" calcext:value-type="float">
            <text:p>22.88</text:p>
          </table:table-cell>
          <table:table-cell table:formula="of:=[.$B56]*[.AL$26]" office:value-type="float" office:value="25.74" calcext:value-type="float">
            <text:p>25.74</text:p>
          </table:table-cell>
          <table:table-cell table:formula="of:=[.$B56]*[.AM$26]" office:value-type="float" office:value="28.6" calcext:value-type="float">
            <text:p>28.6</text:p>
          </table:table-cell>
          <table:table-cell table:formula="of:=[.$B56]*[.AN$26]" office:value-type="float" office:value="31.46" calcext:value-type="float">
            <text:p>31.4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Myrtle St to Heatherbrae S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7H00M00S" calcext:value-type="time">
            <text:p>07:00</text:p>
          </table:table-cell>
          <table:table-cell office:value-type="date" office:date-value="2021-09-14" calcext:value-type="date">
            <text:p>Tue, 14</text:p>
          </table:table-cell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7];[.B57];[.B57]+[.K56])" office:value-type="float" office:value="166" calcext:value-type="float">
            <text:p>166</text:p>
          </table:table-cell>
          <table:table-cell table:formula="of:=TIME([.B57]/[.C57];0;0)" office:value-type="time" office:time-value="PT02H04M30S" calcext:value-type="time">
            <text:p>02:04</text:p>
          </table:table-cell>
          <table:table-cell table:formula="of:=IF([.F57];[.L57]+[.F57]+[.H57];[.P56]+[.L57]+[.H57])" office:value-type="time" office:time-value="PT09H04M30S" calcext:value-type="time">
            <text:p>09:04</text:p>
          </table:table-cell>
          <table:table-cell table:formula="of:=IF([.I57];TIME([.V57]*[.$B$27]/[.E57];0;0);0)" office:value-type="time" office:time-value="PT00H44M01.95S" calcext:value-type="time">
            <text:p>00:44</text:p>
          </table:table-cell>
          <table:table-cell table:formula="of:=[.L57]+[.N57]" office:value-type="time" office:time-value="PT02H48M31.95S" calcext:value-type="time">
            <text:p>02:48</text:p>
          </table:table-cell>
          <table:table-cell table:formula="of:=IF([.F58];[.F58];[.M57]+[.N57])" office:value-type="time" office:time-value="PT09H48M31.95S" calcext:value-type="time">
            <text:p>09:48</text:p>
          </table:table-cell>
          <table:table-cell table:formula="of:=IF([.G57];[.L57];[.L57]+[.Q56])" office:value-type="time" office:time-value="PT02H04M30S" calcext:value-type="time">
            <text:p>02:04</text:p>
          </table:table-cell>
          <table:table-cell table:formula="of:=IF([.G57];[.O57];[.O57]+[.R56])" office:value-type="time" office:time-value="PT02H48M31.95S" calcext:value-type="time">
            <text:p>02:48</text:p>
          </table:table-cell>
          <table:table-cell table:style-name="ce10" table:formula="of:=1000*(([.$B$26]*[.B57]*[.C57]/100)+[.D57]*[.L57]*24)/[.B57]" office:value-type="float" office:value="166.25" calcext:value-type="float">
            <text:p>166</text:p>
          </table:table-cell>
          <table:table-cell table:formula="of:=(([.$B$26]*[.B57]*[.C57]/100)+[.D57]*[.L57]*24)/[.$B$27]" office:value-type="percentage" office:value="0.317212643678161" calcext:value-type="percentage">
            <text:p>32%</text:p>
          </table:table-cell>
          <table:table-cell table:formula="of:=IF([.I56];[.I56]-[.T57];[.U56]-[.T57])" office:value-type="percentage" office:value="0.209525862068966" calcext:value-type="percentage">
            <text:p>21%</text:p>
          </table:table-cell>
          <table:table-cell table:formula="of:=IF([.I57];[.I57]-[.U57];)" office:value-type="percentage" office:value="0.590474137931034" calcext:value-type="percentage">
            <text:p>59%</text:p>
          </table:table-cell>
          <table:table-cell table:number-columns-repeated="2"/>
          <table:table-cell table:style-name="ce5" table:formula="of:=TIME([.$B57]/80;0;0)" office:value-type="time" office:time-value="PT02H04M30S" calcext:value-type="time">
            <text:p>02:04:30</text:p>
          </table:table-cell>
          <table:table-cell table:style-name="ce6" table:formula="of:=IF([.$E57];TIME([.AK57]/[.E57];0;0);)" office:value-type="time" office:time-value="PT00H22M45.942857143S" calcext:value-type="time">
            <text:p>00:22</text:p>
          </table:table-cell>
          <table:table-cell table:style-name="ce5" table:formula="of:=TIME([.$B57]/90;0;0)" office:value-type="time" office:time-value="PT01H50M40S" calcext:value-type="time">
            <text:p>01:50:40</text:p>
          </table:table-cell>
          <table:table-cell table:style-name="ce6" table:formula="of:=IF([.$E57];TIME([.AL57]/[.$E57];0;0);)" office:value-type="time" office:time-value="PT00H25M36.685714286S" calcext:value-type="time">
            <text:p>00:25</text:p>
          </table:table-cell>
          <table:table-cell table:style-name="ce5" table:formula="of:=TIME([.$B57]/100;0;0)" office:value-type="time" office:time-value="PT01H39M36S" calcext:value-type="time">
            <text:p>01:39:36</text:p>
          </table:table-cell>
          <table:table-cell table:style-name="ce6" table:formula="of:=IF([.$E57];TIME([.AM57]/[.$E57];0;0);)" office:value-type="time" office:time-value="PT00H28M27.428571429S" calcext:value-type="time">
            <text:p>00:28</text:p>
          </table:table-cell>
          <table:table-cell table:style-name="ce5" table:formula="of:=TIME([.$B57]/110;0;0)" office:value-type="time" office:time-value="PT01H30M32.727272727S" calcext:value-type="time">
            <text:p>01:30:32</text:p>
          </table:table-cell>
          <table:table-cell table:style-name="ce6" table:formula="of:=IF([.$E57];TIME([.AN57]/[.$E57];0;0);)" office:value-type="time" office:time-value="PT00H31M18.171428571S" calcext:value-type="time">
            <text:p>00:31</text:p>
          </table:table-cell>
          <table:table-cell table:style-name="ce6" table:formula="of:=[.Y57]+[.Z57]" office:value-type="time" office:time-value="PT02H27M15.942857S" calcext:value-type="time">
            <text:p>02:27</text:p>
          </table:table-cell>
          <table:table-cell table:style-name="ce6" table:formula="of:=[.AA57]+[.AB57]" office:value-type="time" office:time-value="PT02H16M16.685714S" calcext:value-type="time">
            <text:p>02:16</text:p>
          </table:table-cell>
          <table:table-cell table:style-name="ce6" table:formula="of:=[.AC57]+[.AD57]" office:value-type="time" office:time-value="PT02H08M03.428571S" calcext:value-type="time">
            <text:p>02:08</text:p>
          </table:table-cell>
          <table:table-cell table:style-name="ce6" table:formula="of:=[.AE57]+[.AF57]" office:value-type="time" office:time-value="PT02H01M50.898701S" calcext:value-type="time">
            <text:p>02:01</text:p>
          </table:table-cell>
          <table:table-cell table:formula="of:=[.$B57]*[.AK$26]" office:value-type="float" office:value="26.56" calcext:value-type="float">
            <text:p>26.56</text:p>
          </table:table-cell>
          <table:table-cell table:formula="of:=[.$B57]*[.AL$26]" office:value-type="float" office:value="29.88" calcext:value-type="float">
            <text:p>29.88</text:p>
          </table:table-cell>
          <table:table-cell table:formula="of:=[.$B57]*[.AM$26]" office:value-type="float" office:value="33.2" calcext:value-type="float">
            <text:p>33.2</text:p>
          </table:table-cell>
          <table:table-cell table:formula="of:=[.$B57]*[.AN$26]" office:value-type="float" office:value="36.52" calcext:value-type="float">
            <text:p>36.5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Heatherbrae to P. Macquarie S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2"/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8];[.B58];[.B58]+[.K57])" office:value-type="float" office:value="382" calcext:value-type="float">
            <text:p>382</text:p>
          </table:table-cell>
          <table:table-cell table:formula="of:=TIME([.B58]/[.C58];0;0)" office:value-type="time" office:time-value="PT02H09M36S" calcext:value-type="time">
            <text:p>02:09</text:p>
          </table:table-cell>
          <table:table-cell table:formula="of:=IF([.F58];[.L58]+[.F58]+[.H58];[.P57]+[.L58]+[.H58])" office:value-type="time" office:time-value="PT11H58M07.95S" calcext:value-type="time">
            <text:p>11:58</text:p>
          </table:table-cell>
          <table:table-cell table:formula="of:=IF([.I58];TIME([.V58]*[.$B$27]/[.E58];0;0);0)" office:value-type="time" office:time-value="PT00H37M57.257142857S" calcext:value-type="time">
            <text:p>00:37</text:p>
          </table:table-cell>
          <table:table-cell table:formula="of:=[.L58]+[.N58]" office:value-type="time" office:time-value="PT02H47M33.257143S" calcext:value-type="time">
            <text:p>02:47</text:p>
          </table:table-cell>
          <table:table-cell table:formula="of:=IF([.F59];[.F59];[.M58]+[.N58])" office:value-type="time" office:time-value="PT12H36M05.207143S" calcext:value-type="time">
            <text:p>12:36</text:p>
          </table:table-cell>
          <table:table-cell table:formula="of:=IF([.G58];[.L58];[.L58]+[.Q57])" office:value-type="time" office:time-value="PT04H14M06S" calcext:value-type="time">
            <text:p>04:14</text:p>
          </table:table-cell>
          <table:table-cell table:formula="of:=IF([.G58];[.O58];[.O58]+[.R57])" office:value-type="time" office:time-value="PT05H36M05.207143S" calcext:value-type="time">
            <text:p>05:36</text:p>
          </table:table-cell>
          <table:table-cell table:style-name="ce10" table:formula="of:=1000*(([.$B$26]*[.B58]*[.C58]/100)+[.D58]*[.L58]*24)/[.B58]" office:value-type="float" office:value="205" calcext:value-type="float">
            <text:p>205</text:p>
          </table:table-cell>
          <table:table-cell table:formula="of:=(([.$B$26]*[.B58]*[.C58]/100)+[.D58]*[.L58]*24)/[.$B$27]" office:value-type="percentage" office:value="0.508965517241379" calcext:value-type="percentage">
            <text:p>51%</text:p>
          </table:table-cell>
          <table:table-cell table:formula="of:=IF([.I57];[.I57]-[.T58];[.U57]-[.T58])" office:value-type="percentage" office:value="0.291034482758621" calcext:value-type="percentage">
            <text:p>29%</text:p>
          </table:table-cell>
          <table:table-cell table:formula="of:=IF([.I58];[.I58]-[.U58];)" office:value-type="percentage" office:value="0.508965517241379" calcext:value-type="percentage">
            <text:p>51%</text:p>
          </table:table-cell>
          <table:table-cell table:number-columns-repeated="2"/>
          <table:table-cell table:style-name="ce5" table:formula="of:=TIME([.$B58]/80;0;0)" office:value-type="time" office:time-value="PT02H42M00S" calcext:value-type="time">
            <text:p>02:42:00</text:p>
          </table:table-cell>
          <table:table-cell table:style-name="ce6" table:formula="of:=IF([.$E58];TIME([.AK58]/[.E58];0;0);)" office:value-type="time" office:time-value="PT00H29M37.371428571S" calcext:value-type="time">
            <text:p>00:29</text:p>
          </table:table-cell>
          <table:table-cell table:style-name="ce5" table:formula="of:=TIME([.$B58]/90;0;0)" office:value-type="time" office:time-value="PT02H24M00S" calcext:value-type="time">
            <text:p>02:24:00</text:p>
          </table:table-cell>
          <table:table-cell table:style-name="ce6" table:formula="of:=IF([.$E58];TIME([.AL58]/[.$E58];0;0);)" office:value-type="time" office:time-value="PT00H33M19.542857143S" calcext:value-type="time">
            <text:p>00:33</text:p>
          </table:table-cell>
          <table:table-cell table:style-name="ce5" table:formula="of:=TIME([.$B58]/100;0;0)" office:value-type="time" office:time-value="PT02H09M36S" calcext:value-type="time">
            <text:p>02:09:36</text:p>
          </table:table-cell>
          <table:table-cell table:style-name="ce6" table:formula="of:=IF([.$E58];TIME([.AM58]/[.$E58];0;0);)" office:value-type="time" office:time-value="PT00H37M01.714285714S" calcext:value-type="time">
            <text:p>00:37</text:p>
          </table:table-cell>
          <table:table-cell table:style-name="ce5" table:formula="of:=TIME([.$B58]/110;0;0)" office:value-type="time" office:time-value="PT01H57M49.090909091S" calcext:value-type="time">
            <text:p>01:57:49</text:p>
          </table:table-cell>
          <table:table-cell table:style-name="ce6" table:formula="of:=IF([.$E58];TIME([.AN58]/[.$E58];0;0);)" office:value-type="time" office:time-value="PT00H40M43.885714286S" calcext:value-type="time">
            <text:p>00:40</text:p>
          </table:table-cell>
          <table:table-cell table:style-name="ce6" table:formula="of:=[.Y58]+[.Z58]" office:value-type="time" office:time-value="PT03H11M37.371429S" calcext:value-type="time">
            <text:p>03:11</text:p>
          </table:table-cell>
          <table:table-cell table:style-name="ce6" table:formula="of:=[.AA58]+[.AB58]" office:value-type="time" office:time-value="PT02H57M19.542857S" calcext:value-type="time">
            <text:p>02:57</text:p>
          </table:table-cell>
          <table:table-cell table:style-name="ce6" table:formula="of:=[.AC58]+[.AD58]" office:value-type="time" office:time-value="PT02H46M37.714286S" calcext:value-type="time">
            <text:p>02:46</text:p>
          </table:table-cell>
          <table:table-cell table:style-name="ce6" table:formula="of:=[.AE58]+[.AF58]" office:value-type="time" office:time-value="PT02H38M32.976623S" calcext:value-type="time">
            <text:p>02:38</text:p>
          </table:table-cell>
          <table:table-cell table:formula="of:=[.$B58]*[.AK$26]" office:value-type="float" office:value="34.56" calcext:value-type="float">
            <text:p>34.56</text:p>
          </table:table-cell>
          <table:table-cell table:formula="of:=[.$B58]*[.AL$26]" office:value-type="float" office:value="38.88" calcext:value-type="float">
            <text:p>38.88</text:p>
          </table:table-cell>
          <table:table-cell table:formula="of:=[.$B58]*[.AM$26]" office:value-type="float" office:value="43.2" calcext:value-type="float">
            <text:p>43.2</text:p>
          </table:table-cell>
          <table:table-cell table:formula="of:=[.$B58]*[.AN$26]" office:value-type="float" office:value="47.52" calcext:value-type="float">
            <text:p>47.5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P. Macquarie to Maclean S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55635824318233" calcext:value-type="percentage">
            <text:p>56%</text:p>
          </table:table-cell>
          <table:table-cell/>
          <table:table-cell table:formula="of:=IF([.F59];[.B59];[.B59]+[.K58])" office:value-type="float" office:value="651" calcext:value-type="float">
            <text:p>651</text:p>
          </table:table-cell>
          <table:table-cell table:formula="of:=TIME([.B59]/[.C59];0;0)" office:value-type="time" office:time-value="PT02H41M24S" calcext:value-type="time">
            <text:p>02:41</text:p>
          </table:table-cell>
          <table:table-cell table:formula="of:=IF([.F59];[.L59]+[.F59]+[.H59];[.P58]+[.L59]+[.H59])" office:value-type="time" office:time-value="PT15H17M29.207143S" calcext:value-type="time">
            <text:p>15:17</text:p>
          </table:table-cell>
          <table:table-cell table:formula="of:=IF([.I59];TIME([.V59]*[.$B$27]/[.E59];0;0);0)" office:value-type="time" office:time-value="PT00H29M05.905739496S" calcext:value-type="time">
            <text:p>00:29</text:p>
          </table:table-cell>
          <table:table-cell table:formula="of:=[.L59]+[.N59]" office:value-type="time" office:time-value="PT03H10M29.905739S" calcext:value-type="time">
            <text:p>03:10</text:p>
          </table:table-cell>
          <table:table-cell table:formula="of:=IF([.F60];[.F60];[.M59]+[.N59])" office:value-type="time" office:time-value="PT15H46M35.112882S" calcext:value-type="time">
            <text:p>15:46</text:p>
          </table:table-cell>
          <table:table-cell table:formula="of:=IF([.G59];[.L59];[.L59]+[.Q58])" office:value-type="time" office:time-value="PT06H55M30S" calcext:value-type="time">
            <text:p>06:55</text:p>
          </table:table-cell>
          <table:table-cell table:formula="of:=IF([.G59];[.O59];[.O59]+[.R58])" office:value-type="time" office:time-value="PT08H46M35.112882S" calcext:value-type="time">
            <text:p>08:46</text:p>
          </table:table-cell>
          <table:table-cell table:style-name="ce10" table:formula="of:=1000*(([.$B$26]*[.B59]*[.C59]/100)+[.D59]*[.L59]*24)/[.B59]" office:value-type="float" office:value="205" calcext:value-type="float">
            <text:p>205</text:p>
          </table:table-cell>
          <table:table-cell table:formula="of:=(([.$B$26]*[.B59]*[.C59]/100)+[.D59]*[.L59]*24)/[.$B$27]" office:value-type="percentage" office:value="0.633850574712644" calcext:value-type="percentage">
            <text:p>63%</text:p>
          </table:table-cell>
          <table:table-cell table:formula="of:=IF([.I58];[.I58]-[.T59];[.U58]-[.T59])" office:value-type="percentage" office:value="0.166149425287356" calcext:value-type="percentage">
            <text:p>17%</text:p>
          </table:table-cell>
          <table:table-cell table:formula="of:=IF([.I59];[.I59]-[.U59];)" office:value-type="percentage" office:value="0.390208817894973" calcext:value-type="percentage">
            <text:p>39%</text:p>
          </table:table-cell>
          <table:table-cell table:number-columns-repeated="2"/>
          <table:table-cell table:style-name="ce5" table:formula="of:=TIME([.$B59]/80;0;0)" office:value-type="time" office:time-value="PT03H21M45S" calcext:value-type="time">
            <text:p>03:21:45</text:p>
          </table:table-cell>
          <table:table-cell table:style-name="ce6" table:formula="of:=IF([.$E59];TIME([.AK59]/[.E59];0;0);)" office:value-type="time" office:time-value="PT00H36M53.485714286S" calcext:value-type="time">
            <text:p>00:36</text:p>
          </table:table-cell>
          <table:table-cell table:style-name="ce5" table:formula="of:=TIME([.$B59]/90;0;0)" office:value-type="time" office:time-value="PT02H59M20S" calcext:value-type="time">
            <text:p>02:59:20</text:p>
          </table:table-cell>
          <table:table-cell table:style-name="ce6" table:formula="of:=IF([.$E59];TIME([.AL59]/[.$E59];0;0);)" office:value-type="time" office:time-value="PT00H41M30.171428571S" calcext:value-type="time">
            <text:p>00:41</text:p>
          </table:table-cell>
          <table:table-cell table:style-name="ce5" table:formula="of:=TIME([.$B59]/100;0;0)" office:value-type="time" office:time-value="PT02H41M24S" calcext:value-type="time">
            <text:p>02:41:24</text:p>
          </table:table-cell>
          <table:table-cell table:style-name="ce6" table:formula="of:=IF([.$E59];TIME([.AM59]/[.$E59];0;0);)" office:value-type="time" office:time-value="PT00H46M06.857142857S" calcext:value-type="time">
            <text:p>00:46</text:p>
          </table:table-cell>
          <table:table-cell table:style-name="ce5" table:formula="of:=TIME([.$B59]/110;0;0)" office:value-type="time" office:time-value="PT02H26M43.636363636S" calcext:value-type="time">
            <text:p>02:26:43</text:p>
          </table:table-cell>
          <table:table-cell table:style-name="ce6" table:formula="of:=IF([.$E59];TIME([.AN59]/[.$E59];0;0);)" office:value-type="time" office:time-value="PT00H50M43.542857143S" calcext:value-type="time">
            <text:p>00:50</text:p>
          </table:table-cell>
          <table:table-cell table:style-name="ce6" table:formula="of:=[.Y59]+[.Z59]" office:value-type="time" office:time-value="PT03H58M38.485714S" calcext:value-type="time">
            <text:p>03:58</text:p>
          </table:table-cell>
          <table:table-cell table:style-name="ce6" table:formula="of:=[.AA59]+[.AB59]" office:value-type="time" office:time-value="PT03H40M50.171429S" calcext:value-type="time">
            <text:p>03:40</text:p>
          </table:table-cell>
          <table:table-cell table:style-name="ce6" table:formula="of:=[.AC59]+[.AD59]" office:value-type="time" office:time-value="PT03H27M30.857143S" calcext:value-type="time">
            <text:p>03:27</text:p>
          </table:table-cell>
          <table:table-cell table:style-name="ce6" table:formula="of:=[.AE59]+[.AF59]" office:value-type="time" office:time-value="PT03H17M27.179221S" calcext:value-type="time">
            <text:p>03:17</text:p>
          </table:table-cell>
          <table:table-cell table:formula="of:=[.$B59]*[.AK$26]" office:value-type="float" office:value="43.04" calcext:value-type="float">
            <text:p>43.04</text:p>
          </table:table-cell>
          <table:table-cell table:formula="of:=[.$B59]*[.AL$26]" office:value-type="float" office:value="48.42" calcext:value-type="float">
            <text:p>48.42</text:p>
          </table:table-cell>
          <table:table-cell table:formula="of:=[.$B59]*[.AM$26]" office:value-type="float" office:value="53.8" calcext:value-type="float">
            <text:p>53.8</text:p>
          </table:table-cell>
          <table:table-cell table:formula="of:=[.$B59]*[.AN$26]" office:value-type="float" office:value="59.18" calcext:value-type="float">
            <text:p>59.1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Maclean S to Knockrow S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737915139734054" calcext:value-type="percentage">
            <text:p>74%</text:p>
          </table:table-cell>
          <table:table-cell/>
          <table:table-cell table:formula="of:=IF([.F60];[.B60];[.B60]+[.K59])" office:value-type="float" office:value="744" calcext:value-type="float">
            <text:p>744</text:p>
          </table:table-cell>
          <table:table-cell table:formula="of:=TIME([.B60]/[.C60];0;0)" office:value-type="time" office:time-value="PT00H55M48S" calcext:value-type="time">
            <text:p>00:55</text:p>
          </table:table-cell>
          <table:table-cell table:formula="of:=IF([.F60];[.L60]+[.F60]+[.H60];[.P59]+[.L60]+[.H60])" office:value-type="time" office:time-value="PT16H42M23.112882S" calcext:value-type="time">
            <text:p>16:42</text:p>
          </table:table-cell>
          <table:table-cell table:formula="of:=IF([.I60];TIME([.V60]*[.$B$27]/[.E60];0;0);0)" office:value-type="time" office:time-value="PT00H29M52.823142857S" calcext:value-type="time">
            <text:p>00:29</text:p>
          </table:table-cell>
          <table:table-cell table:formula="of:=[.L60]+[.N60]" office:value-type="time" office:time-value="PT01H25M40.823143S" calcext:value-type="time">
            <text:p>01:25</text:p>
          </table:table-cell>
          <table:table-cell table:formula="of:=IF([.F61];[.F61];[.M60]+[.N60])" office:value-type="time" office:time-value="PT17H12M15.936025S" calcext:value-type="time">
            <text:p>17:12</text:p>
          </table:table-cell>
          <table:table-cell table:formula="of:=IF([.G60];[.L60];[.L60]+[.Q59])" office:value-type="time" office:time-value="PT07H51M18S" calcext:value-type="time">
            <text:p>07:51</text:p>
          </table:table-cell>
          <table:table-cell table:formula="of:=IF([.G60];[.O60];[.O60]+[.R59])" office:value-type="time" office:time-value="PT10H12M15.936025S" calcext:value-type="time">
            <text:p>10:12</text:p>
          </table:table-cell>
          <table:table-cell table:style-name="ce10" table:formula="of:=1000*(([.$B$26]*[.B60]*[.C60]/100)+[.D60]*[.L60]*24)/[.B60]" office:value-type="float" office:value="205" calcext:value-type="float">
            <text:p>205</text:p>
          </table:table-cell>
          <table:table-cell table:formula="of:=(([.$B$26]*[.B60]*[.C60]/100)+[.D60]*[.L60]*24)/[.$B$27]" office:value-type="percentage" office:value="0.219137931034483" calcext:value-type="percentage">
            <text:p>22%</text:p>
          </table:table-cell>
          <table:table-cell table:formula="of:=IF([.I59];[.I59]-[.T60];[.U59]-[.T60])" office:value-type="percentage" office:value="0.337220312147847" calcext:value-type="percentage">
            <text:p>34%</text:p>
          </table:table-cell>
          <table:table-cell table:formula="of:=IF([.I60];[.I60]-[.U60];)" office:value-type="percentage" office:value="0.400694827586207" calcext:value-type="percentage">
            <text:p>40%</text:p>
          </table:table-cell>
          <table:table-cell table:number-columns-repeated="2"/>
          <table:table-cell table:style-name="ce5" table:formula="of:=TIME([.$B60]/80;0;0)" office:value-type="time" office:time-value="PT01H09M45S" calcext:value-type="time">
            <text:p>01:09:45</text:p>
          </table:table-cell>
          <table:table-cell table:style-name="ce6" table:formula="of:=IF([.$E60];TIME([.AK60]/[.E60];0;0);)" office:value-type="time" office:time-value="PT00H12M45.257142857S" calcext:value-type="time">
            <text:p>00:12</text:p>
          </table:table-cell>
          <table:table-cell table:style-name="ce5" table:formula="of:=TIME([.$B60]/90;0;0)" office:value-type="time" office:time-value="PT01H02M00S" calcext:value-type="time">
            <text:p>01:02:00</text:p>
          </table:table-cell>
          <table:table-cell table:style-name="ce6" table:formula="of:=IF([.$E60];TIME([.AL60]/[.$E60];0;0);)" office:value-type="time" office:time-value="PT00H14M20.914285714S" calcext:value-type="time">
            <text:p>00:14</text:p>
          </table:table-cell>
          <table:table-cell table:style-name="ce5" table:formula="of:=TIME([.$B60]/100;0;0)" office:value-type="time" office:time-value="PT00H55M48S" calcext:value-type="time">
            <text:p>00:55:48</text:p>
          </table:table-cell>
          <table:table-cell table:style-name="ce6" table:formula="of:=IF([.$E60];TIME([.AM60]/[.$E60];0;0);)" office:value-type="time" office:time-value="PT00H15M56.571428571S" calcext:value-type="time">
            <text:p>00:15</text:p>
          </table:table-cell>
          <table:table-cell table:style-name="ce5" table:formula="of:=TIME([.$B60]/110;0;0)" office:value-type="time" office:time-value="PT00H50M43.636363636S" calcext:value-type="time">
            <text:p>00:50:43</text:p>
          </table:table-cell>
          <table:table-cell table:style-name="ce6" table:formula="of:=IF([.$E60];TIME([.AN60]/[.$E60];0;0);)" office:value-type="time" office:time-value="PT00H17M32.228571429S" calcext:value-type="time">
            <text:p>00:17</text:p>
          </table:table-cell>
          <table:table-cell table:style-name="ce6" table:formula="of:=[.Y60]+[.Z60]" office:value-type="time" office:time-value="PT01H22M30.257143S" calcext:value-type="time">
            <text:p>01:22</text:p>
          </table:table-cell>
          <table:table-cell table:style-name="ce6" table:formula="of:=[.AA60]+[.AB60]" office:value-type="time" office:time-value="PT01H16M20.914286S" calcext:value-type="time">
            <text:p>01:16</text:p>
          </table:table-cell>
          <table:table-cell table:style-name="ce6" table:formula="of:=[.AC60]+[.AD60]" office:value-type="time" office:time-value="PT01H11M44.571429S" calcext:value-type="time">
            <text:p>01:11</text:p>
          </table:table-cell>
          <table:table-cell table:style-name="ce6" table:formula="of:=[.AE60]+[.AF60]" office:value-type="time" office:time-value="PT01H08M15.864935S" calcext:value-type="time">
            <text:p>01:08</text:p>
          </table:table-cell>
          <table:table-cell table:formula="of:=[.$B60]*[.AK$26]" office:value-type="float" office:value="14.88" calcext:value-type="float">
            <text:p>14.88</text:p>
          </table:table-cell>
          <table:table-cell table:formula="of:=[.$B60]*[.AL$26]" office:value-type="float" office:value="16.74" calcext:value-type="float">
            <text:p>16.74</text:p>
          </table:table-cell>
          <table:table-cell table:formula="of:=[.$B60]*[.AM$26]" office:value-type="float" office:value="18.6" calcext:value-type="float">
            <text:p>18.6</text:p>
          </table:table-cell>
          <table:table-cell table:formula="of:=[.$B60]*[.AN$26]" office:value-type="float" office:value="20.46" calcext:value-type="float">
            <text:p>20.4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Knockrow S to Byron Bay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61];[.B61];[.B61]+[.K60])" office:value-type="float" office:value="765" calcext:value-type="float">
            <text:p>765</text:p>
          </table:table-cell>
          <table:table-cell table:formula="of:=TIME([.B61]/[.C61];0;0)" office:value-type="time" office:time-value="PT00H12M36S" calcext:value-type="time">
            <text:p>00:12</text:p>
          </table:table-cell>
          <table:table-cell table:formula="of:=IF([.F61];[.L61]+[.F61]+[.H61];[.P60]+[.L61]+[.H61])" office:value-type="time" office:time-value="PT17H24M51.936025S" calcext:value-type="time">
            <text:p>17:24</text:p>
          </table:table-cell>
          <table:table-cell table:formula="of:=IF([.I61];TIME([.V61]*[.$B$27]/[.E61];0;0);0)" office:value-type="time" office:time-value="PT00H00M00S" calcext:value-type="time">
            <text:p>00:00</text:p>
          </table:table-cell>
          <table:table-cell table:formula="of:=[.L61]+[.N61]" office:value-type="time" office:time-value="PT00H12M36S" calcext:value-type="time">
            <text:p>00:12</text:p>
          </table:table-cell>
          <table:table-cell table:formula="of:=IF([.F62];[.F62];[.M61]+[.N61])" office:value-type="time" office:time-value="PT17H24M51.936025S" calcext:value-type="time">
            <text:p>17:24</text:p>
          </table:table-cell>
          <table:table-cell table:formula="of:=IF([.G61];[.L61];[.L61]+[.Q60])" office:value-type="time" office:time-value="PT08H03M54S" calcext:value-type="time">
            <text:p>08:03</text:p>
          </table:table-cell>
          <table:table-cell table:formula="of:=IF([.G61];[.O61];[.O61]+[.R60])" office:value-type="time" office:time-value="PT10H24M51.936025S" calcext:value-type="time">
            <text:p>10:24</text:p>
          </table:table-cell>
          <table:table-cell table:style-name="ce10" table:formula="of:=1000*(([.$B$26]*[.B61]*[.C61]/100)+[.D61]*[.L61]*24)/[.B61]" office:value-type="float" office:value="205" calcext:value-type="float">
            <text:p>205</text:p>
          </table:table-cell>
          <table:table-cell table:formula="of:=(([.$B$26]*[.B61]*[.C61]/100)+[.D61]*[.L61]*24)/[.$B$27]" office:value-type="percentage" office:value="0.0494827586206897" calcext:value-type="percentage">
            <text:p>5%</text:p>
          </table:table-cell>
          <table:table-cell table:formula="of:=IF([.I60];[.I60]-[.T61];[.U60]-[.T61])" office:value-type="percentage" office:value="0.688432381113364" calcext:value-type="percentage">
            <text:p>69%</text:p>
          </table:table-cell>
          <table:table-cell table:formula="of:=IF([.I61];[.I61]-[.U61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61]/80;0;0)" office:value-type="time" office:time-value="PT00H15M45S" calcext:value-type="time">
            <text:p>00:15:45</text:p>
          </table:table-cell>
          <table:table-cell table:style-name="ce6" table:formula="of:=IF([.$E61];TIME([.AK61]/[.E61];0;0);)" office:value-type="time" office:time-value="PT00H00M00S" calcext:value-type="time">
            <text:p>00:00</text:p>
          </table:table-cell>
          <table:table-cell table:style-name="ce5" table:formula="of:=TIME([.$B61]/90;0;0)" office:value-type="time" office:time-value="PT00H14M00S" calcext:value-type="time">
            <text:p>00:14:00</text:p>
          </table:table-cell>
          <table:table-cell table:style-name="ce6" table:formula="of:=IF([.$E61];TIME([.AL61]/[.$E61];0;0);)" office:value-type="time" office:time-value="PT00H00M00S" calcext:value-type="time">
            <text:p>00:00</text:p>
          </table:table-cell>
          <table:table-cell table:style-name="ce5" table:formula="of:=TIME([.$B61]/100;0;0)" office:value-type="time" office:time-value="PT00H12M36S" calcext:value-type="time">
            <text:p>00:12:36</text:p>
          </table:table-cell>
          <table:table-cell table:style-name="ce6" table:formula="of:=IF([.$E61];TIME([.AM61]/[.$E61];0;0);)" office:value-type="time" office:time-value="PT00H00M00S" calcext:value-type="time">
            <text:p>00:00</text:p>
          </table:table-cell>
          <table:table-cell table:style-name="ce5" table:formula="of:=TIME([.$B61]/110;0;0)" office:value-type="time" office:time-value="PT00H11M27.272727273S" calcext:value-type="time">
            <text:p>00:11:27</text:p>
          </table:table-cell>
          <table:table-cell table:style-name="ce6" table:formula="of:=IF([.$E61];TIME([.AN61]/[.$E61];0;0);)" office:value-type="time" office:time-value="PT00H00M00S" calcext:value-type="time">
            <text:p>00:00</text:p>
          </table:table-cell>
          <table:table-cell table:style-name="ce6" table:formula="of:=[.Y61]+[.Z61]" office:value-type="time" office:time-value="PT00H15M45S" calcext:value-type="time">
            <text:p>00:15</text:p>
          </table:table-cell>
          <table:table-cell table:style-name="ce6" table:formula="of:=[.AA61]+[.AB61]" office:value-type="time" office:time-value="PT00H14M00S" calcext:value-type="time">
            <text:p>00:14</text:p>
          </table:table-cell>
          <table:table-cell table:style-name="ce6" table:formula="of:=[.AC61]+[.AD61]" office:value-type="time" office:time-value="PT00H12M36S" calcext:value-type="time">
            <text:p>00:12</text:p>
          </table:table-cell>
          <table:table-cell table:style-name="ce6" table:formula="of:=[.AE61]+[.AF61]" office:value-type="time" office:time-value="PT00H11M27.272727S" calcext:value-type="time">
            <text:p>00:11</text:p>
          </table:table-cell>
          <table:table-cell table:formula="of:=[.$B61]*[.AK$26]" office:value-type="float" office:value="3.36" calcext:value-type="float">
            <text:p>3.36</text:p>
          </table:table-cell>
          <table:table-cell table:formula="of:=[.$B61]*[.AL$26]" office:value-type="float" office:value="3.78" calcext:value-type="float">
            <text:p>3.78</text:p>
          </table:table-cell>
          <table:table-cell table:formula="of:=[.$B61]*[.AM$26]" office:value-type="float" office:value="4.2" calcext:value-type="float">
            <text:p>4.2</text:p>
          </table:table-cell>
          <table:table-cell table:formula="of:=[.$B61]*[.AN$26]" office:value-type="float" office:value="4.62" calcext:value-type="float">
            <text:p>4.6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yron Bay to Brunswick Head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62];[.B62];[.B62]+[.K61])" office:value-type="float" office:value="785" calcext:value-type="float">
            <text:p>785</text:p>
          </table:table-cell>
          <table:table-cell table:formula="of:=TIME([.B62]/[.C62];0;0)" office:value-type="time" office:time-value="PT00H12M00S" calcext:value-type="time">
            <text:p>00:12</text:p>
          </table:table-cell>
          <table:table-cell table:formula="of:=IF([.F62];[.L62]+[.F62]+[.H62];[.P61]+[.L62]+[.H62])" office:value-type="time" office:time-value="PT17H36M51.936025S" calcext:value-type="time">
            <text:p>17:36</text:p>
          </table:table-cell>
          <table:table-cell table:formula="of:=IF([.I62];TIME([.V62]*[.$B$27]/[.E62];0;0);0)" office:value-type="time" office:time-value="PT00H00M00S" calcext:value-type="time">
            <text:p>00:00</text:p>
          </table:table-cell>
          <table:table-cell table:formula="of:=[.L62]+[.N62]" office:value-type="time" office:time-value="PT00H12M00S" calcext:value-type="time">
            <text:p>00:12</text:p>
          </table:table-cell>
          <table:table-cell table:formula="of:=IF([.F63];[.F63];[.M62]+[.N62])" office:value-type="time" office:time-value="PT09H00M00S" calcext:value-type="time">
            <text:p>09:00</text:p>
          </table:table-cell>
          <table:table-cell table:formula="of:=IF([.G62];[.L62];[.L62]+[.Q61])" office:value-type="time" office:time-value="PT08H15M54S" calcext:value-type="time">
            <text:p>08:15</text:p>
          </table:table-cell>
          <table:table-cell table:formula="of:=IF([.G62];[.O62];[.O62]+[.R61])" office:value-type="time" office:time-value="PT10H36M51.936025S" calcext:value-type="time">
            <text:p>10:36</text:p>
          </table:table-cell>
          <table:table-cell table:style-name="ce10" table:formula="of:=1000*(([.$B$26]*[.B62]*[.C62]/100)+[.D62]*[.L62]*24)/[.B62]" office:value-type="float" office:value="205" calcext:value-type="float">
            <text:p>205</text:p>
          </table:table-cell>
          <table:table-cell table:formula="of:=(([.$B$26]*[.B62]*[.C62]/100)+[.D62]*[.L62]*24)/[.$B$27]" office:value-type="percentage" office:value="0.0471264367816092" calcext:value-type="percentage">
            <text:p>5%</text:p>
          </table:table-cell>
          <table:table-cell table:formula="of:=IF([.I61];[.I61]-[.T62];[.U61]-[.T62])" office:value-type="percentage" office:value="0.641305944331755" calcext:value-type="percentage">
            <text:p>64%</text:p>
          </table:table-cell>
          <table:table-cell table:formula="of:=IF([.I62];[.I62]-[.U62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62]/80;0;0)" office:value-type="time" office:time-value="PT00H15M00S" calcext:value-type="time">
            <text:p>00:15:00</text:p>
          </table:table-cell>
          <table:table-cell table:style-name="ce6" table:formula="of:=IF([.$E62];TIME([.AK62]/[.E62];0;0);)" office:value-type="time" office:time-value="PT00H00M00S" calcext:value-type="time">
            <text:p>00:00</text:p>
          </table:table-cell>
          <table:table-cell table:style-name="ce5" table:formula="of:=TIME([.$B62]/90;0;0)" office:value-type="time" office:time-value="PT00H13M20S" calcext:value-type="time">
            <text:p>00:13:20</text:p>
          </table:table-cell>
          <table:table-cell table:style-name="ce6" table:formula="of:=IF([.$E62];TIME([.AL62]/[.$E62];0;0);)" office:value-type="time" office:time-value="PT00H00M00S" calcext:value-type="time">
            <text:p>00:00</text:p>
          </table:table-cell>
          <table:table-cell table:style-name="ce5" table:formula="of:=TIME([.$B62]/100;0;0)" office:value-type="time" office:time-value="PT00H12M00S" calcext:value-type="time">
            <text:p>00:12:00</text:p>
          </table:table-cell>
          <table:table-cell table:style-name="ce6" table:formula="of:=IF([.$E62];TIME([.AM62]/[.$E62];0;0);)" office:value-type="time" office:time-value="PT00H00M00S" calcext:value-type="time">
            <text:p>00:00</text:p>
          </table:table-cell>
          <table:table-cell table:style-name="ce5" table:formula="of:=TIME([.$B62]/110;0;0)" office:value-type="time" office:time-value="PT00H10M54.545454545S" calcext:value-type="time">
            <text:p>00:10:54</text:p>
          </table:table-cell>
          <table:table-cell table:style-name="ce6" table:formula="of:=IF([.$E62];TIME([.AN62]/[.$E62];0;0);)" office:value-type="time" office:time-value="PT00H00M00S" calcext:value-type="time">
            <text:p>00:00</text:p>
          </table:table-cell>
          <table:table-cell table:style-name="ce6" table:formula="of:=[.Y62]+[.Z62]" office:value-type="time" office:time-value="PT00H15M00S" calcext:value-type="time">
            <text:p>00:15</text:p>
          </table:table-cell>
          <table:table-cell table:style-name="ce6" table:formula="of:=[.AA62]+[.AB62]" office:value-type="time" office:time-value="PT00H13M20S" calcext:value-type="time">
            <text:p>00:13</text:p>
          </table:table-cell>
          <table:table-cell table:style-name="ce6" table:formula="of:=[.AC62]+[.AD62]" office:value-type="time" office:time-value="PT00H12M00S" calcext:value-type="time">
            <text:p>00:12</text:p>
          </table:table-cell>
          <table:table-cell table:style-name="ce6" table:formula="of:=[.AE62]+[.AF62]" office:value-type="time" office:time-value="PT00H10M54.545455S" calcext:value-type="time">
            <text:p>00:10</text:p>
          </table:table-cell>
          <table:table-cell table:formula="of:=[.$B62]*[.AK$26]" office:value-type="float" office:value="3.2" calcext:value-type="float">
            <text:p>3.2</text:p>
          </table:table-cell>
          <table:table-cell table:formula="of:=[.$B62]*[.AL$26]" office:value-type="float" office:value="3.6" calcext:value-type="float">
            <text:p>3.6</text:p>
          </table:table-cell>
          <table:table-cell table:formula="of:=[.$B62]*[.AM$26]" office:value-type="float" office:value="4" calcext:value-type="float">
            <text:p>4</text:p>
          </table:table-cell>
          <table:table-cell table:formula="of:=[.$B62]*[.AN$26]" office:value-type="float" office:value="4.4" calcext:value-type="float">
            <text:p>4.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runswick Heads to Brisbane S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9H00M00S" calcext:value-type="time">
            <text:p>09:00</text:p>
          </table:table-cell>
          <table:table-cell table:formula="of:=[.G57]+3" office:value-type="date" office:date-value="2021-09-17" calcext:value-type="date">
            <text:p>Fri, 17</text:p>
          </table:table-cell>
          <table:table-cell table:style-name="ce29"/>
          <table:table-cell office:value-type="percentage" office:value="0.814436020960108" calcext:value-type="percentage">
            <text:p>81%</text:p>
          </table:table-cell>
          <table:table-cell/>
          <table:table-cell table:formula="of:=IF([.F63];[.B63];[.B63]+[.K62])" office:value-type="float" office:value="154" calcext:value-type="float">
            <text:p>154</text:p>
          </table:table-cell>
          <table:table-cell table:formula="of:=TIME([.B63]/[.C63];0;0)" office:value-type="time" office:time-value="PT01H42M40S" calcext:value-type="time">
            <text:p>01:42</text:p>
          </table:table-cell>
          <table:table-cell table:formula="of:=IF([.F63];[.L63]+[.F63]+[.H63];[.P62]+[.L63]+[.H63])" office:value-type="time" office:time-value="PT10H42M40S" calcext:value-type="time">
            <text:p>10:42</text:p>
          </table:table-cell>
          <table:table-cell table:formula="of:=IF([.I63];TIME([.V63]*[.$B$27]/[.E63];0;0);0)" office:value-type="time" office:time-value="PT00H37M24.233428571S" calcext:value-type="time">
            <text:p>00:37</text:p>
          </table:table-cell>
          <table:table-cell table:formula="of:=[.L63]+[.N63]" office:value-type="time" office:time-value="PT02H20M04.233429S" calcext:value-type="time">
            <text:p>02:20</text:p>
          </table:table-cell>
          <table:table-cell table:formula="of:=IF([.F64];[.F64];[.M63]+[.N63])" office:value-type="time" office:time-value="PT11H20M04.233429S" calcext:value-type="time">
            <text:p>11:20</text:p>
          </table:table-cell>
          <table:table-cell table:formula="of:=IF([.G63];[.L63];[.L63]+[.Q62])" office:value-type="time" office:time-value="PT01H42M40S" calcext:value-type="time">
            <text:p>01:42</text:p>
          </table:table-cell>
          <table:table-cell table:formula="of:=IF([.G63];[.O63];[.O63]+[.R62])" office:value-type="time" office:time-value="PT02H20M04.233429S" calcext:value-type="time">
            <text:p>02:20</text:p>
          </table:table-cell>
          <table:table-cell table:style-name="ce10" table:formula="of:=1000*(([.$B$26]*[.B63]*[.C63]/100)+[.D63]*[.L63]*24)/[.B63]" office:value-type="float" office:value="185.555555555556" calcext:value-type="float">
            <text:p>186</text:p>
          </table:table-cell>
          <table:table-cell table:formula="of:=(([.$B$26]*[.B63]*[.C63]/100)+[.D63]*[.L63]*24)/[.$B$27]" office:value-type="percentage" office:value="0.32845466155811" calcext:value-type="percentage">
            <text:p>33%</text:p>
          </table:table-cell>
          <table:table-cell table:formula="of:=IF([.I62];[.I62]-[.T63];[.U62]-[.T63])" office:value-type="percentage" office:value="0.312851282773645" calcext:value-type="percentage">
            <text:p>31%</text:p>
          </table:table-cell>
          <table:table-cell table:formula="of:=IF([.I63];[.I63]-[.U63];)" office:value-type="percentage" office:value="0.501584738186463" calcext:value-type="percentage">
            <text:p>50%</text:p>
          </table:table-cell>
          <table:table-cell table:number-columns-repeated="2"/>
          <table:table-cell table:style-name="ce5" table:formula="of:=TIME([.$B63]/80;0;0)" office:value-type="time" office:time-value="PT01H55M30S" calcext:value-type="time">
            <text:p>01:55:30</text:p>
          </table:table-cell>
          <table:table-cell table:style-name="ce6" table:formula="of:=IF([.$E63];TIME([.AK63]/[.E63];0;0);)" office:value-type="time" office:time-value="PT00H21M07.2S" calcext:value-type="time">
            <text:p>00:21</text:p>
          </table:table-cell>
          <table:table-cell table:style-name="ce5" table:formula="of:=TIME([.$B63]/90;0;0)" office:value-type="time" office:time-value="PT01H42M40S" calcext:value-type="time">
            <text:p>01:42:40</text:p>
          </table:table-cell>
          <table:table-cell table:style-name="ce6" table:formula="of:=IF([.$E63];TIME([.AL63]/[.$E63];0;0);)" office:value-type="time" office:time-value="PT00H23M45.6S" calcext:value-type="time">
            <text:p>00:23</text:p>
          </table:table-cell>
          <table:table-cell table:style-name="ce5" table:formula="of:=TIME([.$B63]/100;0;0)" office:value-type="time" office:time-value="PT01H32M24S" calcext:value-type="time">
            <text:p>01:32:24</text:p>
          </table:table-cell>
          <table:table-cell table:style-name="ce6" table:formula="of:=IF([.$E63];TIME([.AM63]/[.$E63];0;0);)" office:value-type="time" office:time-value="PT00H26M24S" calcext:value-type="time">
            <text:p>00:26</text:p>
          </table:table-cell>
          <table:table-cell table:style-name="ce5" table:formula="of:=TIME([.$B63]/110;0;0)" office:value-type="time" office:time-value="PT01H24M00S" calcext:value-type="time">
            <text:p>01:24:00</text:p>
          </table:table-cell>
          <table:table-cell table:style-name="ce6" table:formula="of:=IF([.$E63];TIME([.AN63]/[.$E63];0;0);)" office:value-type="time" office:time-value="PT00H29M02.4S" calcext:value-type="time">
            <text:p>00:29</text:p>
          </table:table-cell>
          <table:table-cell table:style-name="ce6" table:formula="of:=[.Y63]+[.Z63]" office:value-type="time" office:time-value="PT02H16M37.2S" calcext:value-type="time">
            <text:p>02:16</text:p>
          </table:table-cell>
          <table:table-cell table:style-name="ce6" table:formula="of:=[.AA63]+[.AB63]" office:value-type="time" office:time-value="PT02H06M25.6S" calcext:value-type="time">
            <text:p>02:06</text:p>
          </table:table-cell>
          <table:table-cell table:style-name="ce6" table:formula="of:=[.AC63]+[.AD63]" office:value-type="time" office:time-value="PT01H58M48S" calcext:value-type="time">
            <text:p>01:58</text:p>
          </table:table-cell>
          <table:table-cell table:style-name="ce6" table:formula="of:=[.AE63]+[.AF63]" office:value-type="time" office:time-value="PT01H53M02.4S" calcext:value-type="time">
            <text:p>01:53</text:p>
          </table:table-cell>
          <table:table-cell table:formula="of:=[.$B63]*[.AK$26]" office:value-type="float" office:value="24.64" calcext:value-type="float">
            <text:p>24.64</text:p>
          </table:table-cell>
          <table:table-cell table:formula="of:=[.$B63]*[.AL$26]" office:value-type="float" office:value="27.72" calcext:value-type="float">
            <text:p>27.72</text:p>
          </table:table-cell>
          <table:table-cell table:formula="of:=[.$B63]*[.AM$26]" office:value-type="float" office:value="30.8" calcext:value-type="float">
            <text:p>30.8</text:p>
          </table:table-cell>
          <table:table-cell table:formula="of:=[.$B63]*[.AN$26]" office:value-type="float" office:value="33.88" calcext:value-type="float">
            <text:p>33.8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risbane to Toowoomba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2"/>
          <table:table-cell table:style-name="ce29"/>
          <table:table-cell office:value-type="percentage" office:value="0.976736595672752" calcext:value-type="percentage">
            <text:p>98%</text:p>
          </table:table-cell>
          <table:table-cell/>
          <table:table-cell table:formula="of:=IF([.F64];[.B64];[.B64]+[.K63])" office:value-type="float" office:value="285" calcext:value-type="float">
            <text:p>285</text:p>
          </table:table-cell>
          <table:table-cell table:formula="of:=TIME([.B64]/[.C64];0;0)" office:value-type="time" office:time-value="PT01H18M36S" calcext:value-type="time">
            <text:p>01:18</text:p>
          </table:table-cell>
          <table:table-cell table:formula="of:=IF([.F64];[.L64]+[.F64]+[.H64];[.P63]+[.L64]+[.H64])" office:value-type="time" office:time-value="PT12H38M40.233429S" calcext:value-type="time">
            <text:p>12:38</text:p>
          </table:table-cell>
          <table:table-cell table:formula="of:=IF([.I64];TIME([.V64]*[.$B$27]/[.E64];0;0);0)" office:value-type="time" office:time-value="PT00H35M07.293428571S" calcext:value-type="time">
            <text:p>00:35</text:p>
          </table:table-cell>
          <table:table-cell table:formula="of:=[.L64]+[.N64]" office:value-type="time" office:time-value="PT01H53M43.293429S" calcext:value-type="time">
            <text:p>01:53</text:p>
          </table:table-cell>
          <table:table-cell table:formula="of:=IF([.F65];[.F65];[.M64]+[.N64])" office:value-type="time" office:time-value="PT05H00M00S" calcext:value-type="time">
            <text:p>05:00</text:p>
          </table:table-cell>
          <table:table-cell table:formula="of:=IF([.G64];[.L64];[.L64]+[.Q63])" office:value-type="time" office:time-value="PT03H01M16S" calcext:value-type="time">
            <text:p>03:01</text:p>
          </table:table-cell>
          <table:table-cell table:formula="of:=IF([.G64];[.O64];[.O64]+[.R63])" office:value-type="time" office:time-value="PT04H13M47.526858S" calcext:value-type="time">
            <text:p>04:13</text:p>
          </table:table-cell>
          <table:table-cell table:style-name="ce10" table:formula="of:=1000*(([.$B$26]*[.B64]*[.C64]/100)+[.D64]*[.L64]*24)/[.B64]" office:value-type="float" office:value="205" calcext:value-type="float">
            <text:p>205</text:p>
          </table:table-cell>
          <table:table-cell table:formula="of:=(([.$B$26]*[.B64]*[.C64]/100)+[.D64]*[.L64]*24)/[.$B$27]" office:value-type="percentage" office:value="0.30867816091954" calcext:value-type="percentage">
            <text:p>31%</text:p>
          </table:table-cell>
          <table:table-cell table:formula="of:=IF([.I63];[.I63]-[.T64];[.U63]-[.T64])" office:value-type="percentage" office:value="0.505757860040568" calcext:value-type="percentage">
            <text:p>51%</text:p>
          </table:table-cell>
          <table:table-cell table:formula="of:=IF([.I64];[.I64]-[.U64];)" office:value-type="percentage" office:value="0.470978735632184" calcext:value-type="percentage">
            <text:p>47%</text:p>
          </table:table-cell>
          <table:table-cell table:number-columns-repeated="2"/>
          <table:table-cell table:style-name="ce5" table:formula="of:=TIME([.$B64]/80;0;0)" office:value-type="time" office:time-value="PT01H38M15S" calcext:value-type="time">
            <text:p>01:38:15</text:p>
          </table:table-cell>
          <table:table-cell table:style-name="ce6" table:formula="of:=IF([.$E64];TIME([.AK64]/[.E64];0;0);)" office:value-type="time" office:time-value="PT00H17M57.942857143S" calcext:value-type="time">
            <text:p>00:17</text:p>
          </table:table-cell>
          <table:table-cell table:style-name="ce5" table:formula="of:=TIME([.$B64]/90;0;0)" office:value-type="time" office:time-value="PT01H27M20S" calcext:value-type="time">
            <text:p>01:27:20</text:p>
          </table:table-cell>
          <table:table-cell table:style-name="ce6" table:formula="of:=IF([.$E64];TIME([.AL64]/[.$E64];0;0);)" office:value-type="time" office:time-value="PT00H20M12.685714286S" calcext:value-type="time">
            <text:p>00:20</text:p>
          </table:table-cell>
          <table:table-cell table:style-name="ce5" table:formula="of:=TIME([.$B64]/100;0;0)" office:value-type="time" office:time-value="PT01H18M36S" calcext:value-type="time">
            <text:p>01:18:36</text:p>
          </table:table-cell>
          <table:table-cell table:style-name="ce6" table:formula="of:=IF([.$E64];TIME([.AM64]/[.$E64];0;0);)" office:value-type="time" office:time-value="PT00H22M27.428571429S" calcext:value-type="time">
            <text:p>00:22</text:p>
          </table:table-cell>
          <table:table-cell table:style-name="ce5" table:formula="of:=TIME([.$B64]/110;0;0)" office:value-type="time" office:time-value="PT01H11M27.272727273S" calcext:value-type="time">
            <text:p>01:11:27</text:p>
          </table:table-cell>
          <table:table-cell table:style-name="ce6" table:formula="of:=IF([.$E64];TIME([.AN64]/[.$E64];0;0);)" office:value-type="time" office:time-value="PT00H24M42.171428571S" calcext:value-type="time">
            <text:p>00:24</text:p>
          </table:table-cell>
          <table:table-cell table:style-name="ce6" table:formula="of:=[.Y64]+[.Z64]" office:value-type="time" office:time-value="PT01H56M12.942857S" calcext:value-type="time">
            <text:p>01:56</text:p>
          </table:table-cell>
          <table:table-cell table:style-name="ce6" table:formula="of:=[.AA64]+[.AB64]" office:value-type="time" office:time-value="PT01H47M32.685714S" calcext:value-type="time">
            <text:p>01:47</text:p>
          </table:table-cell>
          <table:table-cell table:style-name="ce6" table:formula="of:=[.AC64]+[.AD64]" office:value-type="time" office:time-value="PT01H41M03.428571S" calcext:value-type="time">
            <text:p>01:41</text:p>
          </table:table-cell>
          <table:table-cell table:style-name="ce6" table:formula="of:=[.AE64]+[.AF64]" office:value-type="time" office:time-value="PT01H36M09.444156S" calcext:value-type="time">
            <text:p>01:36</text:p>
          </table:table-cell>
          <table:table-cell table:formula="of:=[.$B64]*[.AK$26]" office:value-type="float" office:value="20.96" calcext:value-type="float">
            <text:p>20.96</text:p>
          </table:table-cell>
          <table:table-cell table:formula="of:=[.$B64]*[.AL$26]" office:value-type="float" office:value="23.58" calcext:value-type="float">
            <text:p>23.58</text:p>
          </table:table-cell>
          <table:table-cell table:formula="of:=[.$B64]*[.AM$26]" office:value-type="float" office:value="26.2" calcext:value-type="float">
            <text:p>26.2</text:p>
          </table:table-cell>
          <table:table-cell table:formula="of:=[.$B64]*[.AN$26]" office:value-type="float" office:value="28.82" calcext:value-type="float">
            <text:p>28.8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Toowoomba to Moree</text:p>
          </table:table-cell>
          <table:table-cell office:value-type="float" office:value="348" calcext:value-type="float">
            <text:p>34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5H00M00S" calcext:value-type="time">
            <text:p>05:00</text:p>
          </table:table-cell>
          <table:table-cell table:formula="of:=[.G63]+3" office:value-type="date" office:date-value="2021-09-20" calcext:value-type="date">
            <text:p>Mon, 20</text:p>
          </table:table-cell>
          <table:table-cell table:style-name="ce29"/>
          <table:table-cell office:value-type="percentage" office:value="0.997403262339418" calcext:value-type="percentage">
            <text:p>100%</text:p>
          </table:table-cell>
          <table:table-cell/>
          <table:table-cell table:formula="of:=IF([.F65];[.B65];[.B65]+[.K64])" office:value-type="float" office:value="348" calcext:value-type="float">
            <text:p>348</text:p>
          </table:table-cell>
          <table:table-cell table:formula="of:=TIME([.B65]/[.C65];0;0)" office:value-type="time" office:time-value="PT03H52M00S" calcext:value-type="time">
            <text:p>03:52</text:p>
          </table:table-cell>
          <table:table-cell table:formula="of:=IF([.F65];[.L65]+[.F65]+[.H65];[.P64]+[.L65]+[.H65])" office:value-type="time" office:time-value="PT08H52M00S" calcext:value-type="time">
            <text:p>08:52</text:p>
          </table:table-cell>
          <table:table-cell table:formula="of:=IF([.I65];TIME([.V65]*[.$B$27]/[.E65];0;0);0)" office:value-type="time" office:time-value="PT04H44M26.914285714S" calcext:value-type="time">
            <text:p>04:44</text:p>
          </table:table-cell>
          <table:table-cell table:formula="of:=[.L65]+[.N65]" office:value-type="time" office:time-value="PT08H36M26.914286S" calcext:value-type="time">
            <text:p>08:36</text:p>
          </table:table-cell>
          <table:table-cell table:formula="of:=IF([.F66];[.F66];[.M65]+[.N65])" office:value-type="time" office:time-value="PT13H36M26.914286S" calcext:value-type="time">
            <text:p>13:36</text:p>
          </table:table-cell>
          <table:table-cell table:formula="of:=IF([.G65];[.L65];[.L65]+[.Q64])" office:value-type="time" office:time-value="PT03H52M00S" calcext:value-type="time">
            <text:p>03:52</text:p>
          </table:table-cell>
          <table:table-cell table:formula="of:=IF([.G65];[.O65];[.O65]+[.R64])" office:value-type="time" office:time-value="PT08H36M26.914286S" calcext:value-type="time">
            <text:p>08:36</text:p>
          </table:table-cell>
          <table:table-cell table:style-name="ce10" table:formula="of:=1000*(([.$B$26]*[.B65]*[.C65]/100)+[.D65]*[.L65]*24)/[.B65]" office:value-type="float" office:value="185.555555555556" calcext:value-type="float">
            <text:p>186</text:p>
          </table:table-cell>
          <table:table-cell table:formula="of:=(([.$B$26]*[.B65]*[.C65]/100)+[.D65]*[.L65]*24)/[.$B$27]" office:value-type="percentage" office:value="0.742222222222222" calcext:value-type="percentage">
            <text:p>74%</text:p>
          </table:table-cell>
          <table:table-cell table:formula="of:=IF([.I64];[.I64]-[.T65];[.U64]-[.T65])" office:value-type="percentage" office:value="0.23451437345053" calcext:value-type="percentage">
            <text:p>23%</text:p>
          </table:table-cell>
          <table:table-cell table:formula="of:=IF([.I65];[.I65]-[.U65];)" office:value-type="percentage" office:value="0.762888888888888" calcext:value-type="percentage">
            <text:p>76%</text:p>
          </table:table-cell>
          <table:table-cell table:number-columns-repeated="2"/>
          <table:table-cell table:style-name="ce5" table:formula="of:=TIME([.$B65]/80;0;0)" office:value-type="time" office:time-value="PT04H21M00S" calcext:value-type="time">
            <text:p>04:21:00</text:p>
          </table:table-cell>
          <table:table-cell table:style-name="ce6" table:formula="of:=IF([.$E65];TIME([.AK65]/[.E65];0;0);)" office:value-type="time" office:time-value="PT03H58M37.714285714S" calcext:value-type="time">
            <text:p>03:58</text:p>
          </table:table-cell>
          <table:table-cell table:style-name="ce5" table:formula="of:=TIME([.$B65]/90;0;0)" office:value-type="time" office:time-value="PT03H52M00S" calcext:value-type="time">
            <text:p>03:52:00</text:p>
          </table:table-cell>
          <table:table-cell table:style-name="ce6" table:formula="of:=IF([.$E65];TIME([.AL65]/[.$E65];0;0);)" office:value-type="time" office:time-value="PT04H28M27.428571429S" calcext:value-type="time">
            <text:p>04:28</text:p>
          </table:table-cell>
          <table:table-cell table:style-name="ce5" table:formula="of:=TIME([.$B65]/100;0;0)" office:value-type="time" office:time-value="PT03H28M48S" calcext:value-type="time">
            <text:p>03:28:48</text:p>
          </table:table-cell>
          <table:table-cell table:style-name="ce6" table:formula="of:=IF([.$E65];TIME([.AM65]/[.$E65];0;0);)" office:value-type="time" office:time-value="PT04H58M17.142857143S" calcext:value-type="time">
            <text:p>04:58</text:p>
          </table:table-cell>
          <table:table-cell table:style-name="ce5" table:formula="of:=TIME([.$B65]/110;0;0)" office:value-type="time" office:time-value="PT03H09M49.090909091S" calcext:value-type="time">
            <text:p>03:09:49</text:p>
          </table:table-cell>
          <table:table-cell table:style-name="ce6" table:formula="of:=IF([.$E65];TIME([.AN65]/[.$E65];0;0);)" office:value-type="time" office:time-value="PT05H28M06.857142857S" calcext:value-type="time">
            <text:p>05:28</text:p>
          </table:table-cell>
          <table:table-cell table:style-name="ce6" table:formula="of:=[.Y65]+[.Z65]" office:value-type="time" office:time-value="PT08H19M37.714286S" calcext:value-type="time">
            <text:p>08:19</text:p>
          </table:table-cell>
          <table:table-cell table:style-name="ce6" table:formula="of:=[.AA65]+[.AB65]" office:value-type="time" office:time-value="PT08H20M27.428571S" calcext:value-type="time">
            <text:p>08:20</text:p>
          </table:table-cell>
          <table:table-cell table:style-name="ce6" table:formula="of:=[.AC65]+[.AD65]" office:value-type="time" office:time-value="PT08H27M05.142857S" calcext:value-type="time">
            <text:p>08:27</text:p>
          </table:table-cell>
          <table:table-cell table:style-name="ce6" table:formula="of:=[.AE65]+[.AF65]" office:value-type="time" office:time-value="PT08H37M55.948052S" calcext:value-type="time">
            <text:p>08:37</text:p>
          </table:table-cell>
          <table:table-cell table:formula="of:=[.$B65]*[.AK$26]" office:value-type="float" office:value="55.68" calcext:value-type="float">
            <text:p>55.68</text:p>
          </table:table-cell>
          <table:table-cell table:formula="of:=[.$B65]*[.AL$26]" office:value-type="float" office:value="62.64" calcext:value-type="float">
            <text:p>62.64</text:p>
          </table:table-cell>
          <table:table-cell table:formula="of:=[.$B65]*[.AM$26]" office:value-type="float" office:value="69.6" calcext:value-type="float">
            <text:p>69.6</text:p>
          </table:table-cell>
          <table:table-cell table:formula="of:=[.$B65]*[.AN$26]" office:value-type="float" office:value="76.56" calcext:value-type="float">
            <text:p>76.56</text:p>
          </table:table-cell>
          <table:table-cell table:number-columns-repeated="984"/>
        </table:table-row>
        <table:table-row table:style-name="ro4">
          <table:table-cell table:style-name="ce5" office:value-type="string" calcext:value-type="string">
            <text:p>Moree to Bourke</text:p>
          </table:table-cell>
          <table:table-cell office:value-type="float" office:value="446" calcext:value-type="float">
            <text:p>446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9673715348208" calcext:value-type="percentage">
            <text:p>100%</text:p>
          </table:table-cell>
          <table:table-cell/>
          <table:table-cell table:formula="of:=IF([.F66];[.B66];[.B66]+[.K65])" office:value-type="float" office:value="794" calcext:value-type="float">
            <text:p>794</text:p>
          </table:table-cell>
          <table:table-cell table:formula="of:=TIME([.B66]/[.C66];0;0)" office:value-type="time" office:time-value="PT05H14M49.411764706S" calcext:value-type="time">
            <text:p>05:14</text:p>
          </table:table-cell>
          <table:table-cell table:formula="of:=IF([.F66];[.L66]+[.F66]+[.H66];[.P65]+[.L66]+[.H66])" office:value-type="time" office:time-value="PT18H51M16.326051S" calcext:value-type="time">
            <text:p>18:51</text:p>
          </table:table-cell>
          <table:table-cell table:formula="of:=IF([.I66];TIME([.V66]*[.$B$27]/[.E66];0;0);0)" office:value-type="time" office:time-value="PT05H37M01.986554622S" calcext:value-type="time">
            <text:p>05:37</text:p>
          </table:table-cell>
          <table:table-cell table:formula="of:=[.L66]+[.N66]" office:value-type="time" office:time-value="PT10H51M51.398319S" calcext:value-type="time">
            <text:p>10:51</text:p>
          </table:table-cell>
          <table:table-cell table:formula="of:=IF([.F67];[.F67];[.M66]+[.N66])" office:value-type="time" office:time-value="PT06H00M00S" calcext:value-type="time">
            <text:p>06:00</text:p>
          </table:table-cell>
          <table:table-cell table:formula="of:=IF([.G66];[.L66];[.L66]+[.Q65])" office:value-type="time" office:time-value="PT09H06M49.411765S" calcext:value-type="time">
            <text:p>09:06</text:p>
          </table:table-cell>
          <table:table-cell table:formula="of:=IF([.G66];[.O66];[.O66]+[.R65])" office:value-type="time" office:time-value="PT19H28M18.312605S" calcext:value-type="time">
            <text:p>19:28</text:p>
          </table:table-cell>
          <table:table-cell table:style-name="ce10" table:formula="of:=1000*(([.$B$26]*[.B66]*[.C66]/100)+[.D66]*[.L66]*24)/[.B66]" office:value-type="float" office:value="175.882352941177" calcext:value-type="float">
            <text:p>176</text:p>
          </table:table-cell>
          <table:table-cell table:formula="of:=(([.$B$26]*[.B66]*[.C66]/100)+[.D66]*[.L66]*24)/[.$B$27]" office:value-type="percentage" office:value="0.901649763353617" calcext:value-type="percentage">
            <text:p>90%</text:p>
          </table:table-cell>
          <table:table-cell table:formula="of:=IF([.I65];[.I65]-[.T66];[.U65]-[.T66])" office:value-type="percentage" office:value="0.0957534989858005" calcext:value-type="percentage">
            <text:p>10%</text:p>
          </table:table-cell>
          <table:table-cell table:formula="of:=IF([.I66];[.I66]-[.U66];)" office:value-type="percentage" office:value="0.903920216362407" calcext:value-type="percentage">
            <text:p>90%</text:p>
          </table:table-cell>
          <table:table-cell table:number-columns-repeated="2"/>
          <table:table-cell table:style-name="ce5" table:formula="of:=TIME([.$B66]/80;0;0)" office:value-type="time" office:time-value="PT05H34M30S" calcext:value-type="time">
            <text:p>05:34:30</text:p>
          </table:table-cell>
          <table:table-cell table:style-name="ce6" table:formula="of:=IF([.$E66];TIME([.AK66]/[.E66];0;0);)" office:value-type="time" office:time-value="PT05H05M49.714285714S" calcext:value-type="time">
            <text:p>05:05</text:p>
          </table:table-cell>
          <table:table-cell table:style-name="ce5" table:formula="of:=TIME([.$B66]/90;0;0)" office:value-type="time" office:time-value="PT04H57M20S" calcext:value-type="time">
            <text:p>04:57:20</text:p>
          </table:table-cell>
          <table:table-cell table:style-name="ce6" table:formula="of:=IF([.$E66];TIME([.AL66]/[.$E66];0;0);)" office:value-type="time" office:time-value="PT05H44M03.428571429S" calcext:value-type="time">
            <text:p>05:44</text:p>
          </table:table-cell>
          <table:table-cell table:style-name="ce5" table:formula="of:=TIME([.$B66]/100;0;0)" office:value-type="time" office:time-value="PT04H27M36S" calcext:value-type="time">
            <text:p>04:27:36</text:p>
          </table:table-cell>
          <table:table-cell table:style-name="ce6" table:formula="of:=IF([.$E66];TIME([.AM66]/[.$E66];0;0);)" office:value-type="time" office:time-value="PT06H22M17.142857143S" calcext:value-type="time">
            <text:p>06:22</text:p>
          </table:table-cell>
          <table:table-cell table:style-name="ce5" table:formula="of:=TIME([.$B66]/110;0;0)" office:value-type="time" office:time-value="PT04H03M16.363636364S" calcext:value-type="time">
            <text:p>04:03:16</text:p>
          </table:table-cell>
          <table:table-cell table:style-name="ce6" table:formula="of:=IF([.$E66];TIME([.AN66]/[.$E66];0;0);)" office:value-type="time" office:time-value="PT07H00M30.857142857S" calcext:value-type="time">
            <text:p>07:00</text:p>
          </table:table-cell>
          <table:table-cell table:style-name="ce6" table:formula="of:=[.Y66]+[.Z66]" office:value-type="time" office:time-value="PT10H40M19.714286S" calcext:value-type="time">
            <text:p>10:40</text:p>
          </table:table-cell>
          <table:table-cell table:style-name="ce6" table:formula="of:=[.AA66]+[.AB66]" office:value-type="time" office:time-value="PT10H41M23.428571S" calcext:value-type="time">
            <text:p>10:41</text:p>
          </table:table-cell>
          <table:table-cell table:style-name="ce6" table:formula="of:=[.AC66]+[.AD66]" office:value-type="time" office:time-value="PT10H49M53.142857S" calcext:value-type="time">
            <text:p>10:49</text:p>
          </table:table-cell>
          <table:table-cell table:style-name="ce6" table:formula="of:=[.AE66]+[.AF66]" office:value-type="time" office:time-value="PT11H03M47.220779S" calcext:value-type="time">
            <text:p>11:03</text:p>
          </table:table-cell>
          <table:table-cell table:formula="of:=[.$B66]*[.AK$26]" office:value-type="float" office:value="71.36" calcext:value-type="float">
            <text:p>71.36</text:p>
          </table:table-cell>
          <table:table-cell table:formula="of:=[.$B66]*[.AL$26]" office:value-type="float" office:value="80.28" calcext:value-type="float">
            <text:p>80.28</text:p>
          </table:table-cell>
          <table:table-cell table:formula="of:=[.$B66]*[.AM$26]" office:value-type="float" office:value="89.2" calcext:value-type="float">
            <text:p>89.2</text:p>
          </table:table-cell>
          <table:table-cell table:formula="of:=[.$B66]*[.AN$26]" office:value-type="float" office:value="98.12" calcext:value-type="float">
            <text:p>98.1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ourke to Cobar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65]+1" office:value-type="date" office:date-value="2021-09-21" calcext:value-type="date">
            <text:p>Tue, 21</text:p>
          </table:table-cell>
          <table:table-cell table:style-name="ce29"/>
          <table:table-cell office:value-type="percentage" office:value="0.999750343700699" calcext:value-type="percentage">
            <text:p>100%</text:p>
          </table:table-cell>
          <table:table-cell/>
          <table:table-cell table:formula="of:=IF([.F67];[.B67];[.B67]+[.K66])" office:value-type="float" office:value="160" calcext:value-type="float">
            <text:p>160</text:p>
          </table:table-cell>
          <table:table-cell table:formula="of:=TIME([.B67]/[.C67];0;0)" office:value-type="time" office:time-value="PT01H46M40S" calcext:value-type="time">
            <text:p>01:46</text:p>
          </table:table-cell>
          <table:table-cell table:formula="of:=IF([.F67];[.L67]+[.F67]+[.H67];[.P66]+[.L67]+[.H67])" office:value-type="time" office:time-value="PT07H46M40S" calcext:value-type="time">
            <text:p>07:46</text:p>
          </table:table-cell>
          <table:table-cell table:formula="of:=IF([.I67];TIME([.V67]*[.$B$27]/[.E67];0;0);0)" office:value-type="time" office:time-value="PT02H07M16S" calcext:value-type="time">
            <text:p>02:07</text:p>
          </table:table-cell>
          <table:table-cell table:formula="of:=[.L67]+[.N67]" office:value-type="time" office:time-value="PT03H53M56S" calcext:value-type="time">
            <text:p>03:53</text:p>
          </table:table-cell>
          <table:table-cell table:formula="of:=IF([.F68];[.F68];[.M67]+[.N67])" office:value-type="time" office:time-value="PT09H53M56S" calcext:value-type="time">
            <text:p>09:53</text:p>
          </table:table-cell>
          <table:table-cell table:formula="of:=IF([.G67];[.L67];[.L67]+[.Q66])" office:value-type="time" office:time-value="PT01H46M40S" calcext:value-type="time">
            <text:p>01:46</text:p>
          </table:table-cell>
          <table:table-cell table:formula="of:=IF([.G67];[.O67];[.O67]+[.R66])" office:value-type="time" office:time-value="PT03H53M56S" calcext:value-type="time">
            <text:p>03:53</text:p>
          </table:table-cell>
          <table:table-cell table:style-name="ce10" table:formula="of:=1000*(([.$B$26]*[.B67]*[.C67]/100)+[.D67]*[.L67]*24)/[.B67]" office:value-type="float" office:value="185.555555555556" calcext:value-type="float">
            <text:p>186</text:p>
          </table:table-cell>
          <table:table-cell table:formula="of:=(([.$B$26]*[.B67]*[.C67]/100)+[.D67]*[.L67]*24)/[.$B$27]" office:value-type="percentage" office:value="0.34125159642401" calcext:value-type="percentage">
            <text:p>34%</text:p>
          </table:table-cell>
          <table:table-cell table:formula="of:=IF([.I66];[.I66]-[.T67];[.U66]-[.T67])" office:value-type="percentage" office:value="0.658422118924198" calcext:value-type="percentage">
            <text:p>66%</text:p>
          </table:table-cell>
          <table:table-cell table:formula="of:=IF([.I67];[.I67]-[.U67];)" office:value-type="percentage" office:value="0.341328224776501" calcext:value-type="percentage">
            <text:p>34%</text:p>
          </table:table-cell>
          <table:table-cell table:number-columns-repeated="2"/>
          <table:table-cell table:style-name="ce5" table:formula="of:=TIME([.$B67]/80;0;0)" office:value-type="time" office:time-value="PT02H00M00S" calcext:value-type="time">
            <text:p>02:00:00</text:p>
          </table:table-cell>
          <table:table-cell table:style-name="ce6" table:formula="of:=IF([.$E67];TIME([.AK67]/[.E67];0;0);)" office:value-type="time" office:time-value="PT01H49M42.857142857S" calcext:value-type="time">
            <text:p>01:49</text:p>
          </table:table-cell>
          <table:table-cell table:style-name="ce5" table:formula="of:=TIME([.$B67]/90;0;0)" office:value-type="time" office:time-value="PT01H46M40S" calcext:value-type="time">
            <text:p>01:46:40</text:p>
          </table:table-cell>
          <table:table-cell table:style-name="ce6" table:formula="of:=IF([.$E67];TIME([.AL67]/[.$E67];0;0);)" office:value-type="time" office:time-value="PT02H03M25.714285714S" calcext:value-type="time">
            <text:p>02:03</text:p>
          </table:table-cell>
          <table:table-cell table:style-name="ce5" table:formula="of:=TIME([.$B67]/100;0;0)" office:value-type="time" office:time-value="PT01H36M00S" calcext:value-type="time">
            <text:p>01:36:00</text:p>
          </table:table-cell>
          <table:table-cell table:style-name="ce6" table:formula="of:=IF([.$E67];TIME([.AM67]/[.$E67];0;0);)" office:value-type="time" office:time-value="PT02H17M08.571428571S" calcext:value-type="time">
            <text:p>02:17</text:p>
          </table:table-cell>
          <table:table-cell table:style-name="ce5" table:formula="of:=TIME([.$B67]/110;0;0)" office:value-type="time" office:time-value="PT01H27M16.363636364S" calcext:value-type="time">
            <text:p>01:27:16</text:p>
          </table:table-cell>
          <table:table-cell table:style-name="ce6" table:formula="of:=IF([.$E67];TIME([.AN67]/[.$E67];0;0);)" office:value-type="time" office:time-value="PT02H30M51.428571429S" calcext:value-type="time">
            <text:p>02:30</text:p>
          </table:table-cell>
          <table:table-cell table:style-name="ce6" table:formula="of:=[.Y67]+[.Z67]" office:value-type="time" office:time-value="PT03H49M42.857143S" calcext:value-type="time">
            <text:p>03:49</text:p>
          </table:table-cell>
          <table:table-cell table:style-name="ce6" table:formula="of:=[.AA67]+[.AB67]" office:value-type="time" office:time-value="PT03H50M05.714286S" calcext:value-type="time">
            <text:p>03:50</text:p>
          </table:table-cell>
          <table:table-cell table:style-name="ce6" table:formula="of:=[.AC67]+[.AD67]" office:value-type="time" office:time-value="PT03H53M08.571429S" calcext:value-type="time">
            <text:p>03:53</text:p>
          </table:table-cell>
          <table:table-cell table:style-name="ce6" table:formula="of:=[.AE67]+[.AF67]" office:value-type="time" office:time-value="PT03H58M07.792208S" calcext:value-type="time">
            <text:p>03:58</text:p>
          </table:table-cell>
          <table:table-cell table:formula="of:=[.$B67]*[.AK$26]" office:value-type="float" office:value="25.6" calcext:value-type="float">
            <text:p>25.6</text:p>
          </table:table-cell>
          <table:table-cell table:formula="of:=[.$B67]*[.AL$26]" office:value-type="float" office:value="28.8" calcext:value-type="float">
            <text:p>28.8</text:p>
          </table:table-cell>
          <table:table-cell table:formula="of:=[.$B67]*[.AM$26]" office:value-type="float" office:value="32" calcext:value-type="float">
            <text:p>32</text:p>
          </table:table-cell>
          <table:table-cell table:formula="of:=[.$B67]*[.AN$26]" office:value-type="float" office:value="35.2" calcext:value-type="float">
            <text:p>35.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obar to Broken Hill</text:p>
          </table:table-cell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style-name="ce29"/>
          <table:table-cell office:value-type="percentage" office:value="1.00384094545864" calcext:value-type="percentage">
            <text:p>100%</text:p>
          </table:table-cell>
          <table:table-cell/>
          <table:table-cell table:formula="of:=IF([.F68];[.B68];[.B68]+[.K67])" office:value-type="float" office:value="620" calcext:value-type="float">
            <text:p>620</text:p>
          </table:table-cell>
          <table:table-cell table:formula="of:=TIME([.B68]/[.C68];0;0)" office:value-type="time" office:time-value="PT05H45M00S" calcext:value-type="time">
            <text:p>05:45</text:p>
          </table:table-cell>
          <table:table-cell table:formula="of:=IF([.F68];[.L68]+[.F68]+[.H68];[.P67]+[.L68]+[.H68])" office:value-type="time" office:time-value="PT15H38M56S" calcext:value-type="time">
            <text:p>15:38</text:p>
          </table:table-cell>
          <table:table-cell table:formula="of:=IF([.I68];TIME([.V68]*[.$B$27]/[.E68];0;0);0)" office:value-type="time" office:time-value="PT05H29M16.512605042S" calcext:value-type="time">
            <text:p>05:29</text:p>
          </table:table-cell>
          <table:table-cell table:formula="of:=[.L68]+[.N68]" office:value-type="time" office:time-value="PT11H14M16.512605S" calcext:value-type="time">
            <text:p>11:14</text:p>
          </table:table-cell>
          <table:table-cell table:formula="of:=IF([.F69];[.F69];[.M68]+[.N68])" office:value-type="time" office:time-value="PT13H30M00S" calcext:value-type="time">
            <text:p>13:30</text:p>
          </table:table-cell>
          <table:table-cell table:formula="of:=IF([.G68];[.L68];[.L68]+[.Q67])" office:value-type="time" office:time-value="PT07H31M40S" calcext:value-type="time">
            <text:p>07:31</text:p>
          </table:table-cell>
          <table:table-cell table:formula="of:=IF([.G68];[.O68];[.O68]+[.R67])" office:value-type="time" office:time-value="PT15H08M12.512605S" calcext:value-type="time">
            <text:p>15:08</text:p>
          </table:table-cell>
          <table:table-cell table:style-name="ce10" table:formula="of:=1000*(([.$B$26]*[.B68]*[.C68]/100)+[.D68]*[.L68]*24)/[.B68]" office:value-type="float" office:value="166.25" calcext:value-type="float">
            <text:p>166</text:p>
          </table:table-cell>
          <table:table-cell table:formula="of:=(([.$B$26]*[.B68]*[.C68]/100)+[.D68]*[.L68]*24)/[.$B$27]" office:value-type="percentage" office:value="0.879022988505747" calcext:value-type="percentage">
            <text:p>88%</text:p>
          </table:table-cell>
          <table:table-cell table:formula="of:=IF([.I67];[.I67]-[.T68];[.U67]-[.T68])" office:value-type="percentage" office:value="0.120727355194952" calcext:value-type="percentage">
            <text:p>12%</text:p>
          </table:table-cell>
          <table:table-cell table:formula="of:=IF([.I68];[.I68]-[.U68];)" office:value-type="percentage" office:value="0.883113590263688" calcext:value-type="percentage">
            <text:p>88%</text:p>
          </table:table-cell>
          <table:table-cell table:number-columns-repeated="2"/>
          <table:table-cell table:style-name="ce5" table:formula="of:=TIME([.$B68]/80;0;0)" office:value-type="time" office:time-value="PT05H45M00S" calcext:value-type="time">
            <text:p>05:45:00</text:p>
          </table:table-cell>
          <table:table-cell table:style-name="ce6" table:formula="of:=IF([.$E68];TIME([.AK68]/[.E68];0;0);)" office:value-type="time" office:time-value="PT05H15M25.714285714S" calcext:value-type="time">
            <text:p>05:15</text:p>
          </table:table-cell>
          <table:table-cell table:style-name="ce5" table:formula="of:=TIME([.$B68]/90;0;0)" office:value-type="time" office:time-value="PT05H06M40S" calcext:value-type="time">
            <text:p>05:06:40</text:p>
          </table:table-cell>
          <table:table-cell table:style-name="ce6" table:formula="of:=IF([.$E68];TIME([.AL68]/[.$E68];0;0);)" office:value-type="time" office:time-value="PT05H54M51.428571429S" calcext:value-type="time">
            <text:p>05:54</text:p>
          </table:table-cell>
          <table:table-cell table:style-name="ce5" table:formula="of:=TIME([.$B68]/100;0;0)" office:value-type="time" office:time-value="PT04H36M00S" calcext:value-type="time">
            <text:p>04:36:00</text:p>
          </table:table-cell>
          <table:table-cell table:style-name="ce6" table:formula="of:=IF([.$E68];TIME([.AM68]/[.$E68];0;0);)" office:value-type="time" office:time-value="PT06H34M17.142857143S" calcext:value-type="time">
            <text:p>06:34</text:p>
          </table:table-cell>
          <table:table-cell table:style-name="ce5" table:formula="of:=TIME([.$B68]/110;0;0)" office:value-type="time" office:time-value="PT04H10M54.545454545S" calcext:value-type="time">
            <text:p>04:10:54</text:p>
          </table:table-cell>
          <table:table-cell table:style-name="ce6" table:formula="of:=IF([.$E68];TIME([.AN68]/[.$E68];0;0);)" office:value-type="time" office:time-value="PT07H13M42.857142857S" calcext:value-type="time">
            <text:p>07:13</text:p>
          </table:table-cell>
          <table:table-cell table:style-name="ce6" table:formula="of:=[.Y68]+[.Z68]" office:value-type="time" office:time-value="PT11H00M25.714286S" calcext:value-type="time">
            <text:p>11:00</text:p>
          </table:table-cell>
          <table:table-cell table:style-name="ce6" table:formula="of:=[.AA68]+[.AB68]" office:value-type="time" office:time-value="PT11H01M31.428571S" calcext:value-type="time">
            <text:p>11:01</text:p>
          </table:table-cell>
          <table:table-cell table:style-name="ce6" table:formula="of:=[.AC68]+[.AD68]" office:value-type="time" office:time-value="PT11H10M17.142857S" calcext:value-type="time">
            <text:p>11:10</text:p>
          </table:table-cell>
          <table:table-cell table:style-name="ce6" table:formula="of:=[.AE68]+[.AF68]" office:value-type="time" office:time-value="PT11H24M37.402597S" calcext:value-type="time">
            <text:p>11:24</text:p>
          </table:table-cell>
          <table:table-cell table:formula="of:=[.$B68]*[.AK$26]" office:value-type="float" office:value="73.6" calcext:value-type="float">
            <text:p>73.6</text:p>
          </table:table-cell>
          <table:table-cell table:formula="of:=[.$B68]*[.AL$26]" office:value-type="float" office:value="82.8" calcext:value-type="float">
            <text:p>82.8</text:p>
          </table:table-cell>
          <table:table-cell table:formula="of:=[.$B68]*[.AM$26]" office:value-type="float" office:value="92" calcext:value-type="float">
            <text:p>92</text:p>
          </table:table-cell>
          <table:table-cell table:formula="of:=[.$B68]*[.AN$26]" office:value-type="float" office:value="101.2" calcext:value-type="float">
            <text:p>101.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roken Hill to Port Augusta</text:p>
          </table:table-cell>
          <table:table-cell office:value-type="float" office:value="420" calcext:value-type="float">
            <text:p>42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13H30M00S" calcext:value-type="time">
            <text:p>13:30</text:p>
          </table:table-cell>
          <table:table-cell table:formula="of:=[.G67]+1" office:value-type="date" office:date-value="2021-09-22" calcext:value-type="date">
            <text:p>Wed, 22</text:p>
          </table:table-cell>
          <table:table-cell table:style-name="ce29" office:value-type="time" office:time-value="-PT00H30M00S" calcext:value-type="time">
            <text:p>-00:30</text:p>
          </table:table-cell>
          <table:table-cell office:value-type="percentage" office:value="1.00154209488393" calcext:value-type="percentage">
            <text:p>100%</text:p>
          </table:table-cell>
          <table:table-cell/>
          <table:table-cell table:formula="of:=IF([.F69];[.B69];[.B69]+[.K68])" office:value-type="float" office:value="420" calcext:value-type="float">
            <text:p>420</text:p>
          </table:table-cell>
          <table:table-cell table:formula="of:=TIME([.B69]/[.C69];0;0)" office:value-type="time" office:time-value="PT04H40M00S" calcext:value-type="time">
            <text:p>04:40</text:p>
          </table:table-cell>
          <table:table-cell table:formula="of:=IF([.F69];[.L69]+[.F69]+[.H69];[.P68]+[.L69]+[.H69])" office:value-type="time" office:time-value="PT17H40M00S" calcext:value-type="time">
            <text:p>17:40</text:p>
          </table:table-cell>
          <table:table-cell table:formula="of:=IF([.I69];TIME([.V69]*[.$B$27]/[.E69];0;0);0)" office:value-type="time" office:time-value="PT05H33M08.571428571S" calcext:value-type="time">
            <text:p>05:33</text:p>
          </table:table-cell>
          <table:table-cell table:formula="of:=[.L69]+[.N69]" office:value-type="time" office:time-value="PT10H13M08.571429S" calcext:value-type="time">
            <text:p>10:13</text:p>
          </table:table-cell>
          <table:table-cell table:formula="of:=IF([.F70];[.F70];[.M69]+[.N69])" office:value-type="time" office:time-value="PT06H00M00S" calcext:value-type="time">
            <text:p>06:00</text:p>
          </table:table-cell>
          <table:table-cell table:formula="of:=IF([.G69];[.L69];[.L69]+[.Q68])" office:value-type="time" office:time-value="PT04H40M00S" calcext:value-type="time">
            <text:p>04:40</text:p>
          </table:table-cell>
          <table:table-cell table:formula="of:=IF([.G69];[.O69];[.O69]+[.R68])" office:value-type="time" office:time-value="PT10H13M08.571429S" calcext:value-type="time">
            <text:p>10:13</text:p>
          </table:table-cell>
          <table:table-cell table:style-name="ce10" table:formula="of:=1000*(([.$B$26]*[.B69]*[.C69]/100)+[.D69]*[.L69]*24)/[.B69]" office:value-type="float" office:value="185.555555555556" calcext:value-type="float">
            <text:p>186</text:p>
          </table:table-cell>
          <table:table-cell table:formula="of:=(([.$B$26]*[.B69]*[.C69]/100)+[.D69]*[.L69]*24)/[.$B$27]" office:value-type="percentage" office:value="0.895785440613027" calcext:value-type="percentage">
            <text:p>90%</text:p>
          </table:table-cell>
          <table:table-cell table:formula="of:=IF([.I68];[.I68]-[.T69];[.U68]-[.T69])" office:value-type="percentage" office:value="0.108055504845613" calcext:value-type="percentage">
            <text:p>11%</text:p>
          </table:table-cell>
          <table:table-cell table:formula="of:=IF([.I69];[.I69]-[.U69];)" office:value-type="percentage" office:value="0.893486590038317" calcext:value-type="percentage">
            <text:p>89%</text:p>
          </table:table-cell>
          <table:table-cell table:number-columns-repeated="2"/>
          <table:table-cell table:style-name="ce5" table:formula="of:=TIME([.$B69]/80;0;0)" office:value-type="time" office:time-value="PT05H15M00S" calcext:value-type="time">
            <text:p>05:15:00</text:p>
          </table:table-cell>
          <table:table-cell table:style-name="ce6" table:formula="of:=IF([.$E69];TIME([.AK69]/[.E69];0;0);)" office:value-type="time" office:time-value="PT04H48M00S" calcext:value-type="time">
            <text:p>04:48</text:p>
          </table:table-cell>
          <table:table-cell table:style-name="ce5" table:formula="of:=TIME([.$B69]/90;0;0)" office:value-type="time" office:time-value="PT04H40M00S" calcext:value-type="time">
            <text:p>04:40:00</text:p>
          </table:table-cell>
          <table:table-cell table:style-name="ce6" table:formula="of:=IF([.$E69];TIME([.AL69]/[.$E69];0;0);)" office:value-type="time" office:time-value="PT05H24M00S" calcext:value-type="time">
            <text:p>05:24</text:p>
          </table:table-cell>
          <table:table-cell table:style-name="ce5" table:formula="of:=TIME([.$B69]/100;0;0)" office:value-type="time" office:time-value="PT04H12M00S" calcext:value-type="time">
            <text:p>04:12:00</text:p>
          </table:table-cell>
          <table:table-cell table:style-name="ce6" table:formula="of:=IF([.$E69];TIME([.AM69]/[.$E69];0;0);)" office:value-type="time" office:time-value="PT06H00M00S" calcext:value-type="time">
            <text:p>06:00</text:p>
          </table:table-cell>
          <table:table-cell table:style-name="ce5" table:formula="of:=TIME([.$B69]/110;0;0)" office:value-type="time" office:time-value="PT03H49M05.454545455S" calcext:value-type="time">
            <text:p>03:49:05</text:p>
          </table:table-cell>
          <table:table-cell table:style-name="ce6" table:formula="of:=IF([.$E69];TIME([.AN69]/[.$E69];0;0);)" office:value-type="time" office:time-value="PT06H36M00S" calcext:value-type="time">
            <text:p>06:36</text:p>
          </table:table-cell>
          <table:table-cell table:style-name="ce6" table:formula="of:=[.Y69]+[.Z69]" office:value-type="time" office:time-value="PT10H03M00S" calcext:value-type="time">
            <text:p>10:03</text:p>
          </table:table-cell>
          <table:table-cell table:style-name="ce6" table:formula="of:=[.AA69]+[.AB69]" office:value-type="time" office:time-value="PT10H04M00S" calcext:value-type="time">
            <text:p>10:04</text:p>
          </table:table-cell>
          <table:table-cell table:style-name="ce6" table:formula="of:=[.AC69]+[.AD69]" office:value-type="time" office:time-value="PT10H12M00S" calcext:value-type="time">
            <text:p>10:12</text:p>
          </table:table-cell>
          <table:table-cell table:style-name="ce6" table:formula="of:=[.AE69]+[.AF69]" office:value-type="time" office:time-value="PT10H25M05.454545S" calcext:value-type="time">
            <text:p>10:25</text:p>
          </table:table-cell>
          <table:table-cell table:formula="of:=[.$B69]*[.AK$26]" office:value-type="float" office:value="67.2" calcext:value-type="float">
            <text:p>67.2</text:p>
          </table:table-cell>
          <table:table-cell table:formula="of:=[.$B69]*[.AL$26]" office:value-type="float" office:value="75.6" calcext:value-type="float">
            <text:p>75.6</text:p>
          </table:table-cell>
          <table:table-cell table:formula="of:=[.$B69]*[.AM$26]" office:value-type="float" office:value="84" calcext:value-type="float">
            <text:p>84</text:p>
          </table:table-cell>
          <table:table-cell table:formula="of:=[.$B69]*[.AN$26]" office:value-type="float" office:value="92.4" calcext:value-type="float">
            <text:p>92.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Port Augusta to Ceduna</text:p>
          </table:table-cell>
          <table:table-cell office:value-type="float" office:value="464" calcext:value-type="float">
            <text:p>46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69]+1" office:value-type="date" office:date-value="2021-09-23" calcext:value-type="date">
            <text:p>Thu, 23</text:p>
          </table:table-cell>
          <table:table-cell table:style-name="ce29"/>
          <table:table-cell office:value-type="percentage" office:value="0.897581310570205" calcext:value-type="percentage">
            <text:p>90%</text:p>
          </table:table-cell>
          <table:table-cell/>
          <table:table-cell table:formula="of:=IF([.F70];[.B70];[.B70]+[.K69])" office:value-type="float" office:value="464" calcext:value-type="float">
            <text:p>464</text:p>
          </table:table-cell>
          <table:table-cell table:formula="of:=TIME([.B70]/[.C70];0;0)" office:value-type="time" office:time-value="PT05H48M00S" calcext:value-type="time">
            <text:p>05:48</text:p>
          </table:table-cell>
          <table:table-cell table:formula="of:=IF([.F70];[.L70]+[.F70]+[.H70];[.P69]+[.L70]+[.H70])" office:value-type="time" office:time-value="PT11H48M00S" calcext:value-type="time">
            <text:p>11:48</text:p>
          </table:table-cell>
          <table:table-cell table:formula="of:=IF([.I70];TIME([.V70]*[.$B$27]/[.E70];0;0);0)" office:value-type="time" office:time-value="PT04H51M50.248739496S" calcext:value-type="time">
            <text:p>04:51</text:p>
          </table:table-cell>
          <table:table-cell table:formula="of:=[.L70]+[.N70]" office:value-type="time" office:time-value="PT10H39M50.248739S" calcext:value-type="time">
            <text:p>10:39</text:p>
          </table:table-cell>
          <table:table-cell table:formula="of:=IF([.F71];[.F71];[.M70]+[.N70])" office:value-type="time" office:time-value="PT16H39M50.248739S" calcext:value-type="time">
            <text:p>16:39</text:p>
          </table:table-cell>
          <table:table-cell table:formula="of:=IF([.G70];[.L70];[.L70]+[.Q69])" office:value-type="time" office:time-value="PT05H48M00S" calcext:value-type="time">
            <text:p>05:48</text:p>
          </table:table-cell>
          <table:table-cell table:formula="of:=IF([.G70];[.O70];[.O70]+[.R69])" office:value-type="time" office:time-value="PT10H39M50.248739S" calcext:value-type="time">
            <text:p>10:39</text:p>
          </table:table-cell>
          <table:table-cell table:style-name="ce10" table:formula="of:=1000*(([.$B$26]*[.B70]*[.C70]/100)+[.D70]*[.L70]*24)/[.B70]" office:value-type="float" office:value="166.25" calcext:value-type="float">
            <text:p>166</text:p>
          </table:table-cell>
          <table:table-cell table:formula="of:=(([.$B$26]*[.B70]*[.C70]/100)+[.D70]*[.L70]*24)/[.$B$27]" office:value-type="percentage" office:value="0.886666666666667" calcext:value-type="percentage">
            <text:p>89%</text:p>
          </table:table-cell>
          <table:table-cell table:formula="of:=IF([.I69];[.I69]-[.T70];[.U69]-[.T70])" office:value-type="percentage" office:value="0.114875428217263" calcext:value-type="percentage">
            <text:p>11%</text:p>
          </table:table-cell>
          <table:table-cell table:formula="of:=IF([.I70];[.I70]-[.U70];)" office:value-type="percentage" office:value="0.782705882352942" calcext:value-type="percentage">
            <text:p>78%</text:p>
          </table:table-cell>
          <table:table-cell table:number-columns-repeated="2"/>
          <table:table-cell table:style-name="ce5" table:formula="of:=TIME([.$B70]/80;0;0)" office:value-type="time" office:time-value="PT05H48M00S" calcext:value-type="time">
            <text:p>05:48:00</text:p>
          </table:table-cell>
          <table:table-cell table:style-name="ce6" table:formula="of:=IF([.$E70];TIME([.AK70]/[.E70];0;0);)" office:value-type="time" office:time-value="PT05H18M10.285714286S" calcext:value-type="time">
            <text:p>05:18</text:p>
          </table:table-cell>
          <table:table-cell table:style-name="ce5" table:formula="of:=TIME([.$B70]/90;0;0)" office:value-type="time" office:time-value="PT05H09M20S" calcext:value-type="time">
            <text:p>05:09:20</text:p>
          </table:table-cell>
          <table:table-cell table:style-name="ce6" table:formula="of:=IF([.$E70];TIME([.AL70]/[.$E70];0;0);)" office:value-type="time" office:time-value="PT05H57M56.571428571S" calcext:value-type="time">
            <text:p>05:57</text:p>
          </table:table-cell>
          <table:table-cell table:style-name="ce5" table:formula="of:=TIME([.$B70]/100;0;0)" office:value-type="time" office:time-value="PT04H38M24S" calcext:value-type="time">
            <text:p>04:38:24</text:p>
          </table:table-cell>
          <table:table-cell table:style-name="ce6" table:formula="of:=IF([.$E70];TIME([.AM70]/[.$E70];0;0);)" office:value-type="time" office:time-value="PT06H37M42.857142857S" calcext:value-type="time">
            <text:p>06:37</text:p>
          </table:table-cell>
          <table:table-cell table:style-name="ce5" table:formula="of:=TIME([.$B70]/110;0;0)" office:value-type="time" office:time-value="PT04H13M05.454545455S" calcext:value-type="time">
            <text:p>04:13:05</text:p>
          </table:table-cell>
          <table:table-cell table:style-name="ce6" table:formula="of:=IF([.$E70];TIME([.AN70]/[.$E70];0;0);)" office:value-type="time" office:time-value="PT07H17M29.142857143S" calcext:value-type="time">
            <text:p>07:17</text:p>
          </table:table-cell>
          <table:table-cell table:style-name="ce6" table:formula="of:=[.Y70]+[.Z70]" office:value-type="time" office:time-value="PT11H06M10.285714S" calcext:value-type="time">
            <text:p>11:06</text:p>
          </table:table-cell>
          <table:table-cell table:style-name="ce6" table:formula="of:=[.AA70]+[.AB70]" office:value-type="time" office:time-value="PT11H07M16.571429S" calcext:value-type="time">
            <text:p>11:07</text:p>
          </table:table-cell>
          <table:table-cell table:style-name="ce6" table:formula="of:=[.AC70]+[.AD70]" office:value-type="time" office:time-value="PT11H16M06.857143S" calcext:value-type="time">
            <text:p>11:16</text:p>
          </table:table-cell>
          <table:table-cell table:style-name="ce6" table:formula="of:=[.AE70]+[.AF70]" office:value-type="time" office:time-value="PT11H30M34.597403S" calcext:value-type="time">
            <text:p>11:30</text:p>
          </table:table-cell>
          <table:table-cell table:formula="of:=[.$B70]*[.AK$26]" office:value-type="float" office:value="74.24" calcext:value-type="float">
            <text:p>74.24</text:p>
          </table:table-cell>
          <table:table-cell table:formula="of:=[.$B70]*[.AL$26]" office:value-type="float" office:value="83.52" calcext:value-type="float">
            <text:p>83.52</text:p>
          </table:table-cell>
          <table:table-cell table:formula="of:=[.$B70]*[.AM$26]" office:value-type="float" office:value="92.8" calcext:value-type="float">
            <text:p>92.8</text:p>
          </table:table-cell>
          <table:table-cell table:formula="of:=[.$B70]*[.AN$26]" office:value-type="float" office:value="102.08" calcext:value-type="float">
            <text:p>102.0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eduna to Nullabor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 office:value-type="time" office:time-value="-PT00H45M00S" calcext:value-type="time">
            <text:p>-00:45</text:p>
          </table:table-cell>
          <table:table-cell office:value-type="percentage" office:value="0.668723073022312" calcext:value-type="percentage">
            <text:p>67%</text:p>
          </table:table-cell>
          <table:table-cell/>
          <table:table-cell table:formula="of:=IF([.F71];[.B71];[.B71]+[.K70])" office:value-type="float" office:value="760" calcext:value-type="float">
            <text:p>760</text:p>
          </table:table-cell>
          <table:table-cell table:formula="of:=TIME([.B71]/[.C71];0;0)" office:value-type="time" office:time-value="PT03H17M20S" calcext:value-type="time">
            <text:p>03:17</text:p>
          </table:table-cell>
          <table:table-cell table:formula="of:=IF([.F71];[.L71]+[.F71]+[.H71];[.P70]+[.L71]+[.H71])" office:value-type="time" office:time-value="PT19H12M10.248739S" calcext:value-type="time">
            <text:p>19:12</text:p>
          </table:table-cell>
          <table:table-cell table:formula="of:=IF([.I71];TIME([.V71]*[.$B$27]/[.E71];0;0);0)" office:value-type="time" office:time-value="PT02H30M03.542857143S" calcext:value-type="time">
            <text:p>02:30</text:p>
          </table:table-cell>
          <table:table-cell table:formula="of:=[.L71]+[.N71]" office:value-type="time" office:time-value="PT05H47M23.542857S" calcext:value-type="time">
            <text:p>05:47</text:p>
          </table:table-cell>
          <table:table-cell table:formula="of:=IF([.F72];[.F72];[.M71]+[.N71])" office:value-type="time" office:time-value="PT21H42M13.791596S" calcext:value-type="time">
            <text:p>21:42</text:p>
          </table:table-cell>
          <table:table-cell table:formula="of:=IF([.G71];[.L71];[.L71]+[.Q70])" office:value-type="time" office:time-value="PT09H05M20S" calcext:value-type="time">
            <text:p>09:05</text:p>
          </table:table-cell>
          <table:table-cell table:formula="of:=IF([.G71];[.O71];[.O71]+[.R70])" office:value-type="time" office:time-value="PT16H27M13.791596S" calcext:value-type="time">
            <text:p>16:27</text:p>
          </table:table-cell>
          <table:table-cell table:style-name="ce10" table:formula="of:=1000*(([.$B$26]*[.B71]*[.C71]/100)+[.D71]*[.L71]*24)/[.B71]" office:value-type="float" office:value="185.555555555556" calcext:value-type="float">
            <text:p>186</text:p>
          </table:table-cell>
          <table:table-cell table:formula="of:=(([.$B$26]*[.B71]*[.C71]/100)+[.D71]*[.L71]*24)/[.$B$27]" office:value-type="percentage" office:value="0.631315453384419" calcext:value-type="percentage">
            <text:p>63%</text:p>
          </table:table-cell>
          <table:table-cell table:formula="of:=IF([.I70];[.I70]-[.T71];[.U70]-[.T71])" office:value-type="percentage" office:value="0.266265857185786" calcext:value-type="percentage">
            <text:p>27%</text:p>
          </table:table-cell>
          <table:table-cell table:formula="of:=IF([.I71];[.I71]-[.U71];)" office:value-type="percentage" office:value="0.402457215836526" calcext:value-type="percentage">
            <text:p>40%</text:p>
          </table:table-cell>
          <table:table-cell table:number-columns-repeated="2"/>
          <table:table-cell table:style-name="ce5" table:formula="of:=TIME([.$B71]/80;0;0)" office:value-type="time" office:time-value="PT03H42M00S" calcext:value-type="time">
            <text:p>03:42:00</text:p>
          </table:table-cell>
          <table:table-cell table:style-name="ce6" table:formula="of:=IF([.$E71];TIME([.AK71]/[.E71];0;0);)" office:value-type="time" office:time-value="PT03H22M58.285714286S" calcext:value-type="time">
            <text:p>03:22</text:p>
          </table:table-cell>
          <table:table-cell table:style-name="ce5" table:formula="of:=TIME([.$B71]/90;0;0)" office:value-type="time" office:time-value="PT03H17M20S" calcext:value-type="time">
            <text:p>03:17:20</text:p>
          </table:table-cell>
          <table:table-cell table:style-name="ce6" table:formula="of:=IF([.$E71];TIME([.AL71]/[.$E71];0;0);)" office:value-type="time" office:time-value="PT03H48M20.571428571S" calcext:value-type="time">
            <text:p>03:48</text:p>
          </table:table-cell>
          <table:table-cell table:style-name="ce5" table:formula="of:=TIME([.$B71]/100;0;0)" office:value-type="time" office:time-value="PT02H57M36S" calcext:value-type="time">
            <text:p>02:57:36</text:p>
          </table:table-cell>
          <table:table-cell table:style-name="ce6" table:formula="of:=IF([.$E71];TIME([.AM71]/[.$E71];0;0);)" office:value-type="time" office:time-value="PT04H13M42.857142857S" calcext:value-type="time">
            <text:p>04:13</text:p>
          </table:table-cell>
          <table:table-cell table:style-name="ce5" table:formula="of:=TIME([.$B71]/110;0;0)" office:value-type="time" office:time-value="PT02H41M27.272727273S" calcext:value-type="time">
            <text:p>02:41:27</text:p>
          </table:table-cell>
          <table:table-cell table:style-name="ce6" table:formula="of:=IF([.$E71];TIME([.AN71]/[.$E71];0;0);)" office:value-type="time" office:time-value="PT04H39M05.142857143S" calcext:value-type="time">
            <text:p>04:39</text:p>
          </table:table-cell>
          <table:table-cell table:style-name="ce6" table:formula="of:=[.Y71]+[.Z71]" office:value-type="time" office:time-value="PT07H04M58.285714S" calcext:value-type="time">
            <text:p>07:04</text:p>
          </table:table-cell>
          <table:table-cell table:style-name="ce6" table:formula="of:=[.AA71]+[.AB71]" office:value-type="time" office:time-value="PT07H05M40.571429S" calcext:value-type="time">
            <text:p>07:05</text:p>
          </table:table-cell>
          <table:table-cell table:style-name="ce6" table:formula="of:=[.AC71]+[.AD71]" office:value-type="time" office:time-value="PT07H11M18.857143S" calcext:value-type="time">
            <text:p>07:11</text:p>
          </table:table-cell>
          <table:table-cell table:style-name="ce6" table:formula="of:=[.AE71]+[.AF71]" office:value-type="time" office:time-value="PT07H20M32.415584S" calcext:value-type="time">
            <text:p>07:20</text:p>
          </table:table-cell>
          <table:table-cell table:formula="of:=[.$B71]*[.AK$26]" office:value-type="float" office:value="47.36" calcext:value-type="float">
            <text:p>47.36</text:p>
          </table:table-cell>
          <table:table-cell table:formula="of:=[.$B71]*[.AL$26]" office:value-type="float" office:value="53.28" calcext:value-type="float">
            <text:p>53.28</text:p>
          </table:table-cell>
          <table:table-cell table:formula="of:=[.$B71]*[.AM$26]" office:value-type="float" office:value="59.2" calcext:value-type="float">
            <text:p>59.2</text:p>
          </table:table-cell>
          <table:table-cell table:formula="of:=[.$B71]*[.AN$26]" office:value-type="float" office:value="65.12" calcext:value-type="float">
            <text:p>65.12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ullabor to Border Village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29"/>
          <table:table-cell office:value-type="percentage" office:value="0.977811195627676" calcext:value-type="percentage">
            <text:p>98%</text:p>
          </table:table-cell>
          <table:table-cell/>
          <table:table-cell table:formula="of:=IF([.F73];[.B72];[.B72]+[.K71])" office:value-type="float" office:value="184" calcext:value-type="float">
            <text:p>184</text:p>
          </table:table-cell>
          <table:table-cell table:formula="of:=TIME([.B72]/[.C72];0;0)" office:value-type="time" office:time-value="PT02H02M40S" calcext:value-type="time">
            <text:p>02:02</text:p>
          </table:table-cell>
          <table:table-cell table:formula="of:=IF([.F72];[.L72]+[.F72]+[.H72];[.P71]+[.L72]+[.H72])" office:value-type="time" office:time-value="PT23H44M53.791596S" calcext:value-type="time">
            <text:p>23:44</text:p>
          </table:table-cell>
          <table:table-cell table:formula="of:=IF([.I72];TIME([.V72]*[.$B$27]/[.E72];0;0);0)" office:value-type="time" office:time-value="PT04H21M34.171428571S" calcext:value-type="time">
            <text:p>04:21</text:p>
          </table:table-cell>
          <table:table-cell table:formula="of:=[.L72]+[.N72]" office:value-type="time" office:time-value="PT06H24M14.171429S" calcext:value-type="time">
            <text:p>06:24</text:p>
          </table:table-cell>
          <table:table-cell table:formula="of:=IF([.F73];[.F73];[.M72]+[.N72])" office:value-type="time" office:time-value="PT06H00M00S" calcext:value-type="time">
            <text:p>06:00</text:p>
          </table:table-cell>
          <table:table-cell table:formula="of:=IF([.G72];[.L72];[.L72]+[.Q71])" office:value-type="time" office:time-value="PT11H08M00S" calcext:value-type="time">
            <text:p>11:08</text:p>
          </table:table-cell>
          <table:table-cell table:formula="of:=IF([.G72];[.O72];[.O72]+[.R71])" office:value-type="time" office:time-value="PT22H51M27.963025S" calcext:value-type="time">
            <text:p>22:51</text:p>
          </table:table-cell>
          <table:table-cell table:style-name="ce10" table:formula="of:=1000*(([.$B$26]*[.B72]*[.C72]/100)+[.D72]*[.L72]*24)/[.B72]" office:value-type="float" office:value="185.555555555556" calcext:value-type="float">
            <text:p>186</text:p>
          </table:table-cell>
          <table:table-cell table:formula="of:=(([.$B$26]*[.B72]*[.C72]/100)+[.D72]*[.L72]*24)/[.$B$27]" office:value-type="percentage" office:value="0.392439335887612" calcext:value-type="percentage">
            <text:p>39%</text:p>
          </table:table-cell>
          <table:table-cell table:formula="of:=IF([.I71];[.I71]-[.T72];[.U71]-[.T72])" office:value-type="percentage" office:value="0.2762837371347" calcext:value-type="percentage">
            <text:p>28%</text:p>
          </table:table-cell>
          <table:table-cell table:formula="of:=IF([.I72];[.I72]-[.U72];)" office:value-type="percentage" office:value="0.701527458492976" calcext:value-type="percentage">
            <text:p>70%</text:p>
          </table:table-cell>
          <table:table-cell table:number-columns-repeated="2"/>
          <table:table-cell table:style-name="ce5" table:formula="of:=TIME([.$B72]/80;0;0)" office:value-type="time" office:time-value="PT02H18M00S" calcext:value-type="time">
            <text:p>02:18:00</text:p>
          </table:table-cell>
          <table:table-cell table:style-name="ce6" table:formula="of:=IF([.$E72];TIME([.AK72]/[.E72];0;0);)" office:value-type="time" office:time-value="PT02H06M10.285714286S" calcext:value-type="time">
            <text:p>02:06</text:p>
          </table:table-cell>
          <table:table-cell table:style-name="ce5" table:formula="of:=TIME([.$B72]/90;0;0)" office:value-type="time" office:time-value="PT02H02M40S" calcext:value-type="time">
            <text:p>02:02:40</text:p>
          </table:table-cell>
          <table:table-cell table:style-name="ce6" table:formula="of:=IF([.$E72];TIME([.AL72]/[.$E72];0;0);)" office:value-type="time" office:time-value="PT02H21M56.571428571S" calcext:value-type="time">
            <text:p>02:21</text:p>
          </table:table-cell>
          <table:table-cell table:style-name="ce5" table:formula="of:=TIME([.$B72]/100;0;0)" office:value-type="time" office:time-value="PT01H50M24S" calcext:value-type="time">
            <text:p>01:50:24</text:p>
          </table:table-cell>
          <table:table-cell table:style-name="ce6" table:formula="of:=IF([.$E72];TIME([.AM72]/[.$E72];0;0);)" office:value-type="time" office:time-value="PT02H37M42.857142857S" calcext:value-type="time">
            <text:p>02:37</text:p>
          </table:table-cell>
          <table:table-cell table:style-name="ce5" table:formula="of:=TIME([.$B72]/110;0;0)" office:value-type="time" office:time-value="PT01H40M21.818181818S" calcext:value-type="time">
            <text:p>01:40:21</text:p>
          </table:table-cell>
          <table:table-cell table:style-name="ce6" table:formula="of:=IF([.$E72];TIME([.AN72]/[.$E72];0;0);)" office:value-type="time" office:time-value="PT02H53M29.142857143S" calcext:value-type="time">
            <text:p>02:53</text:p>
          </table:table-cell>
          <table:table-cell table:style-name="ce6" table:formula="of:=[.Y72]+[.Z72]" office:value-type="time" office:time-value="PT04H24M10.285714S" calcext:value-type="time">
            <text:p>04:24</text:p>
          </table:table-cell>
          <table:table-cell table:style-name="ce6" table:formula="of:=[.AA72]+[.AB72]" office:value-type="time" office:time-value="PT04H24M36.571429S" calcext:value-type="time">
            <text:p>04:24</text:p>
          </table:table-cell>
          <table:table-cell table:style-name="ce6" table:formula="of:=[.AC72]+[.AD72]" office:value-type="time" office:time-value="PT04H28M06.857143S" calcext:value-type="time">
            <text:p>04:28</text:p>
          </table:table-cell>
          <table:table-cell table:style-name="ce6" table:formula="of:=[.AE72]+[.AF72]" office:value-type="time" office:time-value="PT04H33M50.961039S" calcext:value-type="time">
            <text:p>04:33</text:p>
          </table:table-cell>
          <table:table-cell table:formula="of:=[.$B72]*[.AK$26]" office:value-type="float" office:value="29.44" calcext:value-type="float">
            <text:p>29.44</text:p>
          </table:table-cell>
          <table:table-cell table:formula="of:=[.$B72]*[.AL$26]" office:value-type="float" office:value="33.12" calcext:value-type="float">
            <text:p>33.12</text:p>
          </table:table-cell>
          <table:table-cell table:formula="of:=[.$B72]*[.AM$26]" office:value-type="float" office:value="36.8" calcext:value-type="float">
            <text:p>36.8</text:p>
          </table:table-cell>
          <table:table-cell table:formula="of:=[.$B72]*[.AN$26]" office:value-type="float" office:value="40.48" calcext:value-type="float">
            <text:p>40.4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Border Village to Wedgetail</text:p>
          </table:table-cell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70]+1" office:value-type="date" office:date-value="2021-09-24" calcext:value-type="date">
            <text:p>Fri, 24</text:p>
          </table:table-cell>
          <table:table-cell table:style-name="ce29" office:value-type="time" office:time-value="-PT00H45M00S" calcext:value-type="time">
            <text:p>-00:45</text:p>
          </table:table-cell>
          <table:table-cell office:value-type="percentage" office:value="1.00444721095335" calcext:value-type="percentage">
            <text:p>100%</text:p>
          </table:table-cell>
          <table:table-cell/>
          <table:table-cell table:formula="of:=IF([.F73];[.B73];[.B73]+[.K72])" office:value-type="float" office:value="284" calcext:value-type="float">
            <text:p>284</text:p>
          </table:table-cell>
          <table:table-cell table:formula="of:=TIME([.B73]/[.C73];0;0)" office:value-type="time" office:time-value="PT03H09M20S" calcext:value-type="time">
            <text:p>03:09</text:p>
          </table:table-cell>
          <table:table-cell table:formula="of:=IF([.F73];[.L73]+[.F73]+[.H73];[.P72]+[.L73]+[.H73])" office:value-type="time" office:time-value="PT08H24M20S" calcext:value-type="time">
            <text:p>08:24</text:p>
          </table:table-cell>
          <table:table-cell table:formula="of:=IF([.I73];TIME([.V73]*[.$B$27]/[.E73];0;0);0)" office:value-type="time" office:time-value="PT03H55M46.742857143S" calcext:value-type="time">
            <text:p>03:55</text:p>
          </table:table-cell>
          <table:table-cell table:formula="of:=[.L73]+[.N73]" office:value-type="time" office:time-value="PT07H05M06.742857S" calcext:value-type="time">
            <text:p>07:05</text:p>
          </table:table-cell>
          <table:table-cell table:formula="of:=IF([.F74];[.F74];[.M73]+[.N73])" office:value-type="time" office:time-value="PT12H20M06.742857S" calcext:value-type="time">
            <text:p>12:20</text:p>
          </table:table-cell>
          <table:table-cell table:formula="of:=IF([.G73];[.L73];[.L73]+[.Q72])" office:value-type="time" office:time-value="PT03H09M20S" calcext:value-type="time">
            <text:p>03:09</text:p>
          </table:table-cell>
          <table:table-cell table:formula="of:=IF([.G73];[.O73];[.O73]+[.R72])" office:value-type="time" office:time-value="PT07H05M06.742857S" calcext:value-type="time">
            <text:p>07:05</text:p>
          </table:table-cell>
          <table:table-cell table:style-name="ce10" table:formula="of:=1000*(([.$B$26]*[.B73]*[.C73]/100)+[.D73]*[.L73]*24)/[.B73]" office:value-type="float" office:value="185.555555555556" calcext:value-type="float">
            <text:p>186</text:p>
          </table:table-cell>
          <table:table-cell table:formula="of:=(([.$B$26]*[.B73]*[.C73]/100)+[.D73]*[.L73]*24)/[.$B$27]" office:value-type="percentage" office:value="0.605721583652618" calcext:value-type="percentage">
            <text:p>61%</text:p>
          </table:table-cell>
          <table:table-cell table:formula="of:=IF([.I72];[.I72]-[.T73];[.U72]-[.T73])" office:value-type="percentage" office:value="0.372089611975058" calcext:value-type="percentage">
            <text:p>37%</text:p>
          </table:table-cell>
          <table:table-cell table:formula="of:=IF([.I73];[.I73]-[.U73];)" office:value-type="percentage" office:value="0.632357598978292" calcext:value-type="percentage">
            <text:p>63%</text:p>
          </table:table-cell>
          <table:table-cell table:number-columns-repeated="2"/>
          <table:table-cell table:style-name="ce5" table:formula="of:=TIME([.$B73]/80;0;0)" office:value-type="time" office:time-value="PT03H33M00S" calcext:value-type="time">
            <text:p>03:33:00</text:p>
          </table:table-cell>
          <table:table-cell table:style-name="ce6" table:formula="of:=IF([.$E73];TIME([.AK73]/[.E73];0;0);)" office:value-type="time" office:time-value="PT03H14M44.571428571S" calcext:value-type="time">
            <text:p>03:14</text:p>
          </table:table-cell>
          <table:table-cell table:style-name="ce5" table:formula="of:=TIME([.$B73]/90;0;0)" office:value-type="time" office:time-value="PT03H09M20S" calcext:value-type="time">
            <text:p>03:09:20</text:p>
          </table:table-cell>
          <table:table-cell table:style-name="ce6" table:formula="of:=IF([.$E73];TIME([.AL73]/[.$E73];0;0);)" office:value-type="time" office:time-value="PT03H39M05.142857143S" calcext:value-type="time">
            <text:p>03:39</text:p>
          </table:table-cell>
          <table:table-cell table:style-name="ce5" table:formula="of:=TIME([.$B73]/100;0;0)" office:value-type="time" office:time-value="PT02H50M24S" calcext:value-type="time">
            <text:p>02:50:24</text:p>
          </table:table-cell>
          <table:table-cell table:style-name="ce6" table:formula="of:=IF([.$E73];TIME([.AM73]/[.$E73];0;0);)" office:value-type="time" office:time-value="PT04H03M25.714285714S" calcext:value-type="time">
            <text:p>04:03</text:p>
          </table:table-cell>
          <table:table-cell table:style-name="ce5" table:formula="of:=TIME([.$B73]/110;0;0)" office:value-type="time" office:time-value="PT02H34M54.545454545S" calcext:value-type="time">
            <text:p>02:34:54</text:p>
          </table:table-cell>
          <table:table-cell table:style-name="ce6" table:formula="of:=IF([.$E73];TIME([.AN73]/[.$E73];0;0);)" office:value-type="time" office:time-value="PT04H27M46.285714286S" calcext:value-type="time">
            <text:p>04:27</text:p>
          </table:table-cell>
          <table:table-cell table:style-name="ce6" table:formula="of:=[.Y73]+[.Z73]" office:value-type="time" office:time-value="PT06H47M44.571429S" calcext:value-type="time">
            <text:p>06:47</text:p>
          </table:table-cell>
          <table:table-cell table:style-name="ce6" table:formula="of:=[.AA73]+[.AB73]" office:value-type="time" office:time-value="PT06H48M25.142857S" calcext:value-type="time">
            <text:p>06:48</text:p>
          </table:table-cell>
          <table:table-cell table:style-name="ce6" table:formula="of:=[.AC73]+[.AD73]" office:value-type="time" office:time-value="PT06H53M49.714286S" calcext:value-type="time">
            <text:p>06:53</text:p>
          </table:table-cell>
          <table:table-cell table:style-name="ce6" table:formula="of:=[.AE73]+[.AF73]" office:value-type="time" office:time-value="PT07H02M40.831169S" calcext:value-type="time">
            <text:p>07:02</text:p>
          </table:table-cell>
          <table:table-cell table:formula="of:=[.$B73]*[.AK$26]" office:value-type="float" office:value="45.44" calcext:value-type="float">
            <text:p>45.44</text:p>
          </table:table-cell>
          <table:table-cell table:formula="of:=[.$B73]*[.AL$26]" office:value-type="float" office:value="51.12" calcext:value-type="float">
            <text:p>51.12</text:p>
          </table:table-cell>
          <table:table-cell table:formula="of:=[.$B73]*[.AM$26]" office:value-type="float" office:value="56.8" calcext:value-type="float">
            <text:p>56.8</text:p>
          </table:table-cell>
          <table:table-cell table:formula="of:=[.$B73]*[.AN$26]" office:value-type="float" office:value="62.48" calcext:value-type="float">
            <text:p>62.4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Wedgetail to Norseman</text:p>
          </table:table-cell>
          <table:table-cell office:value-type="float" office:value="438" calcext:value-type="float">
            <text:p>43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623906981068289" calcext:value-type="percentage">
            <text:p>62%</text:p>
          </table:table-cell>
          <table:table-cell/>
          <table:table-cell table:formula="of:=IF([.F74];[.B74];[.B74]+[.K73])" office:value-type="float" office:value="722" calcext:value-type="float">
            <text:p>722</text:p>
          </table:table-cell>
          <table:table-cell table:formula="of:=TIME([.B74]/[.C74];0;0)" office:value-type="time" office:time-value="PT04H52M00S" calcext:value-type="time">
            <text:p>04:52</text:p>
          </table:table-cell>
          <table:table-cell table:formula="of:=IF([.F74];[.L74]+[.F74]+[.H74];[.P73]+[.L74]+[.H74])" office:value-type="time" office:time-value="PT17H12M06.742857S" calcext:value-type="time">
            <text:p>17:12</text:p>
          </table:table-cell>
          <table:table-cell table:formula="of:=IF([.I74];TIME([.V74]*[.$B$27]/[.E74];0;0);0)" office:value-type="time" office:time-value="PT03H26M25.628571428S" calcext:value-type="time">
            <text:p>03:26</text:p>
          </table:table-cell>
          <table:table-cell table:formula="of:=[.L74]+[.N74]" office:value-type="time" office:time-value="PT08H18M25.628571S" calcext:value-type="time">
            <text:p>08:18</text:p>
          </table:table-cell>
          <table:table-cell table:formula="of:=IF([.F75];[.F75];[.M74]+[.N74])" office:value-type="time" office:time-value="PT20H38M32.371428S" calcext:value-type="time">
            <text:p>20:38</text:p>
          </table:table-cell>
          <table:table-cell table:formula="of:=IF([.G74];[.L74];[.L74]+[.Q73])" office:value-type="time" office:time-value="PT08H01M20S" calcext:value-type="time">
            <text:p>08:01</text:p>
          </table:table-cell>
          <table:table-cell table:formula="of:=IF([.G74];[.O74];[.O74]+[.R73])" office:value-type="time" office:time-value="PT15H23M32.371428S" calcext:value-type="time">
            <text:p>15:23</text:p>
          </table:table-cell>
          <table:table-cell table:style-name="ce10" table:formula="of:=1000*(([.$B$26]*[.B74]*[.C74]/100)+[.D74]*[.L74]*24)/[.B74]" office:value-type="float" office:value="185.555555555556" calcext:value-type="float">
            <text:p>186</text:p>
          </table:table-cell>
          <table:table-cell table:formula="of:=(([.$B$26]*[.B74]*[.C74]/100)+[.D74]*[.L74]*24)/[.$B$27]" office:value-type="percentage" office:value="0.934176245210728" calcext:value-type="percentage">
            <text:p>93%</text:p>
          </table:table-cell>
          <table:table-cell table:formula="of:=IF([.I73];[.I73]-[.T74];[.U73]-[.T74])" office:value-type="percentage" office:value="0.0702709657426219" calcext:value-type="percentage">
            <text:p>7%</text:p>
          </table:table-cell>
          <table:table-cell table:formula="of:=IF([.I74];[.I74]-[.U74];)" office:value-type="percentage" office:value="0.553636015325667" calcext:value-type="percentage">
            <text:p>55%</text:p>
          </table:table-cell>
          <table:table-cell table:number-columns-repeated="2"/>
          <table:table-cell table:style-name="ce5" table:formula="of:=TIME([.$B74]/80;0;0)" office:value-type="time" office:time-value="PT05H28M30S" calcext:value-type="time">
            <text:p>05:28:30</text:p>
          </table:table-cell>
          <table:table-cell table:style-name="ce6" table:formula="of:=IF([.$E74];TIME([.AK74]/[.E74];0;0);)" office:value-type="time" office:time-value="PT05H00M20.571428571S" calcext:value-type="time">
            <text:p>05:00</text:p>
          </table:table-cell>
          <table:table-cell table:style-name="ce5" table:formula="of:=TIME([.$B74]/90;0;0)" office:value-type="time" office:time-value="PT04H52M00S" calcext:value-type="time">
            <text:p>04:52:00</text:p>
          </table:table-cell>
          <table:table-cell table:style-name="ce6" table:formula="of:=IF([.$E74];TIME([.AL74]/[.$E74];0;0);)" office:value-type="time" office:time-value="PT05H37M53.142857143S" calcext:value-type="time">
            <text:p>05:37</text:p>
          </table:table-cell>
          <table:table-cell table:style-name="ce5" table:formula="of:=TIME([.$B74]/100;0;0)" office:value-type="time" office:time-value="PT04H22M48S" calcext:value-type="time">
            <text:p>04:22:48</text:p>
          </table:table-cell>
          <table:table-cell table:style-name="ce6" table:formula="of:=IF([.$E74];TIME([.AM74]/[.$E74];0;0);)" office:value-type="time" office:time-value="PT06H15M25.714285714S" calcext:value-type="time">
            <text:p>06:15</text:p>
          </table:table-cell>
          <table:table-cell table:style-name="ce5" table:formula="of:=TIME([.$B74]/110;0;0)" office:value-type="time" office:time-value="PT03H58M54.545454545S" calcext:value-type="time">
            <text:p>03:58:54</text:p>
          </table:table-cell>
          <table:table-cell table:style-name="ce6" table:formula="of:=IF([.$E74];TIME([.AN74]/[.$E74];0;0);)" office:value-type="time" office:time-value="PT06H52M58.285714286S" calcext:value-type="time">
            <text:p>06:52</text:p>
          </table:table-cell>
          <table:table-cell table:style-name="ce6" table:formula="of:=[.Y74]+[.Z74]" office:value-type="time" office:time-value="PT10H28M50.571429S" calcext:value-type="time">
            <text:p>10:28</text:p>
          </table:table-cell>
          <table:table-cell table:style-name="ce6" table:formula="of:=[.AA74]+[.AB74]" office:value-type="time" office:time-value="PT10H29M53.142857S" calcext:value-type="time">
            <text:p>10:29</text:p>
          </table:table-cell>
          <table:table-cell table:style-name="ce6" table:formula="of:=[.AC74]+[.AD74]" office:value-type="time" office:time-value="PT10H38M13.714286S" calcext:value-type="time">
            <text:p>10:38</text:p>
          </table:table-cell>
          <table:table-cell table:style-name="ce6" table:formula="of:=[.AE74]+[.AF74]" office:value-type="time" office:time-value="PT10H51M52.831169S" calcext:value-type="time">
            <text:p>10:51</text:p>
          </table:table-cell>
          <table:table-cell table:formula="of:=[.$B74]*[.AK$26]" office:value-type="float" office:value="70.08" calcext:value-type="float">
            <text:p>70.08</text:p>
          </table:table-cell>
          <table:table-cell table:formula="of:=[.$B74]*[.AL$26]" office:value-type="float" office:value="78.84" calcext:value-type="float">
            <text:p>78.84</text:p>
          </table:table-cell>
          <table:table-cell table:formula="of:=[.$B74]*[.AM$26]" office:value-type="float" office:value="87.6" calcext:value-type="float">
            <text:p>87.6</text:p>
          </table:table-cell>
          <table:table-cell table:formula="of:=[.$B74]*[.AN$26]" office:value-type="float" office:value="96.36" calcext:value-type="float">
            <text:p>96.36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Norseman to Esperance</text:p>
          </table:table-cell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/>
          <table:table-cell table:formula="of:=IF([.F75];[.B75];[.B75]+[.K74])" office:value-type="float" office:value="924" calcext:value-type="float">
            <text:p>924</text:p>
          </table:table-cell>
          <table:table-cell table:formula="of:=TIME([.B75]/[.C75];0;0)" office:value-type="time" office:time-value="PT02H14M40S" calcext:value-type="time">
            <text:p>02:14</text:p>
          </table:table-cell>
          <table:table-cell table:formula="of:=IF([.F75];[.L75]+[.F75]+[.H75];[.P74]+[.L75]+[.H75])" office:value-type="time" office:time-value="PT22H53M12.371428S" calcext:value-type="time">
            <text:p>22:53</text:p>
          </table:table-cell>
          <table:table-cell table:formula="of:=IF([.I75];TIME([.V75]*[.$B$27]/[.E75];0;0);0)" office:value-type="time" office:time-value="PT05H00M52.023823529S" calcext:value-type="time">
            <text:p>05:00</text:p>
          </table:table-cell>
          <table:table-cell table:formula="of:=[.L75]+[.N75]" office:value-type="time" office:time-value="PT07H15M32.023824S" calcext:value-type="time">
            <text:p>07:15</text:p>
          </table:table-cell>
          <table:table-cell table:formula="of:=IF([.F76];[.F76];[.M75]+[.N75])" office:value-type="time" office:time-value="PT06H00M00S" calcext:value-type="time">
            <text:p>06:00</text:p>
          </table:table-cell>
          <table:table-cell table:formula="of:=IF([.G75];[.L75];[.L75]+[.Q74])" office:value-type="time" office:time-value="PT10H16M00S" calcext:value-type="time">
            <text:p>10:16</text:p>
          </table:table-cell>
          <table:table-cell table:formula="of:=IF([.G75];[.O75];[.O75]+[.R74])" office:value-type="time" office:time-value="PT22H39M04.395252S" calcext:value-type="time">
            <text:p>22:39</text:p>
          </table:table-cell>
          <table:table-cell table:style-name="ce10" table:formula="of:=1000*(([.$B$26]*[.B75]*[.C75]/100)+[.D75]*[.L75]*24)/[.B75]" office:value-type="float" office:value="185.555555555556" calcext:value-type="float">
            <text:p>186</text:p>
          </table:table-cell>
          <table:table-cell table:formula="of:=(([.$B$26]*[.B75]*[.C75]/100)+[.D75]*[.L75]*24)/[.$B$27]" office:value-type="percentage" office:value="0.430830140485313" calcext:value-type="percentage">
            <text:p>43%</text:p>
          </table:table-cell>
          <table:table-cell table:formula="of:=IF([.I74];[.I74]-[.T75];[.U74]-[.T75])" office:value-type="percentage" office:value="0.193076840582976" calcext:value-type="percentage">
            <text:p>19%</text:p>
          </table:table-cell>
          <table:table-cell table:formula="of:=IF([.I75];[.I75]-[.U75];)" office:value-type="percentage" office:value="0.806923159417024" calcext:value-type="percentage">
            <text:p>81%</text:p>
          </table:table-cell>
          <table:table-cell table:number-columns-repeated="2"/>
          <table:table-cell table:style-name="ce5" table:formula="of:=TIME([.$B75]/80;0;0)" office:value-type="time" office:time-value="PT02H31M30S" calcext:value-type="time">
            <text:p>02:31:30</text:p>
          </table:table-cell>
          <table:table-cell table:style-name="ce6" table:formula="of:=IF([.$E75];TIME([.AK75]/[.E75];0;0);)" office:value-type="time" office:time-value="PT02H18M30.857142857S" calcext:value-type="time">
            <text:p>02:18</text:p>
          </table:table-cell>
          <table:table-cell table:style-name="ce5" table:formula="of:=TIME([.$B75]/90;0;0)" office:value-type="time" office:time-value="PT02H14M40S" calcext:value-type="time">
            <text:p>02:14:40</text:p>
          </table:table-cell>
          <table:table-cell table:style-name="ce6" table:formula="of:=IF([.$E75];TIME([.AL75]/[.$E75];0;0);)" office:value-type="time" office:time-value="PT02H35M49.714285714S" calcext:value-type="time">
            <text:p>02:35</text:p>
          </table:table-cell>
          <table:table-cell table:style-name="ce5" table:formula="of:=TIME([.$B75]/100;0;0)" office:value-type="time" office:time-value="PT02H01M12S" calcext:value-type="time">
            <text:p>02:01:12</text:p>
          </table:table-cell>
          <table:table-cell table:style-name="ce6" table:formula="of:=IF([.$E75];TIME([.AM75]/[.$E75];0;0);)" office:value-type="time" office:time-value="PT02H53M08.571428571S" calcext:value-type="time">
            <text:p>02:53</text:p>
          </table:table-cell>
          <table:table-cell table:style-name="ce5" table:formula="of:=TIME([.$B75]/110;0;0)" office:value-type="time" office:time-value="PT01H50M10.909090909S" calcext:value-type="time">
            <text:p>01:50:10</text:p>
          </table:table-cell>
          <table:table-cell table:style-name="ce6" table:formula="of:=IF([.$E75];TIME([.AN75]/[.$E75];0;0);)" office:value-type="time" office:time-value="PT03H10M27.428571429S" calcext:value-type="time">
            <text:p>03:10</text:p>
          </table:table-cell>
          <table:table-cell table:style-name="ce6" table:formula="of:=[.Y75]+[.Z75]" office:value-type="time" office:time-value="PT04H50M00.857143S" calcext:value-type="time">
            <text:p>04:50</text:p>
          </table:table-cell>
          <table:table-cell table:style-name="ce6" table:formula="of:=[.AA75]+[.AB75]" office:value-type="time" office:time-value="PT04H50M29.714286S" calcext:value-type="time">
            <text:p>04:50</text:p>
          </table:table-cell>
          <table:table-cell table:style-name="ce6" table:formula="of:=[.AC75]+[.AD75]" office:value-type="time" office:time-value="PT04H54M20.571429S" calcext:value-type="time">
            <text:p>04:54</text:p>
          </table:table-cell>
          <table:table-cell table:style-name="ce6" table:formula="of:=[.AE75]+[.AF75]" office:value-type="time" office:time-value="PT05H00M38.337662S" calcext:value-type="time">
            <text:p>05:00</text:p>
          </table:table-cell>
          <table:table-cell table:formula="of:=[.$B75]*[.AK$26]" office:value-type="float" office:value="32.32" calcext:value-type="float">
            <text:p>32.32</text:p>
          </table:table-cell>
          <table:table-cell table:formula="of:=[.$B75]*[.AL$26]" office:value-type="float" office:value="36.36" calcext:value-type="float">
            <text:p>36.36</text:p>
          </table:table-cell>
          <table:table-cell table:formula="of:=[.$B75]*[.AM$26]" office:value-type="float" office:value="40.4" calcext:value-type="float">
            <text:p>40.4</text:p>
          </table:table-cell>
          <table:table-cell table:formula="of:=[.$B75]*[.AN$26]" office:value-type="float" office:value="44.44" calcext:value-type="float">
            <text:p>44.44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Esperance to Munglinup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73]+1" office:value-type="date" office:date-value="2021-09-25" calcext:value-type="date">
            <text:p>Sat, 25</text:p>
          </table:table-cell>
          <table:table-cell table:style-name="ce29"/>
          <table:table-cell office:value-type="percentage" office:value="0.99" calcext:value-type="percentage">
            <text:p>99%</text:p>
          </table:table-cell>
          <table:table-cell/>
          <table:table-cell table:formula="of:=IF([.F76];[.B76];[.B76]+[.K75])" office:value-type="float" office:value="105" calcext:value-type="float">
            <text:p>105</text:p>
          </table:table-cell>
          <table:table-cell table:formula="of:=TIME([.B76]/[.C76];0;0)" office:value-type="time" office:time-value="PT01H10M00S" calcext:value-type="time">
            <text:p>01:10</text:p>
          </table:table-cell>
          <table:table-cell table:formula="of:=IF([.F76];[.L76]+[.F76]+[.H76];[.P75]+[.L76]+[.H76])" office:value-type="time" office:time-value="PT07H10M00S" calcext:value-type="time">
            <text:p>07:10</text:p>
          </table:table-cell>
          <table:table-cell table:formula="of:=IF([.I76];TIME([.V76]*[.$B$27]/[.E76];0;0);0)" office:value-type="time" office:time-value="PT01H19M46.285714286S" calcext:value-type="time">
            <text:p>01:19</text:p>
          </table:table-cell>
          <table:table-cell table:formula="of:=[.L76]+[.N76]" office:value-type="time" office:time-value="PT02H29M46.285714S" calcext:value-type="time">
            <text:p>02:29</text:p>
          </table:table-cell>
          <table:table-cell table:formula="of:=IF([.F77];[.F77];[.M76]+[.N76])" office:value-type="time" office:time-value="PT08H29M46.285714S" calcext:value-type="time">
            <text:p>08:29</text:p>
          </table:table-cell>
          <table:table-cell table:formula="of:=IF([.G76];[.L76];[.L76]+[.Q75])" office:value-type="time" office:time-value="PT01H10M00S" calcext:value-type="time">
            <text:p>01:10</text:p>
          </table:table-cell>
          <table:table-cell table:formula="of:=IF([.G76];[.O76];[.O76]+[.R75])" office:value-type="time" office:time-value="PT02H29M46.285714S" calcext:value-type="time">
            <text:p>02:29</text:p>
          </table:table-cell>
          <table:table-cell table:style-name="ce10" table:formula="of:=1000*(([.$B$26]*[.B76]*[.C76]/100)+[.D76]*[.L76]*24)/[.B76]" office:value-type="float" office:value="185.555555555556" calcext:value-type="float">
            <text:p>186</text:p>
          </table:table-cell>
          <table:table-cell table:formula="of:=(([.$B$26]*[.B76]*[.C76]/100)+[.D76]*[.L76]*24)/[.$B$27]" office:value-type="percentage" office:value="0.223946360153257" calcext:value-type="percentage">
            <text:p>22%</text:p>
          </table:table-cell>
          <table:table-cell table:formula="of:=IF([.I75];[.I75]-[.T76];[.U75]-[.T76])" office:value-type="percentage" office:value="0.776053639846743" calcext:value-type="percentage">
            <text:p>78%</text:p>
          </table:table-cell>
          <table:table-cell table:formula="of:=IF([.I76];[.I76]-[.U76];)" office:value-type="percentage" office:value="0.213946360153257" calcext:value-type="percentage">
            <text:p>21%</text:p>
          </table:table-cell>
          <table:table-cell table:number-columns-repeated="2"/>
          <table:table-cell table:style-name="ce5" table:formula="of:=TIME([.$B76]/80;0;0)" office:value-type="time" office:time-value="PT01H18M45S" calcext:value-type="time">
            <text:p>01:18:45</text:p>
          </table:table-cell>
          <table:table-cell table:style-name="ce6" table:formula="of:=IF([.$E76];TIME([.AK76]/[.E76];0;0);)" office:value-type="time" office:time-value="PT01H12M00S" calcext:value-type="time">
            <text:p>01:12</text:p>
          </table:table-cell>
          <table:table-cell table:style-name="ce5" table:formula="of:=TIME([.$B76]/90;0;0)" office:value-type="time" office:time-value="PT01H10M00S" calcext:value-type="time">
            <text:p>01:10:00</text:p>
          </table:table-cell>
          <table:table-cell table:style-name="ce6" table:formula="of:=IF([.$E76];TIME([.AL76]/[.$E76];0;0);)" office:value-type="time" office:time-value="PT01H21M00S" calcext:value-type="time">
            <text:p>01:21</text:p>
          </table:table-cell>
          <table:table-cell table:style-name="ce5" table:formula="of:=TIME([.$B76]/100;0;0)" office:value-type="time" office:time-value="PT01H03M00S" calcext:value-type="time">
            <text:p>01:03:00</text:p>
          </table:table-cell>
          <table:table-cell table:style-name="ce6" table:formula="of:=IF([.$E76];TIME([.AM76]/[.$E76];0;0);)" office:value-type="time" office:time-value="PT01H30M00S" calcext:value-type="time">
            <text:p>01:30</text:p>
          </table:table-cell>
          <table:table-cell table:style-name="ce5" table:formula="of:=TIME([.$B76]/110;0;0)" office:value-type="time" office:time-value="PT00H57M16.363636364S" calcext:value-type="time">
            <text:p>00:57:16</text:p>
          </table:table-cell>
          <table:table-cell table:style-name="ce6" table:formula="of:=IF([.$E76];TIME([.AN76]/[.$E76];0;0);)" office:value-type="time" office:time-value="PT01H39M00S" calcext:value-type="time">
            <text:p>01:39</text:p>
          </table:table-cell>
          <table:table-cell table:style-name="ce6" table:formula="of:=[.Y76]+[.Z76]" office:value-type="time" office:time-value="PT02H30M45S" calcext:value-type="time">
            <text:p>02:30</text:p>
          </table:table-cell>
          <table:table-cell table:style-name="ce6" table:formula="of:=[.AA76]+[.AB76]" office:value-type="time" office:time-value="PT02H31M00S" calcext:value-type="time">
            <text:p>02:31</text:p>
          </table:table-cell>
          <table:table-cell table:style-name="ce6" table:formula="of:=[.AC76]+[.AD76]" office:value-type="time" office:time-value="PT02H33M00S" calcext:value-type="time">
            <text:p>02:33</text:p>
          </table:table-cell>
          <table:table-cell table:style-name="ce6" table:formula="of:=[.AE76]+[.AF76]" office:value-type="time" office:time-value="PT02H36M16.363636S" calcext:value-type="time">
            <text:p>02:36</text:p>
          </table:table-cell>
          <table:table-cell table:formula="of:=[.$B76]*[.AK$26]" office:value-type="float" office:value="16.8" calcext:value-type="float">
            <text:p>16.8</text:p>
          </table:table-cell>
          <table:table-cell table:formula="of:=[.$B76]*[.AL$26]" office:value-type="float" office:value="18.9" calcext:value-type="float">
            <text:p>18.9</text:p>
          </table:table-cell>
          <table:table-cell table:formula="of:=[.$B76]*[.AM$26]" office:value-type="float" office:value="21" calcext:value-type="float">
            <text:p>21</text:p>
          </table:table-cell>
          <table:table-cell table:formula="of:=[.$B76]*[.AN$26]" office:value-type="float" office:value="23.1" calcext:value-type="float">
            <text:p>23.1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Munglinup to Albany</text:p>
          </table:table-cell>
          <table:table-cell office:value-type="float" office:value="374" calcext:value-type="float">
            <text:p>37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/>
          <table:table-cell table:formula="of:=IF([.F77];[.B77];[.B77]+[.K76])" office:value-type="float" office:value="479" calcext:value-type="float">
            <text:p>479</text:p>
          </table:table-cell>
          <table:table-cell table:formula="of:=TIME([.B77]/[.C77];0;0)" office:value-type="time" office:time-value="PT04H09M20S" calcext:value-type="time">
            <text:p>04:09</text:p>
          </table:table-cell>
          <table:table-cell table:formula="of:=IF([.F77];[.L77]+[.F77]+[.H77];[.P76]+[.L77]+[.H77])" office:value-type="time" office:time-value="PT12H39M06.285714S" calcext:value-type="time">
            <text:p>12:39</text:p>
          </table:table-cell>
          <table:table-cell table:formula="of:=IF([.I77];TIME([.V77]*[.$B$27]/[.E77];0;0);0)" office:value-type="time" office:time-value="PT05H01M08.857142857S" calcext:value-type="time">
            <text:p>05:01</text:p>
          </table:table-cell>
          <table:table-cell table:formula="of:=[.L77]+[.N77]" office:value-type="time" office:time-value="PT09H10M28.857143S" calcext:value-type="time">
            <text:p>09:10</text:p>
          </table:table-cell>
          <table:table-cell table:formula="of:=IF([.F78];[.F78];[.M77]+[.N77])" office:value-type="time" office:time-value="PT12H00M00S" calcext:value-type="time">
            <text:p>12:00</text:p>
          </table:table-cell>
          <table:table-cell table:formula="of:=IF([.G77];[.L77];[.L77]+[.Q76])" office:value-type="time" office:time-value="PT05H19M20S" calcext:value-type="time">
            <text:p>05:19</text:p>
          </table:table-cell>
          <table:table-cell table:formula="of:=IF([.G77];[.O77];[.O77]+[.R76])" office:value-type="time" office:time-value="PT11H40M15.142857S" calcext:value-type="time">
            <text:p>11:40</text:p>
          </table:table-cell>
          <table:table-cell table:style-name="ce10" table:formula="of:=1000*(([.$B$26]*[.B77]*[.C77]/100)+[.D77]*[.L77]*24)/[.B77]" office:value-type="float" office:value="185.555555555556" calcext:value-type="float">
            <text:p>186</text:p>
          </table:table-cell>
          <table:table-cell table:formula="of:=(([.$B$26]*[.B77]*[.C77]/100)+[.D77]*[.L77]*24)/[.$B$27]" office:value-type="percentage" office:value="0.797675606641124" calcext:value-type="percentage">
            <text:p>80%</text:p>
          </table:table-cell>
          <table:table-cell table:formula="of:=IF([.I76];[.I76]-[.T77];[.U76]-[.T77])" office:value-type="percentage" office:value="0.192324393358876" calcext:value-type="percentage">
            <text:p>19%</text:p>
          </table:table-cell>
          <table:table-cell table:formula="of:=IF([.I77];[.I77]-[.U77];)" office:value-type="percentage" office:value="0.807675606641124" calcext:value-type="percentage">
            <text:p>81%</text:p>
          </table:table-cell>
          <table:table-cell table:number-columns-repeated="2"/>
          <table:table-cell table:style-name="ce5" table:formula="of:=TIME([.$B77]/80;0;0)" office:value-type="time" office:time-value="PT04H40M30S" calcext:value-type="time">
            <text:p>04:40:30</text:p>
          </table:table-cell>
          <table:table-cell table:style-name="ce6" table:formula="of:=IF([.$E77];TIME([.AK77]/[.E77];0;0);)" office:value-type="time" office:time-value="PT04H16M27.428571429S" calcext:value-type="time">
            <text:p>04:16</text:p>
          </table:table-cell>
          <table:table-cell table:style-name="ce5" table:formula="of:=TIME([.$B77]/90;0;0)" office:value-type="time" office:time-value="PT04H09M20S" calcext:value-type="time">
            <text:p>04:09:20</text:p>
          </table:table-cell>
          <table:table-cell table:style-name="ce6" table:formula="of:=IF([.$E77];TIME([.AL77]/[.$E77];0;0);)" office:value-type="time" office:time-value="PT04H48M30.857142857S" calcext:value-type="time">
            <text:p>04:48</text:p>
          </table:table-cell>
          <table:table-cell table:style-name="ce5" table:formula="of:=TIME([.$B77]/100;0;0)" office:value-type="time" office:time-value="PT03H44M24S" calcext:value-type="time">
            <text:p>03:44:24</text:p>
          </table:table-cell>
          <table:table-cell table:style-name="ce6" table:formula="of:=IF([.$E77];TIME([.AM77]/[.$E77];0;0);)" office:value-type="time" office:time-value="PT05H20M34.285714286S" calcext:value-type="time">
            <text:p>05:20</text:p>
          </table:table-cell>
          <table:table-cell table:style-name="ce5" table:formula="of:=TIME([.$B77]/110;0;0)" office:value-type="time" office:time-value="PT03H24M00S" calcext:value-type="time">
            <text:p>03:24:00</text:p>
          </table:table-cell>
          <table:table-cell table:style-name="ce6" table:formula="of:=IF([.$E77];TIME([.AN77]/[.$E77];0;0);)" office:value-type="time" office:time-value="PT05H52M37.714285714S" calcext:value-type="time">
            <text:p>05:52</text:p>
          </table:table-cell>
          <table:table-cell table:style-name="ce6" table:formula="of:=[.Y77]+[.Z77]" office:value-type="time" office:time-value="PT08H56M57.428571S" calcext:value-type="time">
            <text:p>08:56</text:p>
          </table:table-cell>
          <table:table-cell table:style-name="ce6" table:formula="of:=[.AA77]+[.AB77]" office:value-type="time" office:time-value="PT08H57M50.857143S" calcext:value-type="time">
            <text:p>08:57</text:p>
          </table:table-cell>
          <table:table-cell table:style-name="ce6" table:formula="of:=[.AC77]+[.AD77]" office:value-type="time" office:time-value="PT09H04M58.285714S" calcext:value-type="time">
            <text:p>09:04</text:p>
          </table:table-cell>
          <table:table-cell table:style-name="ce6" table:formula="of:=[.AE77]+[.AF77]" office:value-type="time" office:time-value="PT09H16M37.714286S" calcext:value-type="time">
            <text:p>09:16</text:p>
          </table:table-cell>
          <table:table-cell table:formula="of:=[.$B77]*[.AK$26]" office:value-type="float" office:value="59.84" calcext:value-type="float">
            <text:p>59.84</text:p>
          </table:table-cell>
          <table:table-cell table:formula="of:=[.$B77]*[.AL$26]" office:value-type="float" office:value="67.32" calcext:value-type="float">
            <text:p>67.32</text:p>
          </table:table-cell>
          <table:table-cell table:formula="of:=[.$B77]*[.AM$26]" office:value-type="float" office:value="74.8" calcext:value-type="float">
            <text:p>74.8</text:p>
          </table:table-cell>
          <table:table-cell table:formula="of:=[.$B77]*[.AN$26]" office:value-type="float" office:value="82.28" calcext:value-type="float">
            <text:p>82.28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Albany to home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time" office:time-value="PT12H00M00S" calcext:value-type="time">
            <text:p>12:00</text:p>
          </table:table-cell>
          <table:table-cell table:formula="of:=[.G76]+1" office:value-type="date" office:date-value="2021-09-26" calcext:value-type="date">
            <text:p>Sun, 26</text:p>
          </table:table-cell>
          <table:table-cell table:style-name="ce29"/>
          <table:table-cell table:number-columns-repeated="2"/>
          <table:table-cell table:formula="of:=IF([.F78];[.B78];[.B78]+[.K77])" office:value-type="float" office:value="345" calcext:value-type="float">
            <text:p>345</text:p>
          </table:table-cell>
          <table:table-cell table:formula="of:=TIME([.B78]/[.C78];0;0)" office:value-type="time" office:time-value="PT03H27M00S" calcext:value-type="time">
            <text:p>03:27</text:p>
          </table:table-cell>
          <table:table-cell table:formula="of:=IF([.F78];[.L78]+[.F78]+[.H78];[.P77]+[.L78]+[.H78])" office:value-type="time" office:time-value="PT15H27M00S" calcext:value-type="time">
            <text:p>15:27</text:p>
          </table:table-cell>
          <table:table-cell table:formula="of:=IF([.I78];TIME([.V78]*[.$B$27]/[.E78];0;0);0)" office:value-type="time" office:time-value="PT00H00M00S" calcext:value-type="time">
            <text:p>00:00</text:p>
          </table:table-cell>
          <table:table-cell table:formula="of:=[.L78]+[.N78]" office:value-type="time" office:time-value="PT03H27M00S" calcext:value-type="time">
            <text:p>03:27</text:p>
          </table:table-cell>
          <table:table-cell table:formula="of:=IF([.F79];[.F79];[.M78]+[.N78])" office:value-type="time" office:time-value="PT15H27M00S" calcext:value-type="time">
            <text:p>15:27</text:p>
          </table:table-cell>
          <table:table-cell table:formula="of:=IF([.G78];[.L78];[.L78]+[.Q77])" office:value-type="time" office:time-value="PT03H27M00S" calcext:value-type="time">
            <text:p>03:27</text:p>
          </table:table-cell>
          <table:table-cell table:formula="of:=IF([.G78];[.O78];[.O78]+[.R77])" office:value-type="time" office:time-value="PT03H27M00S" calcext:value-type="time">
            <text:p>03:27</text:p>
          </table:table-cell>
          <table:table-cell table:style-name="ce10" table:formula="of:=1000*(([.$B$26]*[.B78]*[.C78]/100)+[.D78]*[.L78]*24)/[.B78]" office:value-type="float" office:value="205" calcext:value-type="float">
            <text:p>205</text:p>
          </table:table-cell>
          <table:table-cell table:formula="of:=(([.$B$26]*[.B78]*[.C78]/100)+[.D78]*[.L78]*24)/[.$B$27]" office:value-type="percentage" office:value="0.812931034482759" calcext:value-type="percentage">
            <text:p>81%</text:p>
          </table:table-cell>
          <table:table-cell table:formula="of:=IF([.I77];[.I77]-[.T78];[.U77]-[.T78])" office:value-type="percentage" office:value="0.187068965517241" calcext:value-type="percentage">
            <text:p>19%</text:p>
          </table:table-cell>
          <table:table-cell table:formula="of:=IF([.I78];[.I78]-[.U78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78]/80;0;0)" office:value-type="time" office:time-value="PT04H18M45S" calcext:value-type="time">
            <text:p>04:18:45</text:p>
          </table:table-cell>
          <table:table-cell table:style-name="ce6" table:formula="of:=IF([.$E78];TIME([.AK78]/[.E78];0;0);)" office:value-type="time" office:time-value="PT11H02M24S" calcext:value-type="time">
            <text:p>11:02</text:p>
          </table:table-cell>
          <table:table-cell table:style-name="ce5" table:formula="of:=TIME([.$B78]/90;0;0)" office:value-type="time" office:time-value="PT03H50M00S" calcext:value-type="time">
            <text:p>03:50:00</text:p>
          </table:table-cell>
          <table:table-cell table:style-name="ce6" table:formula="of:=IF([.$E78];TIME([.AL78]/[.$E78];0;0);)" office:value-type="time" office:time-value="PT12H25M12S" calcext:value-type="time">
            <text:p>12:25</text:p>
          </table:table-cell>
          <table:table-cell table:style-name="ce5" table:formula="of:=TIME([.$B78]/100;0;0)" office:value-type="time" office:time-value="PT03H27M00S" calcext:value-type="time">
            <text:p>03:27:00</text:p>
          </table:table-cell>
          <table:table-cell table:style-name="ce6" table:formula="of:=IF([.$E78];TIME([.AM78]/[.$E78];0;0);)" office:value-type="time" office:time-value="PT13H48M00S" calcext:value-type="time">
            <text:p>13:48</text:p>
          </table:table-cell>
          <table:table-cell table:style-name="ce5" table:formula="of:=TIME([.$B78]/110;0;0)" office:value-type="time" office:time-value="PT03H08M10.909090909S" calcext:value-type="time">
            <text:p>03:08:10</text:p>
          </table:table-cell>
          <table:table-cell table:style-name="ce6" table:formula="of:=IF([.$E78];TIME([.AN78]/[.$E78];0;0);)" office:value-type="time" office:time-value="PT15H10M48S" calcext:value-type="time">
            <text:p>15:10</text:p>
          </table:table-cell>
          <table:table-cell table:style-name="ce6" table:formula="of:=[.Y78]+[.Z78]" office:value-type="time" office:time-value="PT15H21M09S" calcext:value-type="time">
            <text:p>15:21</text:p>
          </table:table-cell>
          <table:table-cell table:style-name="ce6" table:formula="of:=[.AA78]+[.AB78]" office:value-type="time" office:time-value="PT16H15M12S" calcext:value-type="time">
            <text:p>16:15</text:p>
          </table:table-cell>
          <table:table-cell table:style-name="ce6" table:formula="of:=[.AC78]+[.AD78]" office:value-type="time" office:time-value="PT17H15M00S" calcext:value-type="time">
            <text:p>17:15</text:p>
          </table:table-cell>
          <table:table-cell table:style-name="ce6" table:formula="of:=[.AE78]+[.AF78]" office:value-type="time" office:time-value="PT18H18M58.909091S" calcext:value-type="time">
            <text:p>18:18</text:p>
          </table:table-cell>
          <table:table-cell table:formula="of:=[.$B78]*[.AK$26]" office:value-type="float" office:value="55.2" calcext:value-type="float">
            <text:p>55.2</text:p>
          </table:table-cell>
          <table:table-cell table:formula="of:=[.$B78]*[.AL$26]" office:value-type="float" office:value="62.1" calcext:value-type="float">
            <text:p>62.1</text:p>
          </table:table-cell>
          <table:table-cell table:formula="of:=[.$B78]*[.AM$26]" office:value-type="float" office:value="69" calcext:value-type="float">
            <text:p>69</text:p>
          </table:table-cell>
          <table:table-cell table:formula="of:=[.$B78]*[.AN$26]" office:value-type="float" office:value="75.9" calcext:value-type="float">
            <text:p>75.9</text:p>
          </table:table-cell>
          <table:table-cell table:number-columns-repeated="98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date-style style:name="N110">
      <number:day-of-week/>
    </number:date-style>
    <number:date-style style:name="N111">
      <number:day-of-week/>
      <number:text>, </number:text>
      <number:day/>
    </number:date-style>
    <number:time-style style:name="N112P0" style:volatile="true">
      <number:hours number:style="long"/>
      <number:text>:</number:text>
      <number:minutes number:style="long"/>
    </number:time-style>
    <number:time-style style:name="N112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12P0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2:58:33.902047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9:21.491370458</meta:creation-date>
    <dc:date>2021-05-26T09:19:05.827040957</dc:date>
    <meta:editing-duration>P24DT1H21M41S</meta:editing-duration>
    <meta:editing-cycles>44</meta:editing-cycles>
    <meta:generator>LibreOffice/7.0.4.2$Linux_X86_64 LibreOffice_project/00$Build-2</meta:generator>
    <meta:document-statistic meta:table-count="1" meta:cell-count="1766" meta:object-count="0"/>
  </office:meta>
</office:document-meta>
</file>